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Lucida Console', monospace"/>
    <style:font-face style:name="Open Sans" svg:font-family="'Open Sans', Helvetica, Arial, Verdana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331a" officeooo:paragraph-rsid="000f331a"/>
    </style:style>
    <style:style style:name="P2" style:family="paragraph" style:parent-style-name="Standard">
      <style:text-properties officeooo:rsid="0011135c" officeooo:paragraph-rsid="0011135c"/>
    </style:style>
    <style:style style:name="P3" style:family="paragraph" style:parent-style-name="Standard">
      <style:text-properties officeooo:rsid="00127bbe" officeooo:paragraph-rsid="00127bbe"/>
    </style:style>
    <style:style style:name="P4" style:family="paragraph" style:parent-style-name="Standard">
      <style:text-properties fo:font-weight="bold" officeooo:rsid="0015a7ab" officeooo:paragraph-rsid="0018b8e9" style:font-weight-asian="bold" style:font-weight-complex="bold"/>
    </style:style>
    <style:style style:name="P5" style:family="paragraph" style:parent-style-name="Standard">
      <style:text-properties fo:font-weight="bold" officeooo:rsid="000f331a" officeooo:paragraph-rsid="000f331a" style:font-weight-asian="bold" style:font-weight-complex="bold"/>
    </style:style>
    <style:style style:name="P6" style:family="paragraph" style:parent-style-name="Standard">
      <style:text-properties fo:font-weight="bold" officeooo:rsid="001aa84d" officeooo:paragraph-rsid="001aa84d" style:font-weight-asian="bold" style:font-weight-complex="bold"/>
    </style:style>
    <style:style style:name="P7" style:family="paragraph" style:parent-style-name="Standard">
      <style:text-properties fo:font-weight="bold" officeooo:rsid="001aca70" officeooo:paragraph-rsid="001aca70" style:font-weight-asian="bold" style:font-weight-complex="bold"/>
    </style:style>
    <style:style style:name="P8" style:family="paragraph" style:parent-style-name="Standard">
      <style:text-properties fo:font-weight="bold" officeooo:rsid="001c7688" officeooo:paragraph-rsid="001c7688" style:font-weight-asian="bold" style:font-weight-complex="bold"/>
    </style:style>
    <style:style style:name="P9" style:family="paragraph" style:parent-style-name="Standard">
      <style:text-properties fo:font-weight="bold" officeooo:rsid="001e8153" officeooo:paragraph-rsid="001e8153" style:font-weight-asian="bold" style:font-weight-complex="bold"/>
    </style:style>
    <style:style style:name="P10" style:family="paragraph" style:parent-style-name="Standard">
      <style:text-properties fo:font-weight="bold" officeooo:rsid="00297b73" officeooo:paragraph-rsid="00297b73" style:font-weight-asian="bold" style:font-weight-complex="bold"/>
    </style:style>
    <style:style style:name="P11" style:family="paragraph" style:parent-style-name="Standard">
      <style:text-properties fo:font-weight="bold" officeooo:rsid="002aeacb" officeooo:paragraph-rsid="002c4a5a" style:font-weight-asian="bold" style:font-weight-complex="bold"/>
    </style:style>
    <style:style style:name="P12" style:family="paragraph" style:parent-style-name="Standard">
      <style:text-properties fo:font-weight="bold" officeooo:rsid="002fb465" officeooo:paragraph-rsid="002fb465" style:font-weight-asian="bold" style:font-weight-complex="bold"/>
    </style:style>
    <style:style style:name="P13" style:family="paragraph" style:parent-style-name="Standard">
      <style:text-properties fo:font-weight="bold" officeooo:rsid="003a6586" officeooo:paragraph-rsid="003a6586" style:font-weight-asian="bold" style:font-weight-complex="bold"/>
    </style:style>
    <style:style style:name="P14" style:family="paragraph" style:parent-style-name="Standard">
      <style:text-properties officeooo:rsid="001aa84d" officeooo:paragraph-rsid="001aa84d"/>
    </style:style>
    <style:style style:name="P15" style:family="paragraph" style:parent-style-name="Standard">
      <style:text-properties officeooo:rsid="001aca70" officeooo:paragraph-rsid="001aca70"/>
    </style:style>
    <style:style style:name="P16" style:family="paragraph" style:parent-style-name="Standard">
      <style:text-properties officeooo:rsid="001c7688" officeooo:paragraph-rsid="001c7688"/>
    </style:style>
    <style:style style:name="P17" style:family="paragraph" style:parent-style-name="Standard">
      <style:text-properties officeooo:rsid="001dd90c" officeooo:paragraph-rsid="001dd90c"/>
    </style:style>
    <style:style style:name="P18" style:family="paragraph" style:parent-style-name="Standard">
      <style:text-properties officeooo:paragraph-rsid="001dd90c"/>
    </style:style>
    <style:style style:name="P19" style:family="paragraph" style:parent-style-name="Standard">
      <style:text-properties officeooo:rsid="001e8153" officeooo:paragraph-rsid="001e8153"/>
    </style:style>
    <style:style style:name="P20" style:family="paragraph" style:parent-style-name="Standard">
      <style:text-properties style:text-underline-style="none" officeooo:rsid="001e8153" officeooo:paragraph-rsid="0020128d"/>
    </style:style>
    <style:style style:name="P21" style:family="paragraph" style:parent-style-name="Standard">
      <style:text-properties style:text-underline-style="none" officeooo:rsid="0020128d" officeooo:paragraph-rsid="0020128d"/>
    </style:style>
    <style:style style:name="P22" style:family="paragraph" style:parent-style-name="Standard">
      <style:text-properties style:text-underline-style="none" fo:font-weight="bold" officeooo:rsid="001e8153" officeooo:paragraph-rsid="0020128d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24eee7" officeooo:paragraph-rsid="0024eee7" style:font-weight-asian="bold" style:font-weight-complex="bold"/>
    </style:style>
    <style:style style:name="P24" style:family="paragraph" style:parent-style-name="Standard">
      <style:text-properties style:text-underline-style="none" officeooo:rsid="00245362" officeooo:paragraph-rsid="00245362"/>
    </style:style>
    <style:style style:name="P25" style:family="paragraph" style:parent-style-name="Standard">
      <style:text-properties style:text-underline-style="none" officeooo:rsid="0024eee7" officeooo:paragraph-rsid="0024eee7"/>
    </style:style>
    <style:style style:name="P26" style:family="paragraph" style:parent-style-name="Standard">
      <style:text-properties style:text-underline-style="none" officeooo:rsid="002fb465" officeooo:paragraph-rsid="002fb465"/>
    </style:style>
    <style:style style:name="P27" style:family="paragraph" style:parent-style-name="Standard">
      <style:text-properties style:text-underline-style="none" officeooo:rsid="00366df5" officeooo:paragraph-rsid="00366df5"/>
    </style:style>
    <style:style style:name="P28" style:family="paragraph" style:parent-style-name="Standard">
      <style:text-properties officeooo:rsid="0027ed59" officeooo:paragraph-rsid="0027ed59"/>
    </style:style>
    <style:style style:name="P29" style:family="paragraph" style:parent-style-name="Standard">
      <style:text-properties officeooo:rsid="002aeacb" officeooo:paragraph-rsid="002c4a5a"/>
    </style:style>
    <style:style style:name="P30" style:family="paragraph" style:parent-style-name="Standard">
      <style:text-properties officeooo:rsid="002fb465" officeooo:paragraph-rsid="002fb465"/>
    </style:style>
    <style:style style:name="P31" style:family="paragraph" style:parent-style-name="Standard">
      <style:text-properties fo:color="#000000" style:font-name="Monospace" fo:font-size="10pt" style:text-underline-style="none" officeooo:rsid="001e8153" officeooo:paragraph-rsid="001e8153" style:font-size-asian="10pt"/>
    </style:style>
    <style:style style:name="P32" style:family="paragraph" style:parent-style-name="Standard">
      <style:text-properties fo:color="#000000" style:font-name="Monospace" fo:font-size="10pt" style:text-underline-style="none" officeooo:rsid="001e8153" officeooo:paragraph-rsid="0020128d" style:font-size-asian="10pt"/>
    </style:style>
    <style:style style:name="P33" style:family="paragraph" style:parent-style-name="Standard">
      <style:text-properties fo:color="#000000" style:font-name="Monospace" fo:font-size="10pt" style:text-underline-style="none" officeooo:rsid="0020128d" officeooo:paragraph-rsid="0020128d" style:font-size-asian="10pt"/>
    </style:style>
    <style:style style:name="P34" style:family="paragraph" style:parent-style-name="Standard">
      <style:text-properties fo:color="#000000" style:font-name="Monospace" fo:font-size="10pt" style:text-underline-style="none" officeooo:rsid="0021a976" officeooo:paragraph-rsid="0020128d" style:font-size-asian="10pt"/>
    </style:style>
    <style:style style:name="P35" style:family="paragraph" style:parent-style-name="Standard">
      <style:text-properties fo:color="#000000" style:font-name="Monospace" fo:font-size="10pt" style:text-underline-style="none" officeooo:rsid="00366df5" officeooo:paragraph-rsid="00366df5" style:font-size-asian="10pt"/>
    </style:style>
    <style:style style:name="P36" style:family="paragraph" style:parent-style-name="Standard">
      <style:text-properties fo:color="#000000" style:font-name="Monospace" fo:font-size="10pt" style:text-underline-style="none" fo:font-weight="bold" officeooo:rsid="0027ed59" officeooo:paragraph-rsid="0027ed59" style:font-size-asian="10pt" style:font-weight-asian="bold" style:font-weight-complex="bold"/>
    </style:style>
    <style:style style:name="P37" style:family="paragraph" style:parent-style-name="Standard">
      <style:text-properties fo:color="#000000" style:font-name="Monospace" fo:font-size="10pt" style:text-underline-style="solid" style:text-underline-width="auto" style:text-underline-color="font-color" officeooo:rsid="001e8153" officeooo:paragraph-rsid="001e8153" style:font-size-asian="10pt"/>
    </style:style>
    <style:style style:name="P38" style:family="paragraph" style:parent-style-name="Standard">
      <style:text-properties style:use-window-font-color="true" style:font-name="Monospace" fo:font-size="10pt" officeooo:rsid="002fb465" officeooo:paragraph-rsid="002fb465" style:font-size-asian="10pt"/>
    </style:style>
    <style:style style:name="P39" style:family="paragraph" style:parent-style-name="Standard">
      <style:text-properties style:use-window-font-color="true" style:font-name="Monospace" fo:font-size="10pt" fo:font-weight="bold" officeooo:rsid="002fb465" officeooo:paragraph-rsid="002fb465" style:font-size-asian="10pt" style:font-weight-asian="bold" style:font-weight-complex="bold"/>
    </style:style>
    <style:style style:name="P40" style:family="paragraph" style:parent-style-name="Standard">
      <style:text-properties officeooo:rsid="0015a7ab" officeooo:paragraph-rsid="0015a7ab"/>
    </style:style>
    <style:style style:name="P41" style:family="paragraph" style:parent-style-name="Standard">
      <style:text-properties officeooo:rsid="00371980" officeooo:paragraph-rsid="00371980"/>
    </style:style>
    <style:style style:name="P42" style:family="paragraph" style:parent-style-name="Standard">
      <style:text-properties officeooo:rsid="003a6586" officeooo:paragraph-rsid="003a6586"/>
    </style:style>
    <style:style style:name="P43" style:family="paragraph" style:parent-style-name="Standard">
      <style:text-properties officeooo:rsid="003e338c" officeooo:paragraph-rsid="003e338c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64e51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7efdc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3a6586" officeooo:paragraph-rsid="0047d9c1" style:font-weight-asian="bold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4afc07" officeooo:paragraph-rsid="00501f53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4e8008" officeooo:paragraph-rsid="00501f53" style:font-weight-asian="bold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e8a601" officeooo:paragraph-rsid="00ed3153" style:font-weight-asian="bold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563efb" officeooo:paragraph-rsid="00563efb" style:font-size-asian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58153e" officeooo:paragraph-rsid="0058153e" style:font-size-asian="10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5a0051" officeooo:paragraph-rsid="005a0051" style:font-size-asian="10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b7efdc" officeooo:paragraph-rsid="00b7efdc" style:font-size-asian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c56f85" officeooo:paragraph-rsid="00c56f85" style:font-size-asian="10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ed3153" officeooo:paragraph-rsid="00ed3153" style:font-size-asian="10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rsid="004afc07" officeooo:paragraph-rsid="004afc07" style:font-size-asian="10pt" style:font-weight-asian="bold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rsid="004cc8ab" officeooo:paragraph-rsid="004cc8ab" style:font-size-asian="10pt" style:font-weight-asian="bold" style:font-weight-complex="bold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rsid="00563efb" officeooo:paragraph-rsid="00563efb" style:font-size-asian="10pt" style:font-weight-asian="bold" style:font-weight-complex="bold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rsid="0058153e" officeooo:paragraph-rsid="0058153e" style:font-size-asian="10pt" style:font-weight-asian="bold" style:font-weight-complex="bold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rsid="005a0051" officeooo:paragraph-rsid="005a0051" style:font-size-asian="10pt" style:font-weight-asian="bold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rsid="005e1f0d" officeooo:paragraph-rsid="005e1f0d" style:font-size-asian="10pt" style:font-weight-asian="bold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rsid="00ed3153" officeooo:paragraph-rsid="00ed3153" style:font-size-asian="10pt" style:font-weight-asian="bold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rsid="005cf6a7" officeooo:paragraph-rsid="005cf6a7" style:font-size-asian="10pt" style:font-weight-asian="normal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rsid="005d7816" officeooo:paragraph-rsid="005d7816" style:font-size-asian="10pt" style:font-weight-asian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rsid="005e1f0d" officeooo:paragraph-rsid="005e1f0d" style:font-size-asian="10pt" style:font-weight-asian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afc07" officeooo:paragraph-rsid="004afc07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afc07" officeooo:paragraph-rsid="004b30c8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e8008" officeooo:paragraph-rsid="004e8008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563efb" officeooo:paragraph-rsid="00563efb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b7efdc" officeooo:paragraph-rsid="00b7efdc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ed3153" officeooo:paragraph-rsid="00ed3153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style:font-name="Monospace" fo:font-size="10pt" fo:background-color="transparent" style:font-size-asian="10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fo:background-color="transparent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fo:color="#000000" style:font-name="Monospace" fo:font-size="10pt" fo:background-color="transparent" style:font-size-asian="10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fo:color="#000000" style:font-name="Monospace" fo:font-size="10pt" style:font-size-asian="10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fo:background-color="#e6e6ff">
        <style:background-image/>
      </style:paragraph-properties>
      <style:text-properties officeooo:rsid="008d5302" officeooo:paragraph-rsid="008d5302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fo:background-color="transparen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officeooo:paragraph-rsid="0041a006" fo:background-color="transparent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fo:color="#000000" style:font-name="Monospace" fo:font-size="10pt" fo:background-color="transparent" style:font-size-asian="10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4afc07" officeooo:paragraph-rsid="004b30c8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paragraph-rsid="0051fbf1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paragraph-rsid="002aeacb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paragraph-rsid="0086eef7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paragraph-rsid="00b7efdc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paragraph-rsid="00f20666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paragraph-rsid="010b54a2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4e8008" officeooo:paragraph-rsid="004e8008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4e8008" officeooo:paragraph-rsid="00563efb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style:font-name="Monospace" fo:font-size="10pt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color="#000000" style:font-name="Monospace" fo:font-size="10pt" style:font-size-asian="10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color="#000000" style:font-name="Monospace" fo:font-size="10pt" officeooo:paragraph-rsid="002aeacb" style:font-size-asian="10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color="#000000" style:font-name="Monospace" fo:font-size="10pt" officeooo:paragraph-rsid="0086eef7" style:font-size-asian="10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color="#000000" style:font-name="Monospace" fo:font-size="10pt" officeooo:paragraph-rsid="00ddb5cb" style:font-size-asian="10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color="#000000" style:font-name="Monospace" fo:font-size="10pt" officeooo:paragraph-rsid="00f20666" style:font-size-asian="10pt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color="#000000" style:font-name="Monospace" fo:font-size="10pt" officeooo:rsid="004e8008" officeooo:paragraph-rsid="004e8008" style:font-size-asian="10pt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color="#000000" style:font-name="Monospace" fo:font-size="10pt" officeooo:rsid="0064eadf" style:font-size-asian="10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color="#000000" style:font-name="Monospace" fo:font-size="10pt" officeooo:rsid="00b7efdc" officeooo:paragraph-rsid="00b7efdc" style:font-size-asian="10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color="#000000" style:font-name="Monospace" fo:font-size="10pt" fo:font-weight="normal" officeooo:rsid="005e1f0d" officeooo:paragraph-rsid="005e1f0d" style:font-size-asian="10pt" style:font-weight-asian="normal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background-color="#ffff00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color="#3f7f5f" style:font-name="Monospace" fo:font-size="10pt" style:font-size-asian="10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color="#3f7f5f" style:font-name="Monospace" fo:font-size="10pt" officeooo:rsid="00a09cf5" officeooo:paragraph-rsid="00a09cf5" style:font-size-asian="10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color="#3f7f5f" style:font-name="Monospace" fo:font-size="10pt" officeooo:rsid="00a40e6b" officeooo:paragraph-rsid="00a40e6b" style:font-size-asian="10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65b520" officeooo:paragraph-rsid="0065b520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710025" officeooo:paragraph-rsid="00710025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712459" officeooo:paragraph-rsid="00712459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7f9a94" officeooo:paragraph-rsid="007f9a94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78e36d" officeooo:paragraph-rsid="0078e36d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8d5302" officeooo:paragraph-rsid="008d5302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97cd15" officeooo:paragraph-rsid="0097cd15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9d09e6" officeooo:paragraph-rsid="009d09e6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a40e6b" officeooo:paragraph-rsid="00a40e6b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a8759d" officeooo:paragraph-rsid="00a8759d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a7aec1" officeooo:paragraph-rsid="00a7aec1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a5edc6" officeooo:paragraph-rsid="00a5edc6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ac1095" officeooo:paragraph-rsid="00ac1095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aec596" officeooo:paragraph-rsid="00aec596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b7efdc" officeooo:paragraph-rsid="00b7efdc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c313fc" officeooo:paragraph-rsid="00c313fc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c56f85" officeooo:paragraph-rsid="00c56f85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c3e3ce" officeooo:paragraph-rsid="00c3e3ce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c97aed" officeooo:paragraph-rsid="00c97aed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font-weight="bold" officeooo:rsid="00e8a601" officeooo:paragraph-rsid="00e8a601" style:font-weight-asian="bold" style:font-weight-complex="bold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e433f6" officeooo:paragraph-rsid="00e433f6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fc4321" officeooo:paragraph-rsid="00fc4321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1026268" officeooo:paragraph-rsid="01026268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0fe9be1" officeooo:paragraph-rsid="00fe9be1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10723b1" officeooo:paragraph-rsid="010723b1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10b54a2" officeooo:paragraph-rsid="010b54a2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officeooo:rsid="011143c8" officeooo:paragraph-rsid="011143c8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 fo:background-color="#ffffcc">
        <style:background-image/>
      </style:paragraph-properties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 fo:background-color="#ffffcc">
        <style:background-image/>
      </style:paragraph-properties>
      <style:text-properties fo:color="#000000" style:font-name="Monospace" fo:font-size="10pt" style:font-size-asian="10pt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 fo:background-color="#ffffcc">
        <style:background-image/>
      </style:paragraph-properties>
      <style:text-properties fo:color="#000000" style:font-name="Monospace" fo:font-size="10pt" officeooo:paragraph-rsid="0051fbf1" style:font-size-asian="10pt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 fo:background-color="#ffffcc">
        <style:background-image/>
      </style:paragraph-properties>
      <style:text-properties officeooo:rsid="007f9a94" officeooo:paragraph-rsid="007f9a94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fo:font-weight="normal" officeooo:rsid="005e1f0d" officeooo:paragraph-rsid="005e1f0d" style:font-size-asian="10pt" style:font-weight-asian="normal" style:font-weight-complex="normal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fo:font-weight="normal" officeooo:rsid="0065b520" officeooo:paragraph-rsid="0065b520" style:font-size-asian="10pt" style:font-weight-asian="normal" style:font-weight-complex="normal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fo:font-weight="bold" officeooo:rsid="0063c715" officeooo:paragraph-rsid="0063c715" style:font-size-asian="10pt" style:font-weight-asian="bold" style:font-weight-complex="bold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fo:font-weight="bold" officeooo:rsid="00ef22fc" officeooo:paragraph-rsid="00f04ff5" style:font-size-asian="10pt" style:font-weight-asian="bold" style:font-weight-complex="bold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65b520" officeooo:paragraph-rsid="0065b520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65b520" officeooo:paragraph-rsid="0065b520" style:font-weight-asian="bold" style:font-weight-complex="bold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710025" officeooo:paragraph-rsid="00710025" style:font-weight-asian="bold" style:font-weight-complex="bold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712459" officeooo:paragraph-rsid="00712459" style:font-weight-asian="bold" style:font-weight-complex="bold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78e36d" officeooo:paragraph-rsid="0078e36d" style:font-weight-asian="bold" style:font-weight-complex="bold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8d5302" officeooo:paragraph-rsid="008d5302" style:font-weight-asian="bold" style:font-weight-complex="bold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97cd15" officeooo:paragraph-rsid="0097cd15" style:font-weight-asian="bold" style:font-weight-complex="bold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9554fb" officeooo:paragraph-rsid="009554fb" style:font-weight-asian="bold" style:font-weight-complex="bold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9d09e6" officeooo:paragraph-rsid="009d09e6" style:font-weight-asian="bold" style:font-weight-complex="bold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ae6a12" officeooo:paragraph-rsid="00ae6a12" style:font-weight-asian="bold" style:font-weight-complex="bold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bcc5a8" officeooo:paragraph-rsid="00bcc5a8" style:font-weight-asian="bold" style:font-weight-complex="bold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c10aa4" officeooo:paragraph-rsid="00c10aa4" style:font-weight-asian="bold" style:font-weight-complex="bold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deea10" officeooo:paragraph-rsid="00deea10" style:font-weight-asian="bold" style:font-weight-complex="bold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e433f6" officeooo:paragraph-rsid="00e433f6" style:font-weight-asian="bold" style:font-weight-complex="bold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e8a601" officeooo:paragraph-rsid="00e8a601" style:font-weight-asian="bold" style:font-weight-complex="bold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e8a601" officeooo:paragraph-rsid="00ea3955" style:font-weight-asian="bold" style:font-weight-complex="bold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ef22fc" officeooo:paragraph-rsid="00f04ff5" style:font-weight-asian="bold" style:font-weight-complex="bold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c97aed" officeooo:paragraph-rsid="00c97aed" style:font-weight-asian="bold" style:font-weight-complex="bold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0f84cf9" officeooo:paragraph-rsid="00f84cf9" style:font-weight-asian="bold" style:font-weight-complex="bold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1026268" officeooo:paragraph-rsid="01026268" style:font-weight-asian="bold" style:font-weight-complex="bold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1023f6e" officeooo:paragraph-rsid="01023f6e" style:font-weight-asian="bold" style:font-weight-complex="bold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108826b" officeooo:paragraph-rsid="0108826b" style:font-weight-asian="bold" style:font-weight-complex="bold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10b54a2" officeooo:paragraph-rsid="010b54a2" style:font-weight-asian="bold" style:font-weight-complex="bold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officeooo:rsid="011143c8" officeooo:paragraph-rsid="011143c8" style:font-weight-asian="bold" style:font-weight-complex="bold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710025" officeooo:paragraph-rsid="00710025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712459" officeooo:paragraph-rsid="00712459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778455" officeooo:paragraph-rsid="00778455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7792ae" officeooo:paragraph-rsid="007792ae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78e36d" officeooo:paragraph-rsid="0078e36d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7a4a7f" officeooo:paragraph-rsid="007a4a7f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7a9f4c" officeooo:paragraph-rsid="007a9f4c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7c4329" officeooo:paragraph-rsid="007c4329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7c72cb" officeooo:paragraph-rsid="007c72cb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7f9a94" officeooo:paragraph-rsid="007f9a94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text-underline-style="solid" style:text-underline-width="auto" style:text-underline-color="font-color" fo:font-weight="bold" officeooo:rsid="007c72cb" officeooo:paragraph-rsid="007c72cb" style:font-weight-asian="bold" style:font-weight-complex="bold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8d5302" officeooo:paragraph-rsid="008d5302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97cd15" officeooo:paragraph-rsid="0097cd15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9d09e6" officeooo:paragraph-rsid="009d09e6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a40e6b" officeooo:paragraph-rsid="00a40e6b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a5edc6" officeooo:paragraph-rsid="00a5edc6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a7aec1" officeooo:paragraph-rsid="00ad6743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a8759d" officeooo:paragraph-rsid="00a8759d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ab5439" officeooo:paragraph-rsid="00ab5439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abe979" officeooo:paragraph-rsid="00abe979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ac1095" officeooo:paragraph-rsid="00ac1095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ae6a12" officeooo:paragraph-rsid="00ae6a12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aec596" officeooo:paragraph-rsid="00aec596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b23c22" officeooo:paragraph-rsid="00b23c22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b315ea" officeooo:paragraph-rsid="00b315ea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b7efdc" officeooo:paragraph-rsid="00b7efdc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bcc5a8" officeooo:paragraph-rsid="00bcc5a8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bcc5a8" officeooo:paragraph-rsid="00c2e182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bf614c" officeooo:paragraph-rsid="00bf614c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c10aa4" officeooo:paragraph-rsid="00c10aa4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c313fc" officeooo:paragraph-rsid="00c313fc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c3e3ce" officeooo:paragraph-rsid="00c3e3ce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c56f85" officeooo:paragraph-rsid="00c56f85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c8965f" officeooo:paragraph-rsid="00c8965f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c97aed" officeooo:paragraph-rsid="00c97aed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cb4a76" officeooo:paragraph-rsid="00cb4a76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cc7c50" officeooo:paragraph-rsid="00ce33e6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d0db10" officeooo:paragraph-rsid="00d0db10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d2400d" officeooo:paragraph-rsid="00d2400d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d3af99" officeooo:paragraph-rsid="00d3af99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d51713" officeooo:paragraph-rsid="00d51713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d5b5cd" officeooo:paragraph-rsid="00d5b5cd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d62ed6" officeooo:paragraph-rsid="00d62ed6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d91444" officeooo:paragraph-rsid="00d91444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deea10" officeooo:paragraph-rsid="00deea10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e0ec18" officeooo:paragraph-rsid="00e0ec18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e433f6" officeooo:paragraph-rsid="00e433f6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e7343c" officeooo:paragraph-rsid="00e7343c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ef22fc" officeooo:paragraph-rsid="00ef22fc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f84cf9" officeooo:paragraph-rsid="00f84cf9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f8de9f" officeooo:paragraph-rsid="00f8de9f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fc4321" officeooo:paragraph-rsid="00fc4321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fe9be1" officeooo:paragraph-rsid="00fe9be1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023f6e" officeooo:paragraph-rsid="01023f6e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026268" officeooo:paragraph-rsid="01026268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04ac42" officeooo:paragraph-rsid="0104ac42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05e543" officeooo:paragraph-rsid="0105e543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0723b1" officeooo:paragraph-rsid="010723b1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076185" officeooo:paragraph-rsid="01076185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0860d6" officeooo:paragraph-rsid="010860d6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0b54a2" officeooo:paragraph-rsid="010b54a2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0b54a2" officeooo:paragraph-rsid="010de190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0b54a2" officeooo:paragraph-rsid="010fa5a8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0de190" officeooo:paragraph-rsid="010de190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1143c8" officeooo:paragraph-rsid="011143c8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130c08" officeooo:paragraph-rsid="011143c8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130c08" officeooo:paragraph-rsid="01130c08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11329dd" officeooo:paragraph-rsid="011329dd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Liberation Serif" fo:font-size="12pt" officeooo:rsid="011329dd" officeooo:paragraph-rsid="011329dd" style:font-size-asian="12pt" style:font-size-complex="12pt"/>
    </style:style>
    <style:style style:name="P238" style:family="paragraph" style:parent-style-name="Text_20_body">
      <style:paragraph-properties fo:margin-left="0cm" fo:margin-right="0cm" fo:margin-top="0cm" fo:margin-bottom="0cm" style:contextual-spacing="false" fo:line-height="171%" fo:text-align="justify" style:justify-single-word="false" fo:orphans="2" fo:widows="2" fo:text-indent="0cm" style:auto-text-indent="false" fo:padding="0cm" fo:border="none"/>
    </style:style>
    <style:style style:name="P239" style:family="paragraph" style:parent-style-name="Standard">
      <style:paragraph-properties fo:background-color="#e6e6ff">
        <style:background-image/>
      </style:paragraph-properties>
      <style:text-properties officeooo:rsid="003a6586" officeooo:paragraph-rsid="003a6586" fo:background-color="transparent"/>
    </style:style>
    <style:style style:name="P240" style:family="paragraph" style:parent-style-name="Standard">
      <style:paragraph-properties fo:background-color="#cfe7f5">
        <style:background-image/>
      </style:paragraph-properties>
      <style:text-properties officeooo:rsid="003a6586" officeooo:paragraph-rsid="003a6586"/>
    </style:style>
    <style:style style:name="P241" style:family="paragraph" style:parent-style-name="Standard">
      <style:paragraph-properties fo:background-color="#cfe7f5">
        <style:background-image/>
      </style:paragraph-properties>
      <style:text-properties officeooo:paragraph-rsid="003a6586"/>
    </style:style>
    <style:style style:name="P242" style:family="paragraph" style:parent-style-name="Standard">
      <style:paragraph-properties fo:background-color="#cfe7f5">
        <style:background-image/>
      </style:paragraph-properties>
      <style:text-properties officeooo:rsid="001aca70" officeooo:paragraph-rsid="001aca70"/>
    </style:style>
    <style:style style:name="P243" style:family="paragraph" style:parent-style-name="Standard">
      <style:paragraph-properties fo:background-color="#cfe7f5">
        <style:background-image/>
      </style:paragraph-properties>
      <style:text-properties fo:color="#646464" style:font-name="Monospace" fo:font-size="10pt" style:text-underline-style="none" officeooo:rsid="00366df5" officeooo:paragraph-rsid="00366df5" style:font-size-asian="10pt"/>
    </style:style>
    <style:style style:name="P244" style:family="paragraph" style:parent-style-name="Standard">
      <style:paragraph-properties fo:background-color="#cfe7f5">
        <style:background-image/>
      </style:paragraph-properties>
      <style:text-properties fo:color="#646464" style:font-name="Monospace" fo:font-size="10pt" officeooo:rsid="001e8153" officeooo:paragraph-rsid="001e8153" style:font-size-asian="10pt"/>
    </style:style>
    <style:style style:name="P245" style:family="paragraph" style:parent-style-name="Standard">
      <style:paragraph-properties fo:background-color="#cfe7f5">
        <style:background-image/>
      </style:paragraph-properties>
      <style:text-properties fo:color="#646464" style:font-name="Monospace" fo:font-size="10pt" officeooo:rsid="00297b73" officeooo:paragraph-rsid="002aeacb" style:font-size-asian="10pt"/>
    </style:style>
    <style:style style:name="P246" style:family="paragraph" style:parent-style-name="Standard">
      <style:paragraph-properties fo:background-color="#cfe7f5">
        <style:background-image/>
      </style:paragraph-properties>
      <style:text-properties fo:color="#646464" style:font-name="Monospace" fo:font-size="10pt" officeooo:rsid="00297b73" officeooo:paragraph-rsid="00297b73" style:font-size-asian="10pt"/>
    </style:style>
    <style:style style:name="P247" style:family="paragraph" style:parent-style-name="Standard">
      <style:paragraph-properties fo:background-color="#cfe7f5">
        <style:background-image/>
      </style:paragraph-properties>
      <style:text-properties officeooo:rsid="002fb465" officeooo:paragraph-rsid="002fb465"/>
    </style:style>
    <style:style style:name="P248" style:family="paragraph" style:parent-style-name="Standard">
      <style:paragraph-properties fo:background-color="#cfe7f5">
        <style:background-image/>
      </style:paragraph-properties>
      <style:text-properties officeooo:rsid="00297b73" officeooo:paragraph-rsid="002aeacb"/>
    </style:style>
    <style:style style:name="P249" style:family="paragraph" style:parent-style-name="Standard">
      <style:paragraph-properties fo:background-color="#cfe7f5">
        <style:background-image/>
      </style:paragraph-properties>
      <style:text-properties officeooo:rsid="00297b73" officeooo:paragraph-rsid="00297b73"/>
    </style:style>
    <style:style style:name="P250" style:family="paragraph" style:parent-style-name="Standard">
      <style:paragraph-properties fo:background-color="#cfe7f5">
        <style:background-image/>
      </style:paragraph-properties>
      <style:text-properties officeooo:paragraph-rsid="00127bbe"/>
    </style:style>
    <style:style style:name="P251" style:family="paragraph" style:parent-style-name="Text_20_body">
      <style:text-properties officeooo:rsid="01149249" officeooo:paragraph-rsid="01149249"/>
    </style:style>
    <style:style style:name="P252" style:family="paragraph" style:parent-style-name="Text_20_body">
      <style:text-properties officeooo:rsid="011564a8" officeooo:paragraph-rsid="011564a8"/>
    </style:style>
    <style:style style:name="P253" style:family="paragraph" style:parent-style-name="Text_20_body">
      <style:text-properties officeooo:paragraph-rsid="011564a8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 fo:background-color="#cfe7f5">
        <style:background-image/>
      </style:paragraph-properties>
      <style:text-properties fo:color="#000000" style:font-name="Monospace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10de190" officeooo:paragraph-rsid="010de190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10f6b5a" officeooo:paragraph-rsid="010de190" style:font-size-asian="10pt"/>
    </style:style>
    <style:style style:name="P257" style:family="paragraph" style:parent-style-name="Text_20_body">
      <style:text-properties officeooo:rsid="01149249" officeooo:paragraph-rsid="01149249"/>
    </style:style>
    <style:style style:name="P258" style:family="paragraph" style:parent-style-name="Text_20_body">
      <style:text-properties officeooo:rsid="011564a8" officeooo:paragraph-rsid="011564a8"/>
    </style:style>
    <style:style style:name="P259" style:family="paragraph" style:parent-style-name="Text_20_body">
      <style:text-properties officeooo:paragraph-rsid="0117c7bc"/>
    </style:style>
    <style:style style:name="P260" style:family="paragraph" style:parent-style-name="Text_20_body" style:list-style-name="L1">
      <style:paragraph-properties fo:margin-left="1.088cm" fo:margin-right="0cm" fo:margin-top="0cm" fo:margin-bottom="0cm" style:contextual-spacing="false" fo:line-height="171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fo:padding="0cm" fo:border="none"/>
    </style:style>
    <style:style style:name="P261" style:family="paragraph" style:parent-style-name="Text_20_body">
      <style:paragraph-properties fo:margin-left="0cm" fo:margin-right="0cm" fo:margin-top="0cm" fo:margin-bottom="0cm" style:contextual-spacing="false" fo:line-height="171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.8500003814697pt" fo:letter-spacing="normal" fo:font-style="normal" fo:font-weight="normal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fo:font-weight="bold" officeooo:rsid="00127bbe" style:font-size-asian="10pt" style:font-weight-asian="bold"/>
    </style:style>
    <style:style style:name="T3" style:family="text">
      <style:text-properties fo:color="#7f0055" style:font-name="Monospace" fo:font-size="10pt" fo:font-weight="bold" officeooo:rsid="003a6586" style:font-size-asian="10pt" style:font-weight-asian="bold"/>
    </style:style>
    <style:style style:name="T4" style:family="text">
      <style:text-properties fo:color="#7f0055" style:font-name="Monospace" fo:font-size="10pt" fo:font-weight="bold" officeooo:rsid="010b54a2" style:font-size-asian="10pt" style:font-weight-asian="bold"/>
    </style:style>
    <style:style style:name="T5" style:family="text">
      <style:text-properties fo:color="#7f0055" style:font-name="Monospace" fo:font-size="10pt" fo:font-weight="bold" fo:background-color="#ffff00" loext:char-shading-value="0" style:font-size-asian="10pt" style:font-weight-asian="bold"/>
    </style:style>
    <style:style style:name="T6" style:family="text">
      <style:text-properties fo:color="#7f0055" style:font-name="Monospace" fo:font-size="10pt" fo:font-weight="bold" fo:background-color="transparent" loext:char-shading-value="0" style:font-size-asian="10pt" style:font-weight-asian="bold"/>
    </style:style>
    <style:style style:name="T7" style:family="text">
      <style:text-properties fo:color="#7f0055" style:font-name="Monospace" fo:font-size="10pt" style:font-size-asian="10pt"/>
    </style:style>
    <style:style style:name="T8" style:family="text">
      <style:text-properties fo:color="#7f0055" style:font-name="Monospace" fo:font-weight="bold" style:font-weight-asian="bold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officeooo:rsid="00127bbe" style:font-size-asian="10pt"/>
    </style:style>
    <style:style style:name="T11" style:family="text">
      <style:text-properties fo:color="#000000" style:font-name="Monospace" fo:font-size="10pt" officeooo:rsid="0020128d" style:font-size-asian="10pt"/>
    </style:style>
    <style:style style:name="T12" style:family="text">
      <style:text-properties fo:color="#000000" style:font-name="Monospace" fo:font-size="10pt" officeooo:rsid="0021a976" style:font-size-asian="10pt"/>
    </style:style>
    <style:style style:name="T13" style:family="text">
      <style:text-properties fo:color="#000000" style:font-name="Monospace" fo:font-size="10pt" officeooo:rsid="0030ebc3" style:font-size-asian="10pt"/>
    </style:style>
    <style:style style:name="T14" style:family="text">
      <style:text-properties fo:color="#000000" style:font-name="Monospace" fo:font-size="10pt" officeooo:rsid="003305d4" style:font-size-asian="10pt"/>
    </style:style>
    <style:style style:name="T15" style:family="text">
      <style:text-properties fo:color="#000000" style:font-name="Monospace" fo:font-size="10pt" officeooo:rsid="0035ad50" style:font-size-asian="10pt"/>
    </style:style>
    <style:style style:name="T16" style:family="text">
      <style:text-properties fo:color="#000000" style:font-name="Monospace" fo:font-size="10pt" officeooo:rsid="00366df5" style:font-size-asian="10pt"/>
    </style:style>
    <style:style style:name="T17" style:family="text">
      <style:text-properties fo:color="#000000" style:font-name="Monospace" fo:font-size="10pt" officeooo:rsid="0041a006" style:font-size-asian="10pt"/>
    </style:style>
    <style:style style:name="T18" style:family="text">
      <style:text-properties fo:color="#000000" style:font-name="Monospace" fo:font-size="10pt" officeooo:rsid="003a6586" style:font-size-asian="10pt"/>
    </style:style>
    <style:style style:name="T19" style:family="text">
      <style:text-properties fo:color="#000000" style:font-name="Monospace" fo:font-size="10pt" officeooo:rsid="004b30c8" style:font-size-asian="10pt"/>
    </style:style>
    <style:style style:name="T20" style:family="text">
      <style:text-properties fo:color="#000000" style:font-name="Monospace" fo:font-size="10pt" officeooo:rsid="004cc8ab" style:font-size-asian="10pt"/>
    </style:style>
    <style:style style:name="T21" style:family="text">
      <style:text-properties fo:color="#000000" style:font-name="Monospace" fo:font-size="10pt" officeooo:rsid="004afc07" style:font-size-asian="10pt"/>
    </style:style>
    <style:style style:name="T22" style:family="text">
      <style:text-properties fo:color="#000000" style:font-name="Monospace" fo:font-size="10pt" officeooo:rsid="004e8008" style:font-size-asian="10pt"/>
    </style:style>
    <style:style style:name="T23" style:family="text">
      <style:text-properties fo:color="#000000" style:font-name="Monospace" fo:font-size="10pt" officeooo:rsid="00551c04" style:font-size-asian="10pt"/>
    </style:style>
    <style:style style:name="T24" style:family="text">
      <style:text-properties fo:color="#000000" style:font-name="Monospace" fo:font-size="10pt" officeooo:rsid="00606d51" style:font-size-asian="10pt"/>
    </style:style>
    <style:style style:name="T25" style:family="text">
      <style:text-properties fo:color="#000000" style:font-name="Monospace" fo:font-size="10pt" officeooo:rsid="0064eadf" style:font-size-asian="10pt"/>
    </style:style>
    <style:style style:name="T26" style:family="text">
      <style:text-properties fo:color="#000000" style:font-name="Monospace" fo:font-size="10pt" officeooo:rsid="006530bc" style:font-size-asian="10pt"/>
    </style:style>
    <style:style style:name="T27" style:family="text">
      <style:text-properties fo:color="#000000" style:font-name="Monospace" fo:font-size="10pt" officeooo:rsid="0072b501" style:font-size-asian="10pt"/>
    </style:style>
    <style:style style:name="T28" style:family="text">
      <style:text-properties fo:color="#000000" style:font-name="Monospace" fo:font-size="10pt" officeooo:rsid="0072ea50" style:font-size-asian="10pt"/>
    </style:style>
    <style:style style:name="T29" style:family="text">
      <style:text-properties fo:color="#000000" style:font-name="Monospace" fo:font-size="10pt" officeooo:rsid="009554fb" style:font-size-asian="10pt"/>
    </style:style>
    <style:style style:name="T30" style:family="text">
      <style:text-properties fo:color="#000000" style:font-name="Monospace" fo:font-size="10pt" officeooo:rsid="00a5edc6" style:font-size-asian="10pt"/>
    </style:style>
    <style:style style:name="T31" style:family="text">
      <style:text-properties fo:color="#000000" style:font-name="Monospace" fo:font-size="10pt" officeooo:rsid="00f20666" style:font-size-asian="10pt"/>
    </style:style>
    <style:style style:name="T32" style:family="text">
      <style:text-properties fo:color="#000000" style:font-name="Monospace" fo:font-size="10pt" officeooo:rsid="010723b1" style:font-size-asian="10pt"/>
    </style:style>
    <style:style style:name="T33" style:family="text">
      <style:text-properties fo:color="#000000" style:font-name="Monospace" fo:font-size="10pt" officeooo:rsid="010b54a2" style:font-size-asian="10pt"/>
    </style:style>
    <style:style style:name="T34" style:family="text">
      <style:text-properties fo:color="#000000" style:font-name="Monospace" fo:font-size="10pt" officeooo:rsid="010c44c3" style:font-size-asian="10pt"/>
    </style:style>
    <style:style style:name="T35" style:family="text">
      <style:text-properties fo:color="#000000" style:font-name="Monospace" fo:font-size="10pt" officeooo:rsid="010de190" style:font-size-asian="10pt"/>
    </style:style>
    <style:style style:name="T36" style:family="text">
      <style:text-properties fo:color="#000000" style:font-name="Monospace" fo:font-size="10pt" officeooo:rsid="010f6b5a" style:font-size-asian="10pt"/>
    </style:style>
    <style:style style:name="T37" style:family="text">
      <style:text-properties fo:color="#000000" style:font-name="Monospace" fo:font-size="10pt" officeooo:rsid="010fa5a8" style:font-size-asian="10pt"/>
    </style:style>
    <style:style style:name="T38" style:family="text">
      <style:text-properties fo:color="#000000" style:font-name="Monospace" fo:font-size="10pt" fo:font-style="italic" style:font-size-asian="10pt" style:font-style-asian="italic"/>
    </style:style>
    <style:style style:name="T39" style:family="text">
      <style:text-properties fo:color="#000000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40" style:family="text">
      <style:text-properties fo:color="#000000" style:font-name="Monospace" fo:font-size="10pt" style:text-underline-style="none" style:font-size-asian="10pt"/>
    </style:style>
    <style:style style:name="T41" style:family="text">
      <style:text-properties fo:color="#000000" style:font-name="Monospace" fo:font-size="10pt" style:text-underline-style="none" fo:font-weight="bold" style:font-size-asian="10pt" style:font-weight-asian="bold" style:font-weight-complex="bold"/>
    </style:style>
    <style:style style:name="T42" style:family="text">
      <style:text-properties fo:color="#000000" style:font-name="Monospace" fo:font-size="10pt" fo:font-weight="bold" style:font-size-asian="10pt" style:font-weight-asian="bold" style:font-weight-complex="bold"/>
    </style:style>
    <style:style style:name="T43" style:family="text">
      <style:text-properties fo:color="#000000" style:font-name="Monospace" fo:font-size="10pt" fo:font-weight="bold" officeooo:rsid="0020128d" style:font-size-asian="10pt" style:font-weight-asian="bold" style:font-weight-complex="bold"/>
    </style:style>
    <style:style style:name="T44" style:family="text">
      <style:text-properties fo:color="#000000" style:font-name="Monospace" fo:font-size="10pt" fo:font-weight="bold" officeooo:rsid="009554fb" style:font-size-asian="10pt" style:font-weight-asian="bold" style:font-weight-complex="bold"/>
    </style:style>
    <style:style style:name="T45" style:family="text">
      <style:text-properties fo:color="#000000" style:font-name="Monospace" fo:font-size="10pt" fo:font-weight="bold" officeooo:rsid="00ad6743" style:font-size-asian="10pt" style:font-weight-asian="bold" style:font-weight-complex="bold"/>
    </style:style>
    <style:style style:name="T46" style:family="text">
      <style:text-properties fo:color="#000000" style:font-name="Monospace" fo:font-size="10pt" fo:background-color="#ffff00" loext:char-shading-value="0" style:font-size-asian="10pt"/>
    </style:style>
    <style:style style:name="T47" style:family="text">
      <style:text-properties fo:color="#000000" style:font-name="Monospace" fo:font-size="10pt" officeooo:rsid="00297b73" fo:background-color="#ffff00" loext:char-shading-value="0" style:font-size-asian="10pt"/>
    </style:style>
    <style:style style:name="T48" style:family="text">
      <style:text-properties fo:color="#000000" style:font-name="Monospace" fo:font-size="10pt" officeooo:rsid="002aeacb" fo:background-color="#ffff00" loext:char-shading-value="0" style:font-size-asian="10pt"/>
    </style:style>
    <style:style style:name="T49" style:family="text">
      <style:text-properties fo:color="#000000" style:font-name="Monospace" fo:font-size="10pt" officeooo:rsid="003338e7" fo:background-color="#ffff00" loext:char-shading-value="0" style:font-size-asian="10pt"/>
    </style:style>
    <style:style style:name="T50" style:family="text">
      <style:text-properties fo:color="#000000" style:font-name="Monospace" fo:font-size="10pt" fo:background-color="transparent" loext:char-shading-value="0" style:font-size-asian="10pt"/>
    </style:style>
    <style:style style:name="T51" style:family="text">
      <style:text-properties fo:color="#000000" style:font-name="Monospace" fo:font-size="10pt" fo:background-color="#ffff66" loext:char-shading-value="0" style:font-size-asian="10pt"/>
    </style:style>
    <style:style style:name="T52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3" style:family="text">
      <style:text-properties fo:color="#000000" style:font-name="Monospace" fo:font-size="10pt" fo:font-style="normal" style:text-underline-style="none" style:font-size-asian="10pt" style:font-style-asian="normal" style:font-style-complex="normal"/>
    </style:style>
    <style:style style:name="T54" style:family="text">
      <style:text-properties fo:color="#000000" style:text-position="super 58%" style:font-name="Monospace" fo:font-size="10pt" style:font-size-asian="10pt"/>
    </style:style>
    <style:style style:name="T55" style:family="text">
      <style:text-properties fo:color="#6a3e3e" style:font-name="Monospace" fo:font-size="10pt" style:font-size-asian="10pt"/>
    </style:style>
    <style:style style:name="T56" style:family="text">
      <style:text-properties fo:color="#6a3e3e" style:font-name="Monospace" fo:font-size="10pt" officeooo:rsid="004e8008" style:font-size-asian="10pt"/>
    </style:style>
    <style:style style:name="T57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58" style:family="text">
      <style:text-properties fo:color="#6a3e3e" style:font-name="Monospace" fo:font-size="10pt" style:text-underline-style="none" style:font-size-asian="10pt"/>
    </style:style>
    <style:style style:name="T59" style:family="text">
      <style:text-properties fo:color="#6a3e3e" style:font-name="Monospace" fo:font-size="10pt" fo:background-color="#ffff00" loext:char-shading-value="0" style:font-size-asian="10pt"/>
    </style:style>
    <style:style style:name="T60" style:family="text">
      <style:text-properties fo:color="#6a3e3e" style:font-name="Monospace" fo:font-size="10pt" fo:background-color="transparent" loext:char-shading-value="0" style:font-size-asian="10pt"/>
    </style:style>
    <style:style style:name="T61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2" style:family="text">
      <style:text-properties fo:color="#0000c0" style:font-name="Monospace" fo:font-size="10pt" fo:font-style="italic" style:text-underline-style="none" fo:font-weight="bold" style:font-size-asian="10pt" style:font-style-asian="italic" style:font-weight-asian="bold" style:font-weight-complex="bold"/>
    </style:style>
    <style:style style:name="T63" style:family="text">
      <style:text-properties fo:color="#0000c0" style:font-name="Monospace" fo:font-size="10pt" fo:font-style="italic" style:font-size-asian="10pt" style:font-style-asian="italic"/>
    </style:style>
    <style:style style:name="T64" style:family="text">
      <style:text-properties fo:color="#0000c0" style:font-name="Monospace" fo:font-size="10pt" style:font-size-asian="10pt"/>
    </style:style>
    <style:style style:name="T65" style:family="text">
      <style:text-properties fo:color="#0000c0" style:font-name="Monospace" fo:font-size="10pt" fo:font-weight="bold" style:font-size-asian="10pt" style:font-weight-asian="bold" style:font-weight-complex="bold"/>
    </style:style>
    <style:style style:name="T66" style:family="text">
      <style:text-properties fo:color="#0000c0" style:font-name="Monospace" fo:font-size="10pt" fo:font-weight="bold" officeooo:rsid="0020128d" style:font-size-asian="10pt" style:font-weight-asian="bold" style:font-weight-complex="bold"/>
    </style:style>
    <style:style style:name="T67" style:family="text">
      <style:text-properties fo:color="#2a00ff" style:font-name="Monospace" fo:font-size="10pt" style:font-size-asian="10pt"/>
    </style:style>
    <style:style style:name="T68" style:family="text">
      <style:text-properties fo:color="#2a00ff" style:font-name="Monospace" fo:font-size="10pt" style:text-underline-style="none" fo:font-weight="bold" style:font-size-asian="10pt" style:font-weight-asian="bold" style:font-weight-complex="bold"/>
    </style:style>
    <style:style style:name="T69" style:family="text">
      <style:text-properties fo:color="#3f7f5f" style:font-name="Monospace" fo:font-size="10pt" style:font-size-asian="10pt"/>
    </style:style>
    <style:style style:name="T7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71" style:family="text">
      <style:text-properties fo:color="#3f7f5f" style:font-name="Monospace" fo:font-size="10pt" style:text-underline-style="solid" style:text-underline-width="auto" style:text-underline-color="font-color" officeooo:rsid="00164e51" style:font-size-asian="10pt"/>
    </style:style>
    <style:style style:name="T72" style:family="text">
      <style:text-properties officeooo:rsid="0015a7ab"/>
    </style:style>
    <style:style style:name="T73" style:family="text">
      <style:text-properties officeooo:rsid="001aa84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24eee7" style:font-weight-asian="bold" style:font-weight-complex="bold"/>
    </style:style>
    <style:style style:name="T76" style:family="text">
      <style:text-properties fo:font-weight="bold" officeooo:rsid="0041c586" style:font-weight-asian="bold" style:font-weight-complex="bold"/>
    </style:style>
    <style:style style:name="T77" style:family="text">
      <style:text-properties fo:font-weight="bold" officeooo:rsid="006c913f" style:font-weight-asian="bold" style:font-weight-complex="bold"/>
    </style:style>
    <style:style style:name="T78" style:family="text">
      <style:text-properties fo:font-weight="bold" officeooo:rsid="006e9413" style:font-weight-asian="bold" style:font-weight-complex="bold"/>
    </style:style>
    <style:style style:name="T79" style:family="text">
      <style:text-properties fo:font-weight="bold" officeooo:rsid="006ea4e4" style:font-weight-asian="bold" style:font-weight-complex="bold"/>
    </style:style>
    <style:style style:name="T80" style:family="text">
      <style:text-properties fo:font-weight="bold" officeooo:rsid="00707e7c" style:font-weight-asian="bold" style:font-weight-complex="bold"/>
    </style:style>
    <style:style style:name="T81" style:family="text">
      <style:text-properties fo:font-weight="bold" officeooo:rsid="009b41ac" style:font-weight-asian="bold" style:font-weight-complex="bold"/>
    </style:style>
    <style:style style:name="T82" style:family="text">
      <style:text-properties fo:font-weight="bold" officeooo:rsid="009b80d0" style:font-weight-asian="bold" style:font-weight-complex="bold"/>
    </style:style>
    <style:style style:name="T83" style:family="text">
      <style:text-properties fo:font-weight="bold" officeooo:rsid="00ad6743" style:font-weight-asian="bold" style:font-weight-complex="bold"/>
    </style:style>
    <style:style style:name="T84" style:family="text">
      <style:text-properties officeooo:rsid="001dd90c"/>
    </style:style>
    <style:style style:name="T85" style:family="text">
      <style:text-properties fo:color="#646464" style:font-name="Monospace" fo:font-size="10pt" style:font-size-asian="10pt"/>
    </style:style>
    <style:style style:name="T86" style:family="text">
      <style:text-properties fo:color="#646464" style:font-name="Monospace" fo:font-size="10pt" officeooo:rsid="00297b73" style:font-size-asian="10pt"/>
    </style:style>
    <style:style style:name="T87" style:family="text">
      <style:text-properties officeooo:rsid="002aeacb"/>
    </style:style>
    <style:style style:name="T88" style:family="text">
      <style:text-properties style:use-window-font-color="true" style:font-name="Monospace" fo:font-size="10pt" style:font-size-asian="10pt"/>
    </style:style>
    <style:style style:name="T89" style:family="text">
      <style:text-properties style:use-window-font-color="true" style:font-name="Monospace" fo:font-size="10pt" officeooo:rsid="002c4a5a" style:font-size-asian="10pt"/>
    </style:style>
    <style:style style:name="T90" style:family="text">
      <style:text-properties style:use-window-font-color="true" style:font-name="Monospace" fo:font-size="10pt" officeooo:rsid="002e39a0" style:font-size-asian="10pt"/>
    </style:style>
    <style:style style:name="T91" style:family="text">
      <style:text-properties fo:color="#dd4814" style:font-name="Monospace" fo:font-size="10pt" fo:font-weight="bold" style:font-size-asian="10pt" style:font-weight-asian="bold" style:font-weight-complex="bold"/>
    </style:style>
    <style:style style:name="T92" style:family="text">
      <style:text-properties fo:color="#dd4814" style:font-name="Monospace" fo:font-size="10pt" fo:font-weight="bold" officeooo:rsid="003338e7" fo:background-color="#ffff00" loext:char-shading-value="0" style:font-size-asian="10pt" style:font-weight-asian="bold" style:font-weight-complex="bold"/>
    </style:style>
    <style:style style:name="T93" style:family="text">
      <style:text-properties officeooo:rsid="003a6586"/>
    </style:style>
    <style:style style:name="T94" style:family="text">
      <style:text-properties officeooo:rsid="0044ab47"/>
    </style:style>
    <style:style style:name="T95" style:family="text">
      <style:text-properties officeooo:rsid="005bdb62"/>
    </style:style>
    <style:style style:name="T96" style:family="text">
      <style:text-properties style:font-name="Monospace"/>
    </style:style>
    <style:style style:name="T97" style:family="text">
      <style:text-properties fo:color="#7f9fbf" style:font-name="Monospace" fo:font-size="10pt" fo:font-weight="bold" style:font-size-asian="10pt" style:font-weight-asian="bold"/>
    </style:style>
    <style:style style:name="T98" style:family="text">
      <style:text-properties officeooo:rsid="00695981"/>
    </style:style>
    <style:style style:name="T99" style:family="text">
      <style:text-properties officeooo:rsid="006b4a25"/>
    </style:style>
    <style:style style:name="T100" style:family="text">
      <style:text-properties officeooo:rsid="006c913f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ea3955" style:font-weight-asian="normal" style:font-weight-complex="normal"/>
    </style:style>
    <style:style style:name="T103" style:family="text">
      <style:text-properties fo:font-weight="normal" officeooo:rsid="00ebb1a6" style:font-weight-asian="normal" style:font-weight-complex="normal"/>
    </style:style>
    <style:style style:name="T104" style:family="text">
      <style:text-properties officeooo:rsid="007e2cf6"/>
    </style:style>
    <style:style style:name="T105" style:family="text">
      <style:text-properties officeooo:rsid="00811fb1"/>
    </style:style>
    <style:style style:name="T106" style:family="text">
      <style:text-properties officeooo:rsid="00a09cf5"/>
    </style:style>
    <style:style style:name="T107" style:family="text">
      <style:text-properties officeooo:rsid="00a235e1"/>
    </style:style>
    <style:style style:name="T108" style:family="text">
      <style:text-properties officeooo:rsid="00a7aec1"/>
    </style:style>
    <style:style style:name="T109" style:family="text">
      <style:text-properties officeooo:rsid="00ad2be6"/>
    </style:style>
    <style:style style:name="T110" style:family="text">
      <style:text-properties officeooo:rsid="00b3a316"/>
    </style:style>
    <style:style style:name="T111" style:family="text">
      <style:text-properties officeooo:rsid="00bbc57b"/>
    </style:style>
    <style:style style:name="T112" style:family="text">
      <style:text-properties officeooo:rsid="00bdb3bb"/>
    </style:style>
    <style:style style:name="T113" style:family="text">
      <style:text-properties officeooo:rsid="00c2e182"/>
    </style:style>
    <style:style style:name="T114" style:family="text">
      <style:text-properties officeooo:rsid="00c704e2"/>
    </style:style>
    <style:style style:name="T115" style:family="text">
      <style:text-properties officeooo:rsid="00cd3ffd"/>
    </style:style>
    <style:style style:name="T116" style:family="text">
      <style:text-properties officeooo:rsid="00d51713"/>
    </style:style>
    <style:style style:name="T117" style:family="text">
      <style:text-properties officeooo:rsid="00d62ed6"/>
    </style:style>
    <style:style style:name="T118" style:family="text">
      <style:text-properties officeooo:rsid="00f20666"/>
    </style:style>
    <style:style style:name="T119" style:family="text">
      <style:text-properties officeooo:rsid="01007f61"/>
    </style:style>
    <style:style style:name="T120" style:family="text">
      <style:text-properties officeooo:rsid="0104648d"/>
    </style:style>
    <style:style style:name="T121" style:family="text">
      <style:text-properties officeooo:rsid="0108826b"/>
    </style:style>
    <style:style style:name="T122" style:family="text">
      <style:text-properties fo:font-variant="normal" fo:text-transform="none" fo:color="#000000" style:font-name="Consolas" fo:font-size="10.3000001907349pt" fo:letter-spacing="normal" fo:font-style="normal" fo:font-weight="normal" officeooo:rsid="011564a8" fo:padding="0cm" fo:border="none"/>
    </style:style>
    <style:style style:name="T1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fo:padding="0cm" fo:border="none"/>
    </style:style>
    <style:style style:name="T124" style:family="text">
      <style:text-properties officeooo:rsid="011564a8"/>
    </style:style>
    <style:style style:name="T125" style:family="text">
      <style:text-properties officeooo:rsid="0117b383"/>
    </style:style>
    <style:style style:name="T126" style:family="text">
      <style:text-properties officeooo:rsid="0117c7bc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<text:span text:style-name="T73">Lambda Expression,</text:span></text:p>
      <text:p text:style-name="P5">2. <text:span text:style-name="T73">Functional Interface,</text:span></text:p>
      <text:p text:style-name="P5">3. <text:span text:style-name="T73">Default methods and static methods,</text:span></text:p>
      <text:p text:style-name="P5"><text:span text:style-name="T73">4</text:span>. <text:span text:style-name="T73">Predefined Functional Interfaces</text:span></text:p>
      <text:p text:style-name="P5"><text:tab/><text:span text:style-name="T73">Predicate,</text:span></text:p>
      <text:p text:style-name="P5"><text:tab/><text:span text:style-name="T73">Function,</text:span></text:p>
      <text:p text:style-name="P5"><text:tab/><text:span text:style-name="T73">Consumer,</text:span></text:p>
      <text:p text:style-name="P5"><text:tab/><text:span text:style-name="T73">Supplier,</text:span></text:p>
      <text:p text:style-name="P5"><text:tab/><text:span text:style-name="T73">etc,</text:span></text:p>
      <text:p text:style-name="P6">5. Double colon Operator (::)</text:p>
      <text:p text:style-name="P6"><text:tab/>Method reference,</text:p>
      <text:p text:style-name="P6"><text:tab/>Constructor reference,</text:p>
      <text:p text:style-name="P6">6. Streams,</text:p>
      <text:p text:style-name="P6">7. Date and Time API,</text:p>
      <text:p text:style-name="P6">8. Optional Class,</text:p>
      <text:p text:style-name="P6">9. Nashron JavaScript Engine etc,</text:p>
      <text:p text:style-name="P14"/>
      <text:p text:style-name="P1"/>
      <text:p text:style-name="P1"/>
      <text:p text:style-name="P2">Basic use case of Java8 API improve the performance and reduce code length or avoid boilerplate code .</text:p>
      <text:p text:style-name="P3"><text:span text:style-name="T74">Example</text:span> <text:s/></text:p>
      <text:p text:style-name="P40">Function <text:s text:c="2"/>lembda function example</text:p>
      <text:p text:style-name="P41"><text:span text:style-name="T74">Note:-</text:span> Lembad expression allow only functional interface not other or interface</text:p>
      <text:p text:style-name="P3"/>
      <text:p text:style-name="P4">------------------------------lembda function----------------------------------</text:p>
      <text:p text:style-name="P4"/>
      <text:p text:style-name="P250"><text:span text:style-name="T2">public</text:span><text:span text:style-name="T10"> </text:span><text:span text:style-name="T2">class</text:span><text:span text:style-name="T10"> BasicFunction {</text:span></text:p>
      <text:p text:style-name="P96"/>
      <text:p text:style-name="P86"><text:span text:style-name="T9"><text:tab/> <text:s/></text:span><text:span text:style-name="T1">public</text:span><text:span text:style-name="T9"> </text:span><text:span text:style-name="T1">static</text:span><text:span text:style-name="T9"> </text:span><text:span text:style-name="T1">int</text:span><text:span text:style-name="T9"> getSqure(</text:span><text:span text:style-name="T1">int</text:span><text:span text:style-name="T9"> </text:span><text:span text:style-name="T55">n</text:span><text:span text:style-name="T9">) {</text:span></text:p>
      <text:p text:style-name="P86"><text:span text:style-name="T9"><text:tab/><text:tab/> <text:s/></text:span><text:span text:style-name="T1">return</text:span><text:span text:style-name="T9"> </text:span><text:span text:style-name="T55">n</text:span><text:span text:style-name="T9"> * </text:span><text:span text:style-name="T55">n</text:span><text:span text:style-name="T9">;</text:span></text:p>
      <text:p text:style-name="P96"><text:tab/> <text:s/>}</text:p>
      <text:p text:style-name="P96"><text:tab/> <text:s/></text:p>
      <text:p text:style-name="P86"><text:span text:style-name="T9"><text:tab/> <text:s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96"><text:tab/><text:tab/> <text:s/></text:p>
      <text:p text:style-name="P86"><text:span text:style-name="T9"><text:tab/><text:tab/> <text:s/>System.</text:span><text:span text:style-name="T61">out</text:span><text:span text:style-name="T9">.println(</text:span><text:span text:style-name="T67">"----squere of 4----"</text:span><text:span text:style-name="T9">+</text:span><text:span text:style-name="T38">getSqure</text:span><text:span text:style-name="T9">(4));</text:span></text:p>
      <text:p text:style-name="P86"><text:span text:style-name="T9"><text:tab/><text:tab/> <text:s/>System.</text:span><text:span text:style-name="T61">out</text:span><text:span text:style-name="T9">.println(</text:span><text:span text:style-name="T67">"----squere of 5----"</text:span><text:span text:style-name="T9">+</text:span><text:span text:style-name="T38">getSqure</text:span><text:span text:style-name="T9">(5));</text:span></text:p>
      <text:p text:style-name="P86"><text:span text:style-name="T9"><text:tab/> <text:s/></text:span><text:span text:style-name="T69">/*</text:span></text:p>
      <text:p text:style-name="P106"><text:tab/> <text:s text:c="2"/>* In above code we wrote boilerplate code means code redundancy so <text:tab/><text:tab/><text:tab/>avoid lengthy <text:s/>code we can use lambda expression</text:p>
      <text:p text:style-name="P106"><text:tab/> <text:s text:c="2"/>* */</text:p>
      <text:p text:style-name="P96"><text:tab/> <text:s/></text:p>
      <text:p text:style-name="P86"><text:span text:style-name="T9"><text:tab/><text:tab/> <text:s/>Function&lt;Integer,Integer&gt; </text:span><text:span text:style-name="T55">result</text:span><text:span text:style-name="T9">= </text:span><text:span text:style-name="T55">i</text:span><text:span text:style-name="T9">-&gt; </text:span><text:span text:style-name="T55">i</text:span><text:span text:style-name="T9"> * </text:span><text:span text:style-name="T55">i</text:span><text:span text:style-name="T9">;<text:tab/></text:span></text:p>
      <text:p text:style-name="P86"><text:span text:style-name="T9"><text:tab/><text:tab/> <text:s/>System.</text:span><text:span text:style-name="T61">out</text:span><text:span text:style-name="T9">.println(</text:span><text:span text:style-name="T67">"--java8--squere of 4----"</text:span><text:span text:style-name="T9">+</text:span><text:span text:style-name="T55">result</text:span><text:span text:style-name="T9">.apply(4));</text:span></text:p>
      <text:p text:style-name="P86"><text:span text:style-name="T9"><text:tab/><text:tab/> <text:s/>System.</text:span><text:span text:style-name="T61">out</text:span><text:span text:style-name="T9">.println(</text:span><text:span text:style-name="T67">"---java8----squere of 5----"</text:span><text:span text:style-name="T9">+</text:span><text:span text:style-name="T55">result</text:span><text:span text:style-name="T9">.apply(5)); <text:s/></text:span></text:p>
      <text:p text:style-name="P96"><text:tab/> <text:s/>} <text:s/></text:p>
      <text:p text:style-name="P96"><text:tab/></text:p>
      <text:p text:style-name="P96">}</text:p>
      <text:p text:style-name="P86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oft-page-break/>--------------------------------<text:span text:style-name="T72">Predicate Function of Lembda-------------------------------------</text:span></text:p>
      <text:p text:style-name="P44"/>
      <text:p text:style-name="P45"><text:span text:style-name="T69">Predicate function are basic used for Predication <text:s/>means some predicate logic </text:span><text:span text:style-name="T71">that</text:span><text:span text:style-name="T69"> return boolean value Predicate have </text:span><text:span text:style-name="T70">serval</text:span><text:span text:style-name="T69"> method and(), or(), test(),negate()</text:span></text:p>
      <text:p text:style-name="P45"/>
      <text:p text:style-name="P44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44"><text:span text:style-name="T9"><text:tab/><text:tab/> <text:s/>Predicate&lt;Integer&gt; </text:span><text:span text:style-name="T55">result</text:span><text:span text:style-name="T9">= </text:span><text:span text:style-name="T55">i</text:span><text:span text:style-name="T9">-&gt;</text:span><text:span text:style-name="T55">i</text:span><text:span text:style-name="T9">%2==0;<text:tab/></text:span></text:p>
      <text:p text:style-name="P44"><text:span text:style-name="T9"><text:tab/><text:tab/> <text:s/>System.</text:span><text:span text:style-name="T61">out</text:span><text:span text:style-name="T9">.println(</text:span><text:span text:style-name="T67">"--java8--squere of 4----"</text:span><text:span text:style-name="T9">+</text:span><text:span text:style-name="T55">result</text:span><text:span text:style-name="T9">.test(4));</text:span></text:p>
      <text:p text:style-name="P44"><text:span text:style-name="T9"><text:tab/><text:tab/> <text:s/>System.</text:span><text:span text:style-name="T61">out</text:span><text:span text:style-name="T9">.println(</text:span><text:span text:style-name="T67">"---java8----squere of 5----"</text:span><text:span text:style-name="T9">+</text:span><text:span text:style-name="T55">result</text:span><text:span text:style-name="T9">.test(5));</text:span></text:p>
      <text:p text:style-name="P44"><text:span text:style-name="T9"><text:tab/><text:tab/> <text:s/>System.</text:span><text:span text:style-name="T61">out</text:span><text:span text:style-name="T9">.println(</text:span><text:span text:style-name="T55">result</text:span><text:span text:style-name="T9">.negate().test(6)); <text:s/></text:span></text:p>
      <text:p text:style-name="P52"><text:tab/> <text:s/>}</text:p>
      <text:p text:style-name="P44"/>
      <text:p text:style-name="P52"/>
      <text:p text:style-name="P7">Functional Programing:-</text:p>
      <text:p text:style-name="P15"><text:tab/>The main objective of Lambda Expression to bring benefits of functional programming</text:p>
      <text:p text:style-name="P8">What is Lambda Expression:</text:p>
      <text:p text:style-name="P16"><text:s/>It is an anonymous function</text:p>
      <text:p text:style-name="P16"><text:s/><text:tab/><text:span text:style-name="T74">what is Anonymous function</text:span></text:p>
      <text:p text:style-name="P16"><text:tab/><text:tab/>function that doesn't have Name, return type and modifiers are called anonymous <text:tab/><text:tab/><text:tab/>function,</text:p>
      <text:p text:style-name="P17">So Example to write Lambda Expression(-&gt;)</text:p>
      <text:p text:style-name="P17"/>
      <text:p text:style-name="P17"><text:span text:style-name="T1">public</text:span><text:span text:style-name="T9"> </text:span><text:span text:style-name="T1">void</text:span><text:span text:style-name="T9"> test() {</text:span></text:p>
      <text:p text:style-name="P52"><text:tab/><text:tab/></text:p>
      <text:p text:style-name="P44"><text:span text:style-name="T9"><text:tab/><text:tab/>System.</text:span><text:span text:style-name="T61">out</text:span><text:span text:style-name="T9">.println(</text:span><text:span text:style-name="T67">"hello"</text:span><text:span text:style-name="T9">);</text:span></text:p>
      <text:p text:style-name="P52"><text:tab/>}</text:p>
      <text:p text:style-name="P17">So convet the normal function to lambda expression </text:p>
      <text:p text:style-name="P17">How we can convet what is rule No name, No retun type and No modifiers finally added -&gt; arrow symbol</text:p>
      <text:p text:style-name="P18"><text:span text:style-name="T84"><text:s/></text:span><text:span text:style-name="T41">() -&gt; { System.</text:span><text:span text:style-name="T62">out</text:span><text:span text:style-name="T41">.println(</text:span><text:span text:style-name="T68">"hello"</text:span><text:span text:style-name="T41">);};</text:span></text:p>
      <text:p text:style-name="P18"/>
      <text:p text:style-name="P31">With parameters Lambda Expression</text:p>
      <text:p text:style-name="P19"/>
      <text:p text:style-name="P9"><text:span text:style-name="T9">(</text:span><text:span text:style-name="T7">int</text:span><text:span text:style-name="T9"> </text:span><text:span text:style-name="T64">a</text:span><text:span text:style-name="T9">,</text:span><text:span text:style-name="T7">int</text:span><text:span text:style-name="T9"> </text:span><text:span text:style-name="T64">b</text:span><text:span text:style-name="T9">) -&gt; { System.</text:span><text:span text:style-name="T63">out</text:span><text:span text:style-name="T9">.println(a+b</text:span><text:span text:style-name="T40">);}</text:span></text:p>
      <text:p text:style-name="P31"/>
      <text:p text:style-name="P33"><text:tab/>or no need parameter type</text:p>
      <text:p text:style-name="P33"/>
      <text:p text:style-name="P22"><text:span text:style-name="T9">( </text:span><text:span text:style-name="T64">a</text:span><text:span text:style-name="T9">,</text:span><text:span text:style-name="T64">b</text:span><text:span text:style-name="T9">) -&gt; { System.</text:span><text:span text:style-name="T63">out</text:span><text:span text:style-name="T9">.println(a+b);}</text:span></text:p>
      <text:p text:style-name="P32"/>
      <text:p text:style-name="P33">if return type method then not compalsory to return key word write like</text:p>
      <text:p text:style-name="P21"/>
      <text:p text:style-name="P20"><text:span text:style-name="T42">( </text:span><text:span text:style-name="T65">a</text:span><text:span text:style-name="T42">,</text:span><text:span text:style-name="T65">b</text:span><text:span text:style-name="T42">) -&gt; { </text:span><text:span text:style-name="T43">return</text:span><text:span text:style-name="T42">(a+b);} </text:span><text:span text:style-name="T9">// </text:span><text:span text:style-name="T11">retunr the keyword with return keyword</text:span></text:p>
      <text:p text:style-name="P20"><text:span text:style-name="T9"><text:s text:c="3"/></text:span><text:span text:style-name="T11">or</text:span></text:p>
      <text:p text:style-name="P20"><text:span text:style-name="T43">( </text:span><text:span text:style-name="T66">a</text:span><text:span text:style-name="T43">,</text:span><text:span text:style-name="T66">b</text:span><text:span text:style-name="T43">) -&gt; <text:s/>a+b; </text:span><text:span text:style-name="T11"><text:s/>// return the value without return keyword </text:span><text:span text:style-name="T12">mandatory remove {} curly brace if you are remove the return type</text:span></text:p>
      <text:p text:style-name="P20"/>
      <text:p text:style-name="P24"><text:span text:style-name="T75">Note:</text:span><text:span text:style-name="T74"> <text:s/>of Functional Interface</text:span></text:p>
      <text:p text:style-name="P24">Functional Interface job is invoked the Lambeda expression wihout Functional interface it won't be possible to make as Lambda expression,</text:p>
      <text:p text:style-name="P23">Note:</text:p>
      <text:p text:style-name="P25"><text:tab/>Without curly braces we cannot use return keyword, compiler will consider return value <text:tab/>automatically,</text:p>
      <text:p text:style-name="P25"><text:tab/>Within curly braces if we want to return some value compulsary we should use return <text:tab/>statements.</text:p>
      <text:p text:style-name="P25"/>
      <text:p text:style-name="P25"><text:soft-page-break/></text:p>
      <text:p text:style-name="P25"/>
      <text:p text:style-name="P24"/>
      <text:p text:style-name="P34"/>
      <text:p text:style-name="P20"/>
      <text:p text:style-name="P33"/>
      <text:p text:style-name="P33"/>
      <text:p text:style-name="P36">Functional Interface</text:p>
      <text:p text:style-name="P19"/>
      <text:p text:style-name="P28">Functional Interface take any number of static and default method but it mandatory to have one abstract method,</text:p>
      <text:p text:style-name="P28">functional interface must have one abstract method</text:p>
      <text:p text:style-name="P28"/>
      <text:p text:style-name="P10">Example</text:p>
      <text:p text:style-name="P246">@FunctionalInterface</text:p>
      <text:p text:style-name="P249"><text:span text:style-name="T1">interface</text:span><text:span text:style-name="T9"> test{</text:span></text:p>
      <text:p text:style-name="P96"><text:tab/></text:p>
      <text:p text:style-name="P86"><text:span text:style-name="T9"><text:tab/></text:span><text:span text:style-name="T5">public</text:span><text:span text:style-name="T46"> </text:span><text:span text:style-name="T5">abstract</text:span><text:span text:style-name="T46"> </text:span><text:span text:style-name="T5">void</text:span><text:span text:style-name="T46"> m1();//</text:span><text:span text:style-name="T47">mandatory one abstract method </text:span></text:p>
      <text:p text:style-name="P96"><text:tab/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2() {</text:span></text:p>
      <text:p text:style-name="P96"><text:tab/><text:tab/></text:p>
      <text:p text:style-name="P96"><text:tab/>}</text:p>
      <text:p text:style-name="P96"><text:tab/></text:p>
      <text:p text:style-name="P86"><text:span text:style-name="T9"><text:tab/></text:span><text:span text:style-name="T1">public</text:span><text:span text:style-name="T9"> </text:span><text:span text:style-name="T1">default</text:span><text:span text:style-name="T9"> </text:span><text:span text:style-name="T1">void</text:span><text:span text:style-name="T9"> m3() {</text:span></text:p>
      <text:p text:style-name="P96"><text:tab/><text:tab/></text:p>
      <text:p text:style-name="P96"><text:tab/><text:tab/></text:p>
      <text:p text:style-name="P96"><text:tab/>}</text:p>
      <text:p text:style-name="P96"><text:tab/></text:p>
      <text:p text:style-name="P96">}</text:p>
      <text:p text:style-name="P86"/>
      <text:p text:style-name="P44">------------<text:span text:style-name="T87">Multiple abstract method doesn't allow in Function interface----------------------</text:span></text:p>
      <text:p text:style-name="P44"/>
      <text:p text:style-name="P245">@FunctionalInterface</text:p>
      <text:p text:style-name="P248"><text:span text:style-name="T1">interface</text:span><text:span text:style-name="T9"> test{</text:span></text:p>
      <text:p text:style-name="P97"><text:tab/></text:p>
      <text:p text:style-name="P88"><text:span text:style-name="T9"><text:tab/></text:span><text:span text:style-name="T6">public</text:span><text:span text:style-name="T50"> </text:span><text:span text:style-name="T6">abstract</text:span><text:span text:style-name="T50"> </text:span><text:span text:style-name="T6">void</text:span><text:span text:style-name="T50"> m1();</text:span></text:p>
      <text:p text:style-name="P88"><text:span text:style-name="T5"><text:tab/>public</text:span><text:span text:style-name="T46"> </text:span><text:span text:style-name="T5">abstract</text:span><text:span text:style-name="T46"> </text:span><text:span text:style-name="T5">void</text:span><text:span text:style-name="T46"> m</text:span><text:span text:style-name="T48">6</text:span><text:span text:style-name="T46">();//</text:span><text:span text:style-name="T48">multiple abstact method doen't allow</text:span></text:p>
      <text:p text:style-name="P88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2() {</text:span></text:p>
      <text:p text:style-name="P97"><text:tab/><text:tab/></text:p>
      <text:p text:style-name="P97"><text:tab/>}</text:p>
      <text:p text:style-name="P97"><text:tab/></text:p>
      <text:p text:style-name="P88"><text:span text:style-name="T9"><text:tab/></text:span><text:span text:style-name="T1">public</text:span><text:span text:style-name="T9"> </text:span><text:span text:style-name="T1">default</text:span><text:span text:style-name="T9"> </text:span><text:span text:style-name="T1">void</text:span><text:span text:style-name="T9"> m3() {</text:span></text:p>
      <text:p text:style-name="P97"><text:tab/><text:tab/></text:p>
      <text:p text:style-name="P97"><text:tab/><text:tab/></text:p>
      <text:p text:style-name="P97"><text:tab/>}</text:p>
      <text:p text:style-name="P97"><text:tab/></text:p>
      <text:p text:style-name="P97">}</text:p>
      <text:p text:style-name="P29"><text:span text:style-name="T74">Note: </text:span>but we can take multiple static and default method, <text:span text:style-name="T86">@FunctionalInterface </text:span><text:span text:style-name="T89">annotation have metadata information for validate that interface as functional Interface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><text:span text:style-name="T89">---------------------</text:span><text:span text:style-name="T90">Lambda expression with functional interface---------</text:span></text:p>
      <text:p text:style-name="P11"/>
      <text:p text:style-name="P12"><text:span text:style-name="T90">T</text:span><text:span text:style-name="T88">raditional java interface implementation before java 8</text:span></text:p>
      <text:p text:style-name="P30"/>
      <text:p text:style-name="P30"/>
      <text:p text:style-name="P247"><text:span text:style-name="T1">interface</text:span><text:span text:style-name="T9"> Interf{</text:span></text:p>
      <text:p text:style-name="P96"><text:tab/></text:p>
      <text:p text:style-name="P86"><text:span text:style-name="T9"><text:tab/></text:span><text:span text:style-name="T1">public</text:span><text:span text:style-name="T9"> </text:span><text:span text:style-name="T1">void</text:span><text:span text:style-name="T9"> getMsg();</text:span></text:p>
      <text:p text:style-name="P96"><text:tab/></text:p>
      <text:p text:style-name="P96">}</text:p>
      <text:p text:style-name="P95"/>
      <text:p text:style-name="P86"><text:span text:style-name="T1">class</text:span><text:span text:style-name="T9"> ImplInterface </text:span><text:span text:style-name="T1">implements</text:span><text:span text:style-name="T9"> Interf{</text:span></text:p>
      <text:p text:style-name="P95"/>
      <text:p text:style-name="P86"><text:span text:style-name="T9"><text:tab/></text:span><text:span text:style-name="T85">@Override</text:span></text:p>
      <text:p text:style-name="P86"><text:span text:style-name="T9"><text:tab/></text:span><text:span text:style-name="T1">public</text:span><text:span text:style-name="T9"> </text:span><text:span text:style-name="T1">void</text:span><text:span text:style-name="T9"> getMsg() {</text:span></text:p>
      <text:p text:style-name="P86"><text:span text:style-name="T9"><text:tab/><text:tab/>System.</text:span><text:span text:style-name="T61">out</text:span><text:span text:style-name="T9">.println(</text:span><text:span text:style-name="T67">"------hello world------"</text:span><text:span text:style-name="T9">);</text:span></text:p>
      <text:p text:style-name="P96"><text:tab/><text:tab/></text:p>
      <text:p text:style-name="P96"><text:tab/>}</text:p>
      <text:p text:style-name="P96">}</text:p>
      <text:p text:style-name="P95"/>
      <text:p text:style-name="P95"/>
      <text:p text:style-name="P86"><text:span text:style-name="T1">public</text:span><text:span text:style-name="T9"> </text:span><text:span text:style-name="T1">class</text:span><text:span text:style-name="T9"> TraditionalImplInterface {</text:span></text:p>
      <text:p text:style-name="P96"><text:tab/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96"><text:tab/><text:tab/></text:p>
      <text:p text:style-name="P86"><text:span text:style-name="T9"><text:tab/><text:tab/>ImplInterface </text:span><text:span text:style-name="T55">obj</text:span><text:span text:style-name="T9"> = </text:span><text:span text:style-name="T1">new</text:span><text:span text:style-name="T9"> ImplInterface();</text:span></text:p>
      <text:p text:style-name="P86"><text:span text:style-name="T9"><text:tab/><text:tab/></text:span><text:span text:style-name="T55">obj</text:span><text:span text:style-name="T9">.getMsg();</text:span></text:p>
      <text:p text:style-name="P96"><text:tab/>}</text:p>
      <text:p text:style-name="P95"/>
      <text:p text:style-name="P96">}</text:p>
      <text:p text:style-name="P247"/>
      <text:p text:style-name="P39">Know functional interface with lambda expression </text:p>
      <text:p text:style-name="P30"/>
      <text:p text:style-name="P38"/>
      <text:p text:style-name="P37"/>
      <text:p text:style-name="P244">@FunctionalInterface</text:p>
      <text:p text:style-name="P86"><text:span text:style-name="T1">interface</text:span><text:span text:style-name="T9"> funcInter{</text:span></text:p>
      <text:p text:style-name="P86"><text:span text:style-name="T9"><text:tab/></text:span><text:span text:style-name="T1">public</text:span><text:span text:style-name="T9"> </text:span><text:span text:style-name="T1">void</text:span><text:span text:style-name="T9"> m1();</text:span></text:p>
      <text:p text:style-name="P96"><text:tab/></text:p>
      <text:p text:style-name="P96">}</text:p>
      <text:p text:style-name="P86"/>
      <text:p text:style-name="P86"><text:span text:style-name="T1">public</text:span><text:span text:style-name="T9"> </text:span><text:span text:style-name="T1">class</text:span><text:span text:style-name="T9"> Java8FunctionInterf {</text:span></text:p>
      <text:p text:style-name="P86"/>
      <text:p text:style-name="P86"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96"><text:tab/><text:tab/></text:p>
      <text:p text:style-name="P86"><text:span text:style-name="T9"><text:tab/></text:span><text:span text:style-name="T69">// Implements the functional interface with Lambda expression </text:span></text:p>
      <text:p text:style-name="P86"><text:span text:style-name="T9"><text:tab/></text:span><text:span text:style-name="T51"><text:tab/></text:span></text:p>
      <text:p text:style-name="P105"><text:span text:style-name="T9">funcInter </text:span><text:span text:style-name="T91">i</text:span><text:span text:style-name="T9"> =()-&gt;{System.</text:span><text:span text:style-name="T61">out</text:span><text:span text:style-name="T9">.println(</text:span><text:span text:style-name="T67">"hi"</text:span><text:span text:style-name="T9">);};//</text:span><text:span text:style-name="T13">implemets method </text:span><text:span text:style-name="T14">(body)</text:span><text:span text:style-name="T13"> </text:span></text:p>
      <text:p text:style-name="P86"><text:span text:style-name="T55">i</text:span><text:span text:style-name="T9">.m1(); // </text:span><text:span text:style-name="T15">with reference we are colling functional interface method</text:span></text:p>
      <text:p text:style-name="P96"><text:tab/><text:tab/></text:p>
      <text:p text:style-name="P96">}</text:p>
      <text:p text:style-name="P86"><text:span text:style-name="T9"><text:tab/>//</text:span><text:span text:style-name="T92">i</text:span><text:span text:style-name="T49"> is refernce that hold the boject </text:span></text:p>
      <text:p text:style-name="P96">}</text:p>
      <text:p text:style-name="P19"><text:soft-page-break/></text:p>
      <text:p text:style-name="P26"><text:span text:style-name="T42">Note:</text:span><text:span text:style-name="T9"> clearly you can see to avoid the code redundency or boilerplate code in java8</text:span></text:p>
      <text:p text:style-name="P26"/>
      <text:p text:style-name="P26"/>
      <text:p text:style-name="P26"/>
      <text:p text:style-name="P26"/>
      <text:p text:style-name="P35">Example2 <text:s/>Functional Programing with Lambda expression</text:p>
      <text:p text:style-name="P27"/>
      <text:p text:style-name="P243">@FunctionalInterface</text:p>
      <text:p text:style-name="P86"><text:span text:style-name="T1">interface</text:span><text:span text:style-name="T9"> FunctInter{</text:span></text:p>
      <text:p text:style-name="P86"><text:span text:style-name="T9"><text:tab/></text:span><text:span text:style-name="T1">public</text:span><text:span text:style-name="T9"> </text:span><text:span text:style-name="T1">abstract</text:span><text:span text:style-name="T9"> </text:span><text:span text:style-name="T1">void</text:span><text:span text:style-name="T9"> add(</text:span><text:span text:style-name="T1">int</text:span><text:span text:style-name="T9"> </text:span><text:span text:style-name="T55">a</text:span><text:span text:style-name="T9">, </text:span><text:span text:style-name="T1">int</text:span><text:span text:style-name="T9"> </text:span><text:span text:style-name="T55">b</text:span><text:span text:style-name="T9">);</text:span></text:p>
      <text:p text:style-name="P96"><text:tab/></text:p>
      <text:p text:style-name="P96">}</text:p>
      <text:p text:style-name="P95"/>
      <text:p text:style-name="P86"><text:span text:style-name="T1">public</text:span><text:span text:style-name="T9"> </text:span><text:span text:style-name="T1">class</text:span><text:span text:style-name="T9"> Java8FunctionalInter2 {</text:span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86"><text:span text:style-name="T9"><text:tab/>// </text:span><text:span text:style-name="T16">implementation body </text:span></text:p>
      <text:p text:style-name="P86"><text:span text:style-name="T9"><text:tab/>FunctInter </text:span><text:span text:style-name="T55">obj</text:span><text:span text:style-name="T9"> = (</text:span><text:span text:style-name="T55">a</text:span><text:span text:style-name="T9">,</text:span><text:span text:style-name="T55">b</text:span><text:span text:style-name="T9">) -&gt; {System.</text:span><text:span text:style-name="T61">out</text:span><text:span text:style-name="T9">.println(</text:span><text:span text:style-name="T67">" sum value is "</text:span><text:span text:style-name="T9">+</text:span><text:span text:style-name="T55">a</text:span><text:span text:style-name="T9">+</text:span><text:span text:style-name="T55">b</text:span><text:span text:style-name="T9">);};</text:span></text:p>
      <text:p text:style-name="P86"><text:span text:style-name="T9"><text:tab/></text:span><text:span text:style-name="T55">obj</text:span><text:span text:style-name="T9">.add(10, 20); // </text:span><text:span text:style-name="T16">reference vairalbe </text:span></text:p>
      <text:p text:style-name="P96"><text:tab/>}</text:p>
      <text:p text:style-name="P96"><text:tab/></text:p>
      <text:p text:style-name="P96">}</text:p>
      <text:p text:style-name="P27"/>
      <text:p text:style-name="P35"/>
      <text:p text:style-name="P17"/>
      <text:p text:style-name="P7">------------------------<text:span text:style-name="T93">RealTime example to use FunctionalInteface------------------------</text:span></text:p>
      <text:p text:style-name="P42">See in these below method we are using multithreading concept to create the thread means we are implementing the Runnable infterface and also create that child class <text:span text:style-name="T125">Object</text:span> and pass that to thread obj So it boilerplate code, code is increase, instaceof implementing we can direct use Lambda expression because <text:span text:style-name="T74">Runnable/</text:span><text:span text:style-name="T76">Callable</text:span><text:span text:style-name="T74"> interface</text:span> have only on abstract method</text:p>
      <text:p text:style-name="P15"/>
      <text:p text:style-name="P242"/>
      <text:p text:style-name="P242"><text:span text:style-name="T1">class</text:span><text:span text:style-name="T9"> MyRunnable </text:span><text:span text:style-name="T1">implements</text:span><text:span text:style-name="T9"> Runnable {</text:span></text:p>
      <text:p text:style-name="P86"><text:span text:style-name="T9"><text:tab/></text:span><text:span text:style-name="T85">@Override</text:span></text:p>
      <text:p text:style-name="P86"><text:span text:style-name="T9"><text:tab/></text:span><text:span text:style-name="T1">public</text:span><text:span text:style-name="T9"> </text:span><text:span text:style-name="T1">void</text:span><text:span text:style-name="T9"> run() {</text:span></text:p>
      <text:p text:style-name="P86"><text:span text:style-name="T9"><text:tab/><text:tab/></text:span><text:bookmark-start text:name="__DdeLink__1672_1705702409"/><text:span text:style-name="T1">for</text:span><text:span text:style-name="T9"> (</text:span><text:span text:style-name="T1">int</text:span><text:span text:style-name="T9"> </text:span><text:span text:style-name="T55">i</text:span><text:span text:style-name="T9"> = 0; </text:span><text:span text:style-name="T55">i</text:span><text:span text:style-name="T9"> &lt;= 10; </text:span><text:span text:style-name="T55">i</text:span><text:span text:style-name="T9">++) {</text:span><text:bookmark-end text:name="__DdeLink__1672_1705702409"/></text:p>
      <text:p text:style-name="P86"><text:span text:style-name="T9"><text:tab/><text:tab/><text:tab/>System.</text:span><text:span text:style-name="T61">out</text:span><text:span text:style-name="T9">.println(</text:span><text:span text:style-name="T67">"--------child thread------------"</text:span><text:span text:style-name="T9">);</text:span></text:p>
      <text:p text:style-name="P96"><text:tab/><text:tab/>}</text:p>
      <text:p text:style-name="P96"><text:tab/>}</text:p>
      <text:p text:style-name="P96">}</text:p>
      <text:p text:style-name="P95"/>
      <text:p text:style-name="P86"><text:span text:style-name="T1">public</text:span><text:span text:style-name="T9"> </text:span><text:span text:style-name="T1">class</text:span><text:span text:style-name="T9"> RunnableInterfaceFunctInt4 {</text:span></text:p>
      <text:p text:style-name="P95"/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95"/>
      <text:p text:style-name="P86"><text:span text:style-name="T9"><text:tab/><text:tab/>MyRunnable </text:span><text:span text:style-name="T55">ran</text:span><text:span text:style-name="T9"> = </text:span><text:span text:style-name="T1">new</text:span><text:span text:style-name="T9"> MyRunnable();</text:span></text:p>
      <text:p text:style-name="P86"><text:span text:style-name="T9"><text:tab/><text:tab/>Thread </text:span><text:span text:style-name="T55">t</text:span><text:span text:style-name="T9"> = </text:span><text:span text:style-name="T1">new</text:span><text:span text:style-name="T9"> Thread(</text:span><text:span text:style-name="T55">ran</text:span><text:span text:style-name="T9">);</text:span></text:p>
      <text:p text:style-name="P86"><text:span text:style-name="T9"><text:tab/><text:tab/></text:span><text:span text:style-name="T55">t</text:span><text:span text:style-name="T9">.start();</text:span></text:p>
      <text:p text:style-name="P95"/>
      <text:p text:style-name="P86"><text:span text:style-name="T9"><text:tab/><text:tab/></text:span><text:span text:style-name="T1">for</text:span><text:span text:style-name="T9"> (</text:span><text:span text:style-name="T1">int</text:span><text:span text:style-name="T9"> </text:span><text:span text:style-name="T55">i</text:span><text:span text:style-name="T9"> = 0; </text:span><text:span text:style-name="T55">i</text:span><text:span text:style-name="T9"> &lt;= 10; </text:span><text:span text:style-name="T55">i</text:span><text:span text:style-name="T9">++) {</text:span></text:p>
      <text:p text:style-name="P86"><text:span text:style-name="T9"><text:tab/><text:tab/><text:tab/>System.</text:span><text:span text:style-name="T61">out</text:span><text:span text:style-name="T9">.println(</text:span><text:span text:style-name="T67">"---------main thread-------------"</text:span><text:span text:style-name="T9">);</text:span></text:p>
      <text:p text:style-name="P96"><text:tab/><text:tab/>}</text:p>
      <text:p text:style-name="P95"/>
      <text:p text:style-name="P96"><text:tab/>}</text:p>
      <text:p text:style-name="P95"/>
      <text:p text:style-name="P96">}</text:p>
      <text:p text:style-name="P15"/>
      <text:p text:style-name="P15"/>
      <text:p text:style-name="P15"><text:soft-page-break/></text:p>
      <text:p text:style-name="P13">-------Above code convert to the Lambda expression to avoid boilerplate code---------</text:p>
      <text:p text:style-name="P43"><text:span text:style-name="T74">Note: </text:span>Runnable interface have only one method run() that is abstract method so we can use lambda expression,</text:p>
      <text:p text:style-name="P239"><text:span text:style-name="T1">public</text:span><text:span text:style-name="T9"> </text:span><text:span text:style-name="T1">class</text:span><text:span text:style-name="T9"> RunnableInterfaceFunctInt4 {</text:span></text:p>
      <text:p text:style-name="P76"/>
      <text:p text:style-name="P77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82"><text:span text:style-name="T9"><text:tab/><text:tab/>Runnable </text:span><text:span text:style-name="T55">ran</text:span><text:span text:style-name="T9"> = ()-&gt;{</text:span></text:p>
      <text:p text:style-name="P83"><text:span text:style-name="T1"><text:tab/><text:tab/><text:tab/>for</text:span><text:span text:style-name="T9"> (</text:span><text:span text:style-name="T1">int</text:span><text:span text:style-name="T9"> </text:span><text:span text:style-name="T55">i</text:span><text:span text:style-name="T9"> = 0; </text:span><text:span text:style-name="T55">i</text:span><text:span text:style-name="T9"> &lt;= 10; </text:span><text:span text:style-name="T55">i</text:span><text:span text:style-name="T9">++) {</text:span></text:p>
      <text:p text:style-name="P82"><text:span text:style-name="T9"><text:tab/><text:tab/><text:tab/>System.</text:span><text:span text:style-name="T61">out</text:span><text:span text:style-name="T9">.println(</text:span><text:span text:style-name="T67">"-------child thread-----------"</text:span><text:span text:style-name="T9">);<text:tab/></text:span></text:p>
      <text:p text:style-name="P82"><text:span text:style-name="T9"><text:tab/><text:tab/><text:tab/></text:span><text:span text:style-name="T17">}</text:span></text:p>
      <text:p text:style-name="P84"><text:tab/><text:tab/>};</text:p>
      <text:p text:style-name="P77"><text:span text:style-name="T9"><text:tab/><text:tab/>Thread </text:span><text:span text:style-name="T55">t</text:span><text:span text:style-name="T9"> = </text:span><text:span text:style-name="T1">new</text:span><text:span text:style-name="T9"> Thread(</text:span><text:span text:style-name="T55">ran</text:span><text:span text:style-name="T9">);</text:span></text:p>
      <text:p text:style-name="P77"><text:span text:style-name="T9"><text:tab/><text:tab/></text:span><text:span text:style-name="T55">t</text:span><text:span text:style-name="T9">.start();</text:span></text:p>
      <text:p text:style-name="P77"><text:span text:style-name="T9"><text:tab/><text:tab/></text:span><text:span text:style-name="T1">for</text:span><text:span text:style-name="T9"> (</text:span><text:span text:style-name="T1">int</text:span><text:span text:style-name="T9"> </text:span><text:span text:style-name="T55">i</text:span><text:span text:style-name="T9"> = 0; </text:span><text:span text:style-name="T55">i</text:span><text:span text:style-name="T9"> &lt;= 10; </text:span><text:span text:style-name="T55">i</text:span><text:span text:style-name="T9">++) {</text:span></text:p>
      <text:p text:style-name="P77"><text:span text:style-name="T9"><text:tab/><text:tab/><text:tab/>System.</text:span><text:span text:style-name="T61">out</text:span><text:span text:style-name="T9">.println(</text:span><text:span text:style-name="T67">"---------main thread-------------"</text:span><text:span text:style-name="T9">);</text:span></text:p>
      <text:p text:style-name="P78"><text:tab/><text:tab/>}</text:p>
      <text:p text:style-name="P78"><text:tab/>}</text:p>
      <text:p text:style-name="P76"/>
      <text:p text:style-name="P78">}</text:p>
      <text:p text:style-name="P78"/>
      <text:p text:style-name="P42"/>
      <text:p text:style-name="P13">----------<text:span text:style-name="T94">Collection example sorting Without lambda-----------------------</text:span></text:p>
      <text:p text:style-name="P240"/>
      <text:p text:style-name="P240"><text:span text:style-name="T1">class</text:span><text:span text:style-name="T9"> MyComp </text:span><text:span text:style-name="T1">implements</text:span><text:span text:style-name="T9"> Comparator&lt;Integer&gt;{</text:span></text:p>
      <text:p text:style-name="P95"/>
      <text:p text:style-name="P86"><text:span text:style-name="T9"><text:tab/></text:span><text:span text:style-name="T85">@Override</text:span></text:p>
      <text:p text:style-name="P86"><text:span text:style-name="T9"><text:tab/></text:span><text:span text:style-name="T1">public</text:span><text:span text:style-name="T9"> </text:span><text:span text:style-name="T1">int</text:span><text:span text:style-name="T9"> compare(Integer </text:span><text:span text:style-name="T55">o1</text:span><text:span text:style-name="T9">, Integer </text:span><text:span text:style-name="T55">o2</text:span><text:span text:style-name="T9">) {</text:span></text:p>
      <text:p text:style-name="P86"><text:span text:style-name="T9"><text:tab/><text:tab/></text:span><text:span text:style-name="T1">return</text:span><text:span text:style-name="T9"> </text:span><text:span text:style-name="T55">o1</text:span><text:span text:style-name="T9"> -</text:span><text:span text:style-name="T55">o2</text:span><text:span text:style-name="T9">;</text:span></text:p>
      <text:p text:style-name="P96"><text:tab/>}<text:tab/></text:p>
      <text:p text:style-name="P96">}</text:p>
      <text:p text:style-name="P69"/>
      <text:p text:style-name="P86"><text:span text:style-name="T1">public</text:span><text:span text:style-name="T9"> </text:span><text:span text:style-name="T1">class</text:span><text:span text:style-name="T9"> CollectionSortFunInter5 {</text:span></text:p>
      <text:p text:style-name="P95"/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86"><text:span text:style-name="T9"><text:tab/>List&lt;Integer&gt; </text:span><text:span text:style-name="T55">list</text:span><text:span text:style-name="T9"> = </text:span><text:span text:style-name="T1">new</text:span><text:span text:style-name="T9"> ArrayList&lt;&gt;();<text:tab/></text:span></text:p>
      <text:p text:style-name="P86"><text:span text:style-name="T9"><text:tab/></text:span><text:span text:style-name="T55">list</text:span><text:span text:style-name="T9">.add(10);</text:span></text:p>
      <text:p text:style-name="P86"><text:span text:style-name="T9"><text:tab/></text:span><text:span text:style-name="T55">list</text:span><text:span text:style-name="T9">.add(70);</text:span></text:p>
      <text:p text:style-name="P86"><text:span text:style-name="T9"><text:tab/></text:span><text:span text:style-name="T55">list</text:span><text:span text:style-name="T9">.add(20);</text:span></text:p>
      <text:p text:style-name="P86"><text:span text:style-name="T9"><text:tab/></text:span><text:span text:style-name="T55">list</text:span><text:span text:style-name="T9">.add(50);</text:span></text:p>
      <text:p text:style-name="P86"><text:span text:style-name="T9"><text:tab/></text:span><text:span text:style-name="T55">list</text:span><text:span text:style-name="T9">.add(30);</text:span></text:p>
      <text:p text:style-name="P86"><text:span text:style-name="T9"><text:tab/></text:span><text:span text:style-name="T55">list</text:span><text:span text:style-name="T9">.add(40);</text:span></text:p>
      <text:p text:style-name="P86"><text:span text:style-name="T9"><text:tab/>Collections.</text:span><text:span text:style-name="T38">sort</text:span><text:span text:style-name="T9">(</text:span><text:span text:style-name="T55">list</text:span><text:span text:style-name="T9">, </text:span><text:span text:style-name="T1">new</text:span><text:span text:style-name="T9"> MyComp());</text:span></text:p>
      <text:p text:style-name="P86"><text:span text:style-name="T9"><text:tab/>System.</text:span><text:span text:style-name="T61">out</text:span><text:span text:style-name="T9">.println(</text:span><text:span text:style-name="T55">list</text:span><text:span text:style-name="T9">);</text:span></text:p>
      <text:p text:style-name="P96"><text:tab/>}<text:tab/></text:p>
      <text:p text:style-name="P96"><text:tab/><text:tab/></text:p>
      <text:p text:style-name="P96">}</text:p>
      <text:p text:style-name="P48">----------<text:span text:style-name="T94">Collection example sorting With lambda-----------------------</text:span></text:p>
      <text:p text:style-name="P52"/>
      <text:p text:style-name="P241"><text:span text:style-name="T3">public</text:span><text:span text:style-name="T18"> </text:span><text:span text:style-name="T3">class</text:span><text:span text:style-name="T18"> CollectionSortFunInter5 {</text:span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86"><text:span text:style-name="T9"><text:tab/>List&lt;Integer&gt; </text:span><text:span text:style-name="T55">list</text:span><text:span text:style-name="T9"> = </text:span><text:span text:style-name="T1">new</text:span><text:span text:style-name="T9"> ArrayList&lt;&gt;();<text:tab/></text:span></text:p>
      <text:p text:style-name="P86"><text:span text:style-name="T9"><text:tab/></text:span><text:span text:style-name="T55">list</text:span><text:span text:style-name="T9">.add(10);</text:span></text:p>
      <text:p text:style-name="P86"><text:span text:style-name="T9"><text:tab/></text:span><text:span text:style-name="T55">list</text:span><text:span text:style-name="T9">.add(70);</text:span></text:p>
      <text:p text:style-name="P86"><text:span text:style-name="T9"><text:tab/></text:span><text:span text:style-name="T55">list</text:span><text:span text:style-name="T9">.add(20);</text:span></text:p>
      <text:p text:style-name="P86"><text:span text:style-name="T9"><text:tab/></text:span><text:span text:style-name="T55">list</text:span><text:span text:style-name="T9">.add(50);;</text:span></text:p>
      <text:p text:style-name="P86"><text:span text:style-name="T9"><text:tab/></text:span><text:span text:style-name="T69">//Comparator&lt;Integer&gt; </text:span><text:span text:style-name="T70">com</text:span><text:span text:style-name="T69"> = ( a, b)-&gt;{return a-b;};</text:span></text:p>
      <text:p text:style-name="P86"><text:span text:style-name="T9"><text:tab/>Collections.</text:span><text:span text:style-name="T38">sort</text:span><text:span text:style-name="T9">(</text:span><text:span text:style-name="T55">list</text:span><text:span text:style-name="T9">,( </text:span><text:span text:style-name="T55">a</text:span><text:span text:style-name="T9">, </text:span><text:span text:style-name="T55">b</text:span><text:span text:style-name="T9">)-&gt;{</text:span><text:span text:style-name="T1">return</text:span><text:span text:style-name="T9"> </text:span><text:span text:style-name="T55">a</text:span><text:span text:style-name="T9">-</text:span><text:span text:style-name="T55">b</text:span><text:span text:style-name="T9">;});</text:span></text:p>
      <text:p text:style-name="P86"><text:span text:style-name="T9"><text:tab/>System.</text:span><text:span text:style-name="T61">out</text:span><text:span text:style-name="T9">.println(</text:span><text:span text:style-name="T55">list</text:span><text:span text:style-name="T9">);</text:span></text:p>
      <text:p text:style-name="P96"><text:tab/>}<text:tab/></text:p>
      <text:p text:style-name="P96">}</text:p>
      <text:p text:style-name="P240"><text:soft-page-break/><text:span text:style-name="T1">public</text:span><text:span text:style-name="T9"> </text:span><text:span text:style-name="T1">class</text:span><text:span text:style-name="T9"> CollectionSortFunInter5 {</text:span></text:p>
      <text:p text:style-name="P95"/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86"><text:span text:style-name="T9"><text:tab/>List&lt;Integer&gt; </text:span><text:span text:style-name="T55">list</text:span><text:span text:style-name="T9"> = </text:span><text:span text:style-name="T1">new</text:span><text:span text:style-name="T9"> ArrayList&lt;&gt;();<text:tab/></text:span></text:p>
      <text:p text:style-name="P86"><text:span text:style-name="T9"><text:tab/></text:span><text:span text:style-name="T55">list</text:span><text:span text:style-name="T9">.add(10);</text:span><text:span text:style-name="T55">list</text:span><text:span text:style-name="T9">.add(70);</text:span><text:span text:style-name="T55">list</text:span><text:span text:style-name="T9">.add(20);</text:span></text:p>
      <text:p text:style-name="P86"><text:span text:style-name="T9"><text:tab/></text:span><text:span text:style-name="T55">list</text:span><text:span text:style-name="T9">.add(50);</text:span><text:span text:style-name="T55">list</text:span><text:span text:style-name="T9">.add(30);</text:span><text:span text:style-name="T55">list</text:span><text:span text:style-name="T9">.add(40);</text:span></text:p>
      <text:p text:style-name="P86"><text:span text:style-name="T9"><text:tab/>Collections.</text:span><text:span text:style-name="T38">sort</text:span><text:span text:style-name="T9">(</text:span><text:span text:style-name="T55">list</text:span><text:span text:style-name="T9">,( </text:span><text:span text:style-name="T55">a</text:span><text:span text:style-name="T9">, </text:span><text:span text:style-name="T55">b</text:span><text:span text:style-name="T9">)-&gt;{</text:span><text:span text:style-name="T1">return</text:span><text:span text:style-name="T9"> </text:span><text:span text:style-name="T55">a</text:span><text:span text:style-name="T9">-</text:span><text:span text:style-name="T55">b</text:span><text:span text:style-name="T9">;});</text:span></text:p>
      <text:p text:style-name="P86"><text:span text:style-name="T9"><text:tab/></text:span><text:span text:style-name="T55">list</text:span><text:span text:style-name="T9">.forEach(System.</text:span><text:span text:style-name="T61">out</text:span><text:span text:style-name="T9">::println);</text:span></text:p>
      <text:p text:style-name="P86"><text:span text:style-name="T9"><text:tab/>List&lt;Integer&gt;</text:span><text:span text:style-name="T55">list2</text:span><text:span text:style-name="T9"> =</text:span><text:span text:style-name="T55">list</text:span><text:span text:style-name="T9">.stream().filter(</text:span><text:span text:style-name="T55">i</text:span><text:span text:style-name="T9">-&gt; </text:span><text:span text:style-name="T55">i<text:tab/><text:tab/><text:tab/></text:span><text:span text:style-name="T9">%2==0).collect(Collectors.</text:span><text:span text:style-name="T38">toList</text:span><text:span text:style-name="T9">());</text:span></text:p>
      <text:p text:style-name="P86"><text:span text:style-name="T9"><text:tab/>System.</text:span><text:span text:style-name="T61">out</text:span><text:span text:style-name="T9">.println(</text:span><text:span text:style-name="T55">list2</text:span><text:span text:style-name="T9">);</text:span></text:p>
      <text:p text:style-name="P96"><text:tab/>}<text:tab/><text:tab/></text:p>
      <text:p text:style-name="P96">}</text:p>
      <text:p text:style-name="P86"/>
      <text:p text:style-name="P59">------------Anonymous Inner class VS Lambda Expression-----------------</text:p>
      <text:p text:style-name="P70"/>
      <text:p text:style-name="P49"><text:bookmark-start text:name="__DdeLink__2316_1705702409"/><text:span text:style-name="T9">Anonymous Inner <text:s/></text:span><text:span text:style-name="T20">Class</text:span><text:bookmark-end text:name="__DdeLink__2316_1705702409"/></text:p>
      <text:p text:style-name="P60"/>
      <text:p text:style-name="P71"><text:span text:style-name="T9">Anonymous </text:span><text:span text:style-name="T19">class that class doesn't have name is called Anonymous class</text:span></text:p>
      <text:p text:style-name="P85"/>
      <text:p text:style-name="P85"><text:span text:style-name="T9">Thread </text:span><text:span text:style-name="T55">t</text:span><text:span text:style-name="T9"> = </text:span><text:span text:style-name="T1">new</text:span><text:span text:style-name="T9"> Thread() </text:span></text:p>
      <text:p text:style-name="P136"><text:span text:style-name="T9"><text:tab/>{ <text:s/></text:span><text:span text:style-name="T69">//Anonymous class doesn't have name and extending the Thread class</text:span></text:p>
      <text:p text:style-name="P136"><text:span text:style-name="T9"><text:tab/><text:tab/></text:span><text:span text:style-name="T85">@Override</text:span></text:p>
      <text:p text:style-name="P136"><text:span text:style-name="T9"><text:tab/><text:tab/></text:span><text:span text:style-name="T1">public</text:span><text:span text:style-name="T9"> </text:span><text:span text:style-name="T1">void</text:span><text:span text:style-name="T9"> run() { </text:span><text:span text:style-name="T69">// override run() method </text:span></text:p>
      <text:p text:style-name="P137"><text:tab/><text:tab/><text:tab/></text:p>
      <text:p text:style-name="P136"><text:span text:style-name="T9"><text:tab/><text:tab/><text:tab/>System.</text:span><text:span text:style-name="T61">out</text:span><text:span text:style-name="T9">.println(</text:span><text:span text:style-name="T67">" hello run method"</text:span><text:span text:style-name="T9">);</text:span></text:p>
      <text:p text:style-name="P137"><text:tab/><text:tab/><text:tab/> m1();</text:p>
      <text:p text:style-name="P137"><text:tab/><text:tab/>}</text:p>
      <text:p text:style-name="P136"><text:span text:style-name="T9"><text:tab/><text:tab/></text:span><text:span text:style-name="T1">public</text:span><text:span text:style-name="T9"> </text:span><text:span text:style-name="T1">void</text:span><text:span text:style-name="T9"> m1() { </text:span><text:span text:style-name="T69">// local methods </text:span></text:p>
      <text:p text:style-name="P137"><text:tab/><text:tab/><text:tab/></text:p>
      <text:p text:style-name="P136"><text:span text:style-name="T9"><text:tab/><text:tab/><text:tab/>System.</text:span><text:span text:style-name="T61">out</text:span><text:span text:style-name="T9">.println(</text:span><text:span text:style-name="T67">" normal methods <text:s/>"</text:span><text:span text:style-name="T9">);</text:span></text:p>
      <text:p text:style-name="P137"><text:tab/><text:tab/><text:tab/></text:p>
      <text:p text:style-name="P137"><text:tab/><text:tab/>}</text:p>
      <text:p text:style-name="P137"><text:tab/><text:tab/></text:p>
      <text:p text:style-name="P137"><text:tab/>};</text:p>
      <text:p text:style-name="P96"><text:tab/></text:p>
      <text:p text:style-name="P86"><text:span text:style-name="T9"><text:tab/></text:span><text:span text:style-name="T55">t</text:span><text:span text:style-name="T9">.start();</text:span></text:p>
      <text:p text:style-name="P85"/>
      <text:p text:style-name="P72"/>
      <text:p text:style-name="P50"><text:span text:style-name="T9">2</text:span><text:span text:style-name="T54">nd</text:span><text:span text:style-name="T9"> Example </text:span><text:span text:style-name="T21">Anonymous Inner </text:span><text:span text:style-name="T20">Class</text:span></text:p>
      <text:p text:style-name="P72"/>
      <text:p text:style-name="P93"/>
      <text:p text:style-name="P94"><text:span text:style-name="T9"><text:tab/>Runnable </text:span><text:span text:style-name="T57">runnable</text:span><text:span text:style-name="T9"> = </text:span><text:span text:style-name="T1">new</text:span><text:span text:style-name="T9"> Runnable() </text:span></text:p>
      <text:p text:style-name="P136"><text:span text:style-name="T9"><text:tab/>{// </text:span><text:span text:style-name="T23">write a class that implements Runnable intergace </text:span></text:p>
      <text:p text:style-name="P136"><text:span text:style-name="T9"><text:tab/><text:tab/></text:span><text:span text:style-name="T85">@Override</text:span></text:p>
      <text:p text:style-name="P136"><text:span text:style-name="T9"><text:tab/><text:tab/></text:span><text:span text:style-name="T1">public</text:span><text:span text:style-name="T9"> </text:span><text:span text:style-name="T1">void</text:span><text:span text:style-name="T9"> run() {</text:span></text:p>
      <text:p text:style-name="P136"><text:span text:style-name="T9"><text:tab/><text:tab/>System.</text:span><text:span text:style-name="T61">out</text:span><text:span text:style-name="T9">.println(</text:span><text:span text:style-name="T67">"--override in child class"</text:span><text:span text:style-name="T9">);<text:tab/></text:span></text:p>
      <text:p text:style-name="P137"><text:tab/><text:tab/>}</text:p>
      <text:p text:style-name="P138"><text:tab/>};</text:p>
      <text:p text:style-name="P93"><text:span text:style-name="T9"><text:tab/>Thread </text:span><text:span text:style-name="T55">t1</text:span><text:span text:style-name="T9"> = </text:span><text:span text:style-name="T1">new</text:span><text:span text:style-name="T9"> Thread(</text:span><text:span text:style-name="T55">runnable</text:span><text:span text:style-name="T9">);</text:span></text:p>
      <text:p text:style-name="P87"><text:span text:style-name="T56"><text:tab/>t1</text:span><text:span text:style-name="T22">.start();</text:span></text:p>
      <text:p text:style-name="P101"/>
      <text:p text:style-name="P72"/>
      <text:p text:style-name="P72"/>
      <text:p text:style-name="P73"><text:span text:style-name="T42">Note:-</text:span><text:span text:style-name="T9">if anonymous Inner class implements an interface that contains single abstract method then only we can replace that anonymous inner class with lambda expression,</text:span></text:p>
      <text:p text:style-name="P53"/>
      <text:p text:style-name="P53"/>
      <text:p text:style-name="P53"/>
      <text:p text:style-name="P61"><text:soft-page-break/></text:p>
      <text:p text:style-name="P62">---------------------Interface allow----------------------</text:p>
      <text:p text:style-name="P62"/>
      <text:p text:style-name="P54">interface allow default method, static method in java 1.8 version,</text:p>
      <text:p text:style-name="P54"><text:s/>interface allow dfault method, static method as well as private method in java 1.9</text:p>
      <text:p text:style-name="P54"/>
      <text:p text:style-name="P55">Methods </text:p>
      <text:p text:style-name="P55">public void abstrct m1();</text:p>
      <text:p text:style-name="P55">public void static m2(){} <text:span text:style-name="T74">// </text:span><text:span text:style-name="T77">java 1.8 //</text:span><text:span text:style-name="T78">without obj call static methods</text:span></text:p>
      <text:p text:style-name="P63"><text:span text:style-name="T101">public void default m3();</text:span> // <text:span text:style-name="T100">java 1.8</text:span></text:p>
      <text:p text:style-name="P63">private vod m4(){}; // java 9</text:p>
      <text:p text:style-name="P55"/>
      <text:p text:style-name="P55">variable public static final M=10; //No changes </text:p>
      <text:p text:style-name="P55"><text:span text:style-name="T79">Note :Static method we can not override </text:span><text:span text:style-name="T80">in interface java 1.8</text:span></text:p>
      <text:p text:style-name="P54"/>
      <text:p text:style-name="P62">----<text:span text:style-name="T95">Default/ virtual extension/defender method---------------------</text:span></text:p>
      <text:p text:style-name="P66">without effecting implementation classes if we want to add new method to the interface ===&gt; default method</text:p>
      <text:p text:style-name="P66">1) default method won't be force to implemets all class which all implements Interface</text:p>
      <text:p text:style-name="P66">2) we can override the default method based on <text:span text:style-name="T98">our</text:span> <text:span text:style-name="T98">requirments.</text:span></text:p>
      <text:p text:style-name="P67">3) in override method replace default to public modifier <text:span text:style-name="T99">mandatory.</text:span></text:p>
      <text:p text:style-name="P67"/>
      <text:p text:style-name="P68">Example of Default methods</text:p>
      <text:p text:style-name="P68"/>
      <text:p text:style-name="P104"><text:span text:style-name="T8">interface</text:span><text:span text:style-name="T96"> Intr{</text:span></text:p>
      <text:p text:style-name="P86"><text:span text:style-name="T9"><text:tab/></text:span><text:span text:style-name="T1">default</text:span><text:span text:style-name="T9"> </text:span><text:span text:style-name="T1">void</text:span><text:span text:style-name="T9"> m1() {</text:span></text:p>
      <text:p text:style-name="P86"><text:span text:style-name="T9"><text:tab/><text:tab/>System.</text:span><text:span text:style-name="T61">out</text:span><text:span text:style-name="T9">.println(</text:span><text:span text:style-name="T67">"-----parent class----"</text:span><text:span text:style-name="T9">);</text:span></text:p>
      <text:p text:style-name="P96"><text:tab/>}</text:p>
      <text:p text:style-name="P96">}</text:p>
      <text:p text:style-name="P95"/>
      <text:p text:style-name="P86"><text:span text:style-name="T1">public</text:span><text:span text:style-name="T9"> </text:span><text:span text:style-name="T1">class</text:span><text:span text:style-name="T9"> BasicInterface <text:s/></text:span><text:span text:style-name="T1">implements</text:span><text:span text:style-name="T9"> Intr{</text:span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95"/>
      <text:p text:style-name="P86"><text:span text:style-name="T9"><text:tab/><text:tab/>BasicInterface </text:span><text:span text:style-name="T55">obj</text:span><text:span text:style-name="T9"> = </text:span><text:span text:style-name="T1">new</text:span><text:span text:style-name="T9"> BasicInterface();</text:span></text:p>
      <text:p text:style-name="P86"><text:span text:style-name="T9"><text:tab/><text:tab/></text:span><text:span text:style-name="T55">obj</text:span><text:span text:style-name="T9">.m1();</text:span></text:p>
      <text:p text:style-name="P96"><text:tab/>}</text:p>
      <text:p text:style-name="P96">}</text:p>
      <text:p text:style-name="P68"/>
      <text:p text:style-name="P64">----------------Override default methods-------------------------------</text:p>
      <text:p text:style-name="P68"/>
      <text:p text:style-name="P104"><text:span text:style-name="T8">interface</text:span><text:span text:style-name="T96"> Intr{</text:span></text:p>
      <text:p text:style-name="P86"><text:span text:style-name="T9"><text:tab/></text:span><text:span text:style-name="T1">default</text:span><text:span text:style-name="T9"> </text:span><text:span text:style-name="T1">void</text:span><text:span text:style-name="T9"> m1() {</text:span></text:p>
      <text:p text:style-name="P86"><text:span text:style-name="T9"><text:tab/><text:tab/>System.</text:span><text:span text:style-name="T61">out</text:span><text:span text:style-name="T9">.println(</text:span><text:span text:style-name="T67">"-----parent class----"</text:span><text:span text:style-name="T9">);</text:span></text:p>
      <text:p text:style-name="P96"><text:tab/>}</text:p>
      <text:p text:style-name="P96">}</text:p>
      <text:p text:style-name="P95"/>
      <text:p text:style-name="P86"><text:span text:style-name="T1">public</text:span><text:span text:style-name="T9"> </text:span><text:span text:style-name="T1">class</text:span><text:span text:style-name="T9"> BasicInterface <text:s/></text:span><text:span text:style-name="T1">implements</text:span><text:span text:style-name="T9"> Intr{</text:span></text:p>
      <text:p text:style-name="P96"><text:tab/></text:p>
      <text:p text:style-name="P136"><text:span text:style-name="T9"><text:tab/> </text:span><text:span text:style-name="T1">public</text:span><text:span text:style-name="T9"> </text:span><text:span text:style-name="T1">void</text:span><text:span text:style-name="T9"> m1() { // </text:span><text:span text:style-name="T24">must be public override default methods</text:span></text:p>
      <text:p text:style-name="P136"><text:span text:style-name="T9"><text:tab/><text:tab/>System.</text:span><text:span text:style-name="T61">out</text:span><text:span text:style-name="T9">.println(</text:span><text:span text:style-name="T67">"-----child class----"</text:span><text:span text:style-name="T9">);</text:span></text:p>
      <text:p text:style-name="P137"><text:tab/>}</text:p>
      <text:p text:style-name="P137"><text:tab/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95"/>
      <text:p text:style-name="P86"><text:span text:style-name="T9"><text:tab/><text:tab/>BasicInterface </text:span><text:span text:style-name="T55">obj</text:span><text:span text:style-name="T9"> = </text:span><text:span text:style-name="T1">new</text:span><text:span text:style-name="T9"> BasicInterface();</text:span></text:p>
      <text:p text:style-name="P86"><text:span text:style-name="T9"><text:tab/><text:tab/></text:span><text:span text:style-name="T55">obj</text:span><text:span text:style-name="T9">.m1();</text:span></text:p>
      <text:p text:style-name="P96"><text:tab/>}</text:p>
      <text:p text:style-name="P96">}</text:p>
      <text:p text:style-name="P104"/>
      <text:p text:style-name="P104"/>
      <text:p text:style-name="P143"><text:soft-page-break/>if two interface content duplicate method then must be override otherwise through erros</text:p>
      <text:p text:style-name="P142">Problems</text:p>
      <text:p text:style-name="P141"/>
      <text:p text:style-name="P104"/>
      <text:p text:style-name="P104"><text:span text:style-name="T8">interface</text:span><text:span text:style-name="T96"> Intr{</text:span></text:p>
      <text:p text:style-name="P86"><text:span text:style-name="T9"><text:tab/></text:span><text:span text:style-name="T1">default</text:span><text:span text:style-name="T9"> </text:span><text:span text:style-name="T1">void</text:span><text:span text:style-name="T9"> m1() {</text:span></text:p>
      <text:p text:style-name="P86"><text:span text:style-name="T9"><text:tab/><text:tab/>System.</text:span><text:span text:style-name="T61">out</text:span><text:span text:style-name="T9">.println(</text:span><text:span text:style-name="T67">"-----parent class----"</text:span><text:span text:style-name="T9">);</text:span></text:p>
      <text:p text:style-name="P96"><text:tab/>}</text:p>
      <text:p text:style-name="P96">}</text:p>
      <text:p text:style-name="P95"/>
      <text:p text:style-name="P86"><text:span text:style-name="T1">interface</text:span><text:span text:style-name="T9"> Intr2{</text:span></text:p>
      <text:p text:style-name="P86"><text:span text:style-name="T9"><text:tab/></text:span><text:span text:style-name="T1">default</text:span><text:span text:style-name="T9"> </text:span><text:span text:style-name="T1">void</text:span><text:span text:style-name="T9"> m1() {</text:span></text:p>
      <text:p text:style-name="P86"><text:span text:style-name="T9"><text:tab/><text:tab/>System.</text:span><text:span text:style-name="T61">out</text:span><text:span text:style-name="T9">.println(</text:span><text:span text:style-name="T67">"-----parent class----"</text:span><text:span text:style-name="T9">);</text:span></text:p>
      <text:p text:style-name="P96"><text:tab/>}</text:p>
      <text:p text:style-name="P96">}</text:p>
      <text:p text:style-name="P95"/>
      <text:p text:style-name="P86"><text:span text:style-name="T1">public</text:span><text:span text:style-name="T9"> </text:span><text:span text:style-name="T1">class</text:span><text:span text:style-name="T9"> </text:span><text:span text:style-name="T40">BasicInterface</text:span><text:span text:style-name="T9"> <text:s/></text:span><text:span text:style-name="T1">implements</text:span><text:span text:style-name="T9"> Intr,Intr2{</text:span></text:p>
      <text:p text:style-name="P96"><text:tab/></text:p>
      <text:p text:style-name="P136"><text:span text:style-name="T9"><text:tab/>//</text:span><text:span text:style-name="T25">must be implements </text:span><text:span text:style-name="T26">default method</text:span></text:p>
      <text:p text:style-name="P102"/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95"/>
      <text:p text:style-name="P86"><text:span text:style-name="T9"><text:tab/><text:tab/>BasicInterface </text:span><text:span text:style-name="T55">obj</text:span><text:span text:style-name="T9"> = </text:span><text:span text:style-name="T1">new</text:span><text:span text:style-name="T9"> BasicInterface();</text:span></text:p>
      <text:p text:style-name="P86"><text:span text:style-name="T9"><text:tab/><text:tab/></text:span><text:span text:style-name="T55">obj</text:span><text:span text:style-name="T9">.m1();</text:span></text:p>
      <text:p text:style-name="P96"><text:tab/>}</text:p>
      <text:p text:style-name="P96">}</text:p>
      <text:p text:style-name="P140"/>
      <text:p text:style-name="P140"/>
      <text:p text:style-name="P146">Solutions:</text:p>
      <text:p text:style-name="P145"/>
      <text:p text:style-name="P109"><text:span text:style-name="T1">interface</text:span><text:span text:style-name="T9"> Intr{</text:span></text:p>
      <text:p text:style-name="P86"><text:span text:style-name="T9"><text:tab/></text:span><text:span text:style-name="T1">default</text:span><text:span text:style-name="T9"> </text:span><text:span text:style-name="T1">void</text:span><text:span text:style-name="T9"> m1() {</text:span></text:p>
      <text:p text:style-name="P86"><text:span text:style-name="T9"><text:tab/><text:tab/>System.</text:span><text:span text:style-name="T61">out</text:span><text:span text:style-name="T9">.println(</text:span><text:span text:style-name="T67">"-----parent class----"</text:span><text:span text:style-name="T9">);</text:span></text:p>
      <text:p text:style-name="P96"><text:tab/>}</text:p>
      <text:p text:style-name="P96">}</text:p>
      <text:p text:style-name="P95"/>
      <text:p text:style-name="P86"><text:span text:style-name="T1">interface</text:span><text:span text:style-name="T9"> Intr2{</text:span></text:p>
      <text:p text:style-name="P86"><text:span text:style-name="T9"><text:tab/></text:span><text:span text:style-name="T1">default</text:span><text:span text:style-name="T9"> </text:span><text:span text:style-name="T1">void</text:span><text:span text:style-name="T9"> m1() {</text:span></text:p>
      <text:p text:style-name="P86"><text:span text:style-name="T9"><text:tab/><text:tab/>System.</text:span><text:span text:style-name="T61">out</text:span><text:span text:style-name="T9">.println(</text:span><text:span text:style-name="T67">"-----parent class----"</text:span><text:span text:style-name="T9">);</text:span></text:p>
      <text:p text:style-name="P96"><text:tab/>}</text:p>
      <text:p text:style-name="P96">}</text:p>
      <text:p text:style-name="P95"/>
      <text:p text:style-name="P86"><text:span text:style-name="T1">public</text:span><text:span text:style-name="T9"> </text:span><text:span text:style-name="T1">class</text:span><text:span text:style-name="T9"> BasicInterface <text:s/></text:span><text:span text:style-name="T1">implements</text:span><text:span text:style-name="T9"> Intr,Intr2{</text:span></text:p>
      <text:p text:style-name="P96"><text:tab/></text:p>
      <text:p text:style-name="P86"><text:span text:style-name="T9"><text:tab/></text:span><text:span text:style-name="T85">@Override</text:span></text:p>
      <text:p text:style-name="P86"><text:span text:style-name="T9"><text:tab/></text:span><text:span text:style-name="T1">public</text:span><text:span text:style-name="T9"> </text:span><text:span text:style-name="T1">void</text:span><text:span text:style-name="T9"> m1() {</text:span></text:p>
      <text:p text:style-name="P86"><text:span text:style-name="T9"><text:tab/><text:tab/></text:span><text:span text:style-name="T69">// </text:span><text:span text:style-name="T97">TODO</text:span><text:span text:style-name="T69"> Auto-generated method stub</text:span></text:p>
      <text:p text:style-name="P136"><text:span text:style-name="T9"><text:tab/><text:tab/>Intr.</text:span><text:span text:style-name="T1">super</text:span><text:span text:style-name="T9">.m1();</text:span></text:p>
      <text:p text:style-name="P136"><text:span text:style-name="T9"><text:tab/><text:tab/>Intr2.</text:span><text:span text:style-name="T1">super</text:span><text:span text:style-name="T9">.m1();</text:span></text:p>
      <text:p text:style-name="P96"><text:tab/>}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95"/>
      <text:p text:style-name="P86"><text:span text:style-name="T9"><text:tab/><text:tab/>BasicInterface </text:span><text:span text:style-name="T55">obj</text:span><text:span text:style-name="T9"> = </text:span><text:span text:style-name="T1">new</text:span><text:span text:style-name="T9"> BasicInterface();</text:span></text:p>
      <text:p text:style-name="P86"><text:span text:style-name="T9"><text:tab/><text:tab/></text:span><text:span text:style-name="T55">obj</text:span><text:span text:style-name="T9">.m1();</text:span></text:p>
      <text:p text:style-name="P96"><text:tab/>}</text:p>
      <text:p text:style-name="P95"/>
      <text:p text:style-name="P96"><text:tab/></text:p>
      <text:p text:style-name="P96">}</text:p>
      <text:p text:style-name="P140"/>
      <text:p text:style-name="P140"/>
      <text:p text:style-name="P140"><text:soft-page-break/></text:p>
      <text:p text:style-name="P147">----------Static method we can override form Class to class ----------------</text:p>
      <text:p text:style-name="P169"/>
      <text:p text:style-name="P148">Example: 1</text:p>
      <text:p text:style-name="P170"/>
      <text:p text:style-name="P110"/>
      <text:p text:style-name="P110"><text:span text:style-name="T1">class</text:span><text:span text:style-name="T9"> Intr{</text:span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2() {</text:span></text:p>
      <text:p text:style-name="P86"><text:span text:style-name="T9"><text:tab/><text:tab/>System.</text:span><text:span text:style-name="T61">out</text:span><text:span text:style-name="T9">.println(</text:span><text:span text:style-name="T67">"super static methods"</text:span><text:span text:style-name="T9">);</text:span></text:p>
      <text:p text:style-name="P96"><text:tab/>}</text:p>
      <text:p text:style-name="P96">}</text:p>
      <text:p text:style-name="P95"/>
      <text:p text:style-name="P86"><text:span text:style-name="T1">public</text:span><text:span text:style-name="T9"> </text:span><text:span text:style-name="T1">class</text:span><text:span text:style-name="T9"> BasicInterface <text:s/></text:span><text:span text:style-name="T1">extends</text:span><text:span text:style-name="T9"> Intr {</text:span></text:p>
      <text:p text:style-name="P96"><text:tab/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2() {</text:span></text:p>
      <text:p text:style-name="P86"><text:span text:style-name="T9"><text:tab/><text:tab/>System.</text:span><text:span text:style-name="T61">out</text:span><text:span text:style-name="T9">.println(</text:span><text:span text:style-name="T67">"child static methods"</text:span><text:span text:style-name="T9">);</text:span></text:p>
      <text:p text:style-name="P96"><text:tab/>}</text:p>
      <text:p text:style-name="P96"><text:tab/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86"><text:span text:style-name="T9"><text:tab/><text:tab/>BasicInterface </text:span><text:span text:style-name="T55">obj</text:span><text:span text:style-name="T9"> = </text:span><text:span text:style-name="T1">new</text:span><text:span text:style-name="T9"> BasicInterface();</text:span></text:p>
      <text:p text:style-name="P136"><text:span text:style-name="T9"><text:tab/><text:tab/></text:span><text:span text:style-name="T57">obj</text:span><text:span text:style-name="T52">.</text:span><text:span text:style-name="T39">m2</text:span><text:span text:style-name="T52">()</text:span><text:span text:style-name="T9">; //</text:span><text:span text:style-name="T27">execute childs class static methods</text:span></text:p>
      <text:p text:style-name="P96"><text:tab/>}<text:tab/></text:p>
      <text:p text:style-name="P96">}</text:p>
      <text:p text:style-name="P110"/>
      <text:p text:style-name="P148"/>
      <text:p text:style-name="P148">Example 2:</text:p>
      <text:p text:style-name="P170"/>
      <text:p text:style-name="P111"><text:span text:style-name="T1">class</text:span><text:span text:style-name="T9"> Intr{</text:span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2() {</text:span></text:p>
      <text:p text:style-name="P86"><text:span text:style-name="T9"><text:tab/><text:tab/>System.</text:span><text:span text:style-name="T61">out</text:span><text:span text:style-name="T9">.println(</text:span><text:span text:style-name="T67">"super static methods"</text:span><text:span text:style-name="T9">);</text:span></text:p>
      <text:p text:style-name="P96"><text:tab/>}</text:p>
      <text:p text:style-name="P96">}</text:p>
      <text:p text:style-name="P95"/>
      <text:p text:style-name="P86"><text:span text:style-name="T1">public</text:span><text:span text:style-name="T9"> </text:span><text:span text:style-name="T1">class</text:span><text:span text:style-name="T9"> BasicInterface <text:s/></text:span><text:span text:style-name="T1">extends</text:span><text:span text:style-name="T9"> Intr {</text:span></text:p>
      <text:p text:style-name="P96"><text:tab/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86"><text:span text:style-name="T9"><text:tab/><text:tab/>BasicInterface </text:span><text:span text:style-name="T55">obj</text:span><text:span text:style-name="T9"> = </text:span><text:span text:style-name="T1">new</text:span><text:span text:style-name="T9"> BasicInterface();</text:span></text:p>
      <text:p text:style-name="P136"><text:span text:style-name="T9"><text:tab/><text:tab/></text:span><text:span text:style-name="T57">obj</text:span><text:span text:style-name="T52">.</text:span><text:span text:style-name="T39">m2</text:span><text:span text:style-name="T52">()</text:span><text:span text:style-name="T9">; // </text:span><text:span text:style-name="T28">execute parent class static methods</text:span></text:p>
      <text:p text:style-name="P96"><text:tab/>}<text:tab/></text:p>
      <text:p text:style-name="P96">}</text:p>
      <text:p text:style-name="P170"/>
      <text:p text:style-name="P170"/>
      <text:p text:style-name="P171"><text:span text:style-name="T74">Note: </text:span>Without effecting implementation classes if we want to add new methods to the interface( extending interface functionality ) then go for default methods,</text:p>
      <text:p text:style-name="P172">To <text:s/>define general utility methods then go for static method <text:s/>inside iterface,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><text:soft-page-break/></text:p>
      <text:p text:style-name="P149">------------------------------Predefined Functional Interface-------------------------------</text:p>
      <text:p text:style-name="P173"/>
      <text:p text:style-name="P173">1) Predicate,</text:p>
      <text:p text:style-name="P173">2) Function,</text:p>
      <text:p text:style-name="P173">3) Consumer,</text:p>
      <text:p text:style-name="P173">4) Supplier,</text:p>
      <text:p text:style-name="P173"/>
      <text:p text:style-name="P173">Two argument Predefined functional interfaces:</text:p>
      <text:p text:style-name="P173"/>
      <text:p text:style-name="P173">1) BiPredicate,</text:p>
      <text:p text:style-name="P173">2) BiFunction,</text:p>
      <text:p text:style-name="P173">3)BiConsumer,</text:p>
      <text:p text:style-name="P173"/>
      <text:p text:style-name="P173">Primitive Functional Interfaces:</text:p>
      <text:p text:style-name="P173"/>
      <text:p text:style-name="P174">1) IntPredicate</text:p>
      <text:p text:style-name="P175">2) IntFunction</text:p>
      <text:p text:style-name="P175">3) IntConsumer</text:p>
      <text:p text:style-name="P175"/>
      <text:p text:style-name="P176">Check all functional interface in <text:span text:style-name="T74">java.util.function</text:span> pkg</text:p>
      <text:p text:style-name="P176"/>
      <text:p text:style-name="P179">Predicate functional Interface:</text:p>
      <text:p text:style-name="P179"/>
      <text:p text:style-name="P177"><text:tab/>Predicational interface used for basically check condtion or some filtering <text:span text:style-name="T104">data</text:span> like find even or odd, find age grether then 40 etc..</text:p>
      <text:p text:style-name="P178">Predicate interface have one abstract method</text:p>
      <text:p text:style-name="P178">public abstract boolean <text:span text:style-name="T105">test</text:span>(T e);</text:p>
      <text:p text:style-name="P139"/>
      <text:p text:style-name="P139"><text:span text:style-name="T1">interface</text:span><text:span text:style-name="T9"> Predicate&lt;T&gt;{</text:span></text:p>
      <text:p text:style-name="P136"><text:span text:style-name="T9"><text:tab/></text:span><text:span text:style-name="T1">public</text:span><text:span text:style-name="T9"> </text:span><text:span text:style-name="T1">abstract</text:span><text:span text:style-name="T9"> </text:span><text:span text:style-name="T1">boolean</text:span><text:span text:style-name="T9"> test(T </text:span><text:span text:style-name="T55">t</text:span><text:span text:style-name="T9">);</text:span></text:p>
      <text:p text:style-name="P137">}</text:p>
      <text:p text:style-name="P178"/>
      <text:p text:style-name="P112"><text:span text:style-name="T1">public</text:span><text:span text:style-name="T9"> </text:span><text:span text:style-name="T1">class</text:span><text:span text:style-name="T9"> BasicInterface <text:s text:c="2"/>{</text:span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86"><text:span text:style-name="T9"><text:tab/><text:tab/>List&lt;Integer&gt; </text:span><text:span text:style-name="T55">list</text:span><text:span text:style-name="T9"> = </text:span><text:span text:style-name="T1">new</text:span><text:span text:style-name="T9"> ArrayList&lt;Integer&gt;();</text:span></text:p>
      <text:p text:style-name="P86"><text:span text:style-name="T9"><text:tab/><text:tab/></text:span><text:span text:style-name="T55">list</text:span><text:span text:style-name="T9">.add(10);</text:span><text:span text:style-name="T55">list</text:span><text:span text:style-name="T9">.add(20);</text:span><text:span text:style-name="T55">list</text:span><text:span text:style-name="T9">.add(30);</text:span></text:p>
      <text:p text:style-name="P86"><text:span text:style-name="T9"><text:tab/><text:tab/></text:span><text:span text:style-name="T55">list</text:span><text:span text:style-name="T9">.add(40);</text:span><text:span text:style-name="T55">list</text:span><text:span text:style-name="T9">.add(50);</text:span></text:p>
      <text:p text:style-name="P86"><text:span text:style-name="T9"><text:tab/><text:tab/>Predicate&lt;Integer&gt; </text:span><text:span text:style-name="T55">predicate</text:span><text:span text:style-name="T9">= (</text:span><text:span text:style-name="T55">t</text:span><text:span text:style-name="T9">)-&gt;{</text:span><text:span text:style-name="T1">return</text:span><text:span text:style-name="T9"> </text:span><text:span text:style-name="T55">t</text:span><text:span text:style-name="T9">%2==0;};</text:span></text:p>
      <text:p text:style-name="P86"><text:span text:style-name="T9"><text:tab/><text:tab/>List&lt;Integer&gt; </text:span><text:span text:style-name="T58">flist</text:span><text:span text:style-name="T9"> = <text:tab/><text:tab/></text:span><text:span text:style-name="T55">list</text:span><text:span text:style-name="T9">.stream().filter(</text:span><text:span text:style-name="T55">predicate</text:span><text:span text:style-name="T9">).collect(Collectors.</text:span><text:span text:style-name="T38">toList</text:span><text:span text:style-name="T9">());<text:tab/><text:tab/><text:tab/><text:tab/><text:tab/><text:tab/><text:tab/><text:tab/></text:span><text:span text:style-name="T69">//OR</text:span></text:p>
      <text:p text:style-name="P86"><text:span text:style-name="T55">flist</text:span><text:span text:style-name="T9"> =</text:span><text:span text:style-name="T55">list</text:span><text:span text:style-name="T9">.stream().filter(</text:span><text:span text:style-name="T46">(</text:span><text:span text:style-name="T59">t</text:span><text:span text:style-name="T46">)-&gt;{</text:span><text:span text:style-name="T5">return</text:span><text:span text:style-name="T46"> </text:span><text:span text:style-name="T59">t</text:span><text:span text:style-name="T46">%2==0;}</text:span><text:span text:style-name="T9">).collect(Collectors.</text:span><text:span text:style-name="T38">toList</text:span><text:span text:style-name="T9">());</text:span></text:p>
      <text:p text:style-name="P98"><text:tab/>}</text:p>
      <text:p text:style-name="P89"><text:tab/><text:span text:style-name="T9">List&lt;Integer&gt; </text:span><text:span text:style-name="T55">list</text:span><text:span text:style-name="T9"> = </text:span><text:span text:style-name="T1">new</text:span><text:span text:style-name="T9"> ArrayList&lt;Integer&gt;();</text:span></text:p>
      <text:p text:style-name="P86"><text:span text:style-name="T9"><text:tab/><text:tab/></text:span><text:span text:style-name="T55">list</text:span><text:span text:style-name="T9">.add(10);</text:span><text:span text:style-name="T55">list</text:span><text:span text:style-name="T9">.add(20);</text:span><text:span text:style-name="T55">list</text:span><text:span text:style-name="T9">.add(30);</text:span></text:p>
      <text:p text:style-name="P86"><text:span text:style-name="T9"><text:tab/><text:tab/></text:span><text:span text:style-name="T55">list</text:span><text:span text:style-name="T9">.add(40);</text:span><text:span text:style-name="T55">list</text:span><text:span text:style-name="T9">.add(50);</text:span></text:p>
      <text:p text:style-name="P86"><text:span text:style-name="T9"><text:tab/><text:tab/>Predicate&lt;Integer&gt; </text:span><text:span text:style-name="T55">predicate</text:span><text:span text:style-name="T9">= (</text:span><text:span text:style-name="T55">t</text:span><text:span text:style-name="T9">)-&gt;{</text:span><text:span text:style-name="T1">return</text:span><text:span text:style-name="T9"> </text:span><text:span text:style-name="T55">t</text:span><text:span text:style-name="T9">%2==0;};</text:span></text:p>
      <text:p text:style-name="P86"><text:span text:style-name="T9"><text:tab/><text:tab/>System.</text:span><text:span text:style-name="T61">out</text:span><text:span text:style-name="T9">.println(</text:span><text:span text:style-name="T59">predicate</text:span><text:span text:style-name="T46">.test(10)</text:span><text:span text:style-name="T9">);</text:span></text:p>
      <text:p text:style-name="P86"><text:span text:style-name="T9"><text:tab/><text:tab/>System.</text:span><text:span text:style-name="T61">out</text:span><text:span text:style-name="T9">.println(</text:span><text:span text:style-name="T59">predicate</text:span><text:span text:style-name="T46">.test(20)</text:span><text:span text:style-name="T9">);</text:span></text:p>
      <text:p text:style-name="P86"><text:span text:style-name="T9"><text:tab/><text:tab/>System.</text:span><text:span text:style-name="T61">out</text:span><text:span text:style-name="T9">.println(</text:span><text:span text:style-name="T59">predicate</text:span><text:span text:style-name="T46">.test(31)</text:span><text:span text:style-name="T9">);<text:tab/></text:span></text:p>
      <text:p text:style-name="P98">}</text:p>
      <text:p text:style-name="P178"/>
      <text:p text:style-name="P177"/>
      <text:p text:style-name="P177"/>
      <text:p text:style-name="P173"/>
      <text:p text:style-name="P173"><text:soft-page-break/></text:p>
      <text:p text:style-name="P173"/>
      <text:p text:style-name="P113"><text:span text:style-name="T9"><text:tab/>Predicate&lt;String&gt; </text:span><text:span text:style-name="T55">predicate</text:span><text:span text:style-name="T9">= (</text:span><text:span text:style-name="T55">t</text:span><text:span text:style-name="T9">)-&gt;{</text:span><text:span text:style-name="T1">return</text:span><text:span text:style-name="T9"> </text:span><text:span text:style-name="T55">t</text:span><text:span text:style-name="T9">.equals(</text:span><text:span text:style-name="T67">"D"</text:span><text:span text:style-name="T9">);};</text:span></text:p>
      <text:p text:style-name="P86"><text:span text:style-name="T9"><text:tab/><text:tab/>System.</text:span><text:span text:style-name="T61">out</text:span><text:span text:style-name="T9">.println(</text:span><text:span text:style-name="T55">predicate</text:span><text:span text:style-name="T9">.test(</text:span><text:span text:style-name="T67">"D"</text:span><text:span text:style-name="T9">));</text:span></text:p>
      <text:p text:style-name="P86"><text:span text:style-name="T9"><text:tab/><text:tab/>System.</text:span><text:span text:style-name="T61">out</text:span><text:span text:style-name="T9">.println(</text:span><text:span text:style-name="T55">predicate</text:span><text:span text:style-name="T9">.test(</text:span><text:span text:style-name="T67">"A"</text:span><text:span text:style-name="T9">));</text:span></text:p>
      <text:p text:style-name="P86"><text:span text:style-name="T9"><text:tab/><text:tab/>System.</text:span><text:span text:style-name="T61">out</text:span><text:span text:style-name="T9">.println(</text:span><text:span text:style-name="T55">predicate</text:span><text:span text:style-name="T9">.test(</text:span><text:span text:style-name="T67">"B"</text:span><text:span text:style-name="T9">));</text:span></text:p>
      <text:p text:style-name="P113"/>
      <text:p text:style-name="P171"/>
      <text:p text:style-name="P171"/>
      <text:p text:style-name="P150">Functiona Interface: </text:p>
      <text:p text:style-name="P180"><text:s/>function interface used for some <text:span text:style-name="T74">bussiness operation, mathematic </text:span><text:span text:style-name="T82">calculation</text:span><text:span text:style-name="T74"> </text:span><text:span text:style-name="T81">etc</text:span> and want to return type is any type so we can go for Function Interfer,</text:p>
      <text:p text:style-name="P180"><text:span text:style-name="T74">Input T</text:span> : // any type take </text:p>
      <text:p text:style-name="P180"><text:span text:style-name="T74">Rretur R: </text:span><text:s/>// any type return </text:p>
      <text:p text:style-name="P114"/>
      <text:p text:style-name="P114"><text:span text:style-name="T1">interface</text:span><text:span text:style-name="T9"> Function&lt;T, R&gt; {</text:span></text:p>
      <text:p text:style-name="P95"/>
      <text:p text:style-name="P86"><text:span text:style-name="T9"><text:tab/></text:span><text:span text:style-name="T1">public</text:span><text:span text:style-name="T9"> R apply(T </text:span><text:span text:style-name="T55">t</text:span><text:span text:style-name="T9">);</text:span></text:p>
      <text:p text:style-name="P96">}</text:p>
      <text:p text:style-name="P95"/>
      <text:p text:style-name="P96"/>
      <text:p text:style-name="P180"/>
      <text:p text:style-name="P81"/>
      <text:p text:style-name="P81"><text:span text:style-name="T1">public</text:span><text:span text:style-name="T9"> </text:span><text:span text:style-name="T1">class</text:span><text:span text:style-name="T9"> BasicInterface <text:s text:c="2"/>{</text:span></text:p>
      <text:p text:style-name="P80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80"><text:span text:style-name="T9"><text:tab/><text:tab/>Function&lt;Integer,Integer&gt; </text:span><text:span text:style-name="T55">facto</text:span><text:span text:style-name="T9"> = (</text:span><text:span text:style-name="T55">t</text:span><text:span text:style-name="T9">)-&gt;{</text:span><text:span text:style-name="T1">return</text:span><text:span text:style-name="T9"> </text:span><text:span text:style-name="T55">t</text:span><text:span text:style-name="T9">*</text:span><text:span text:style-name="T55">t</text:span><text:span text:style-name="T9">;};</text:span></text:p>
      <text:p text:style-name="P80"><text:span text:style-name="T9"><text:tab/><text:tab/>System.</text:span><text:span text:style-name="T61">out</text:span><text:span text:style-name="T9">.println(</text:span><text:span text:style-name="T55">facto</text:span><text:span text:style-name="T9">.apply(4));</text:span></text:p>
      <text:p text:style-name="P79"><text:tab/><text:tab/></text:p>
      <text:p text:style-name="P80"><text:span text:style-name="T9"><text:tab/><text:tab/>Function&lt;Integer,Integer&gt; </text:span><text:span text:style-name="T55">sum</text:span><text:span text:style-name="T9"> = (</text:span><text:span text:style-name="T55">t</text:span><text:span text:style-name="T9">)-&gt;{</text:span><text:span text:style-name="T1">return</text:span><text:span text:style-name="T9"> </text:span><text:span text:style-name="T55">t</text:span><text:span text:style-name="T9">+</text:span><text:span text:style-name="T55">t</text:span><text:span text:style-name="T9">;};</text:span></text:p>
      <text:p text:style-name="P80"><text:span text:style-name="T9"><text:tab/><text:tab/>System.</text:span><text:span text:style-name="T61">out</text:span><text:span text:style-name="T9">.println(</text:span><text:span text:style-name="T55">sum</text:span><text:span text:style-name="T9">.apply(4));</text:span></text:p>
      <text:p text:style-name="P79"><text:tab/>}<text:tab/><text:tab/></text:p>
      <text:p text:style-name="P79">}</text:p>
      <text:p text:style-name="P81"/>
      <text:p text:style-name="P152">Example:</text:p>
      <text:p text:style-name="P152"/>
      <text:p text:style-name="P152"/>
      <text:p text:style-name="P114"><text:span text:style-name="T1">public</text:span><text:span text:style-name="T9"> </text:span><text:span text:style-name="T1">class</text:span><text:span text:style-name="T9"> BasicInterface <text:s text:c="2"/>{</text:span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86"><text:span text:style-name="T9"><text:tab/><text:tab/>Function&lt;Integer,Integer&gt; </text:span><text:span text:style-name="T55">facto</text:span><text:span text:style-name="T9"> = (</text:span><text:span text:style-name="T55">t</text:span><text:span text:style-name="T9">)-&gt;{</text:span><text:span text:style-name="T1">return</text:span><text:span text:style-name="T9"> </text:span><text:span text:style-name="T55">t</text:span><text:span text:style-name="T9">*</text:span><text:span text:style-name="T55">t</text:span><text:span text:style-name="T9">;};</text:span></text:p>
      <text:p text:style-name="P86"><text:span text:style-name="T9"><text:tab/><text:tab/>System.</text:span><text:span text:style-name="T61">out</text:span><text:span text:style-name="T9">.println(</text:span><text:span text:style-name="T55">facto</text:span><text:span text:style-name="T9">.apply(4));</text:span></text:p>
      <text:p text:style-name="P96"><text:tab/><text:tab/></text:p>
      <text:p text:style-name="P86"><text:span text:style-name="T9"><text:tab/><text:tab/>Function&lt;Integer,Integer&gt; </text:span><text:span text:style-name="T55">sum</text:span><text:span text:style-name="T9"> = (</text:span><text:span text:style-name="T55">t</text:span><text:span text:style-name="T9">)-&gt;{</text:span><text:span text:style-name="T1">return</text:span><text:span text:style-name="T9"> </text:span><text:span text:style-name="T55">t</text:span><text:span text:style-name="T9">+</text:span><text:span text:style-name="T55">t</text:span><text:span text:style-name="T9">;};</text:span></text:p>
      <text:p text:style-name="P86"><text:span text:style-name="T9"><text:tab/><text:tab/>System.</text:span><text:span text:style-name="T61">out</text:span><text:span text:style-name="T9">.println(</text:span><text:span text:style-name="T55">sum</text:span><text:span text:style-name="T9">.apply(4));</text:span></text:p>
      <text:p text:style-name="P96"><text:tab/><text:tab/></text:p>
      <text:p text:style-name="P86"><text:span text:style-name="T9"><text:tab/><text:tab/>List&lt;Integer&gt; </text:span><text:span text:style-name="T55">list</text:span><text:span text:style-name="T9"> = </text:span><text:span text:style-name="T1">new</text:span><text:span text:style-name="T9"> ArrayList&lt;Integer&gt;();</text:span></text:p>
      <text:p text:style-name="P86"><text:span text:style-name="T9"><text:tab/><text:tab/></text:span><text:span text:style-name="T55">list</text:span><text:span text:style-name="T9">.add(10);</text:span><text:span text:style-name="T55">list</text:span><text:span text:style-name="T9">.add(20);</text:span><text:span text:style-name="T55">list</text:span><text:span text:style-name="T9">.add(30);</text:span></text:p>
      <text:p text:style-name="P86"><text:span text:style-name="T9"><text:tab/><text:tab/></text:span><text:span text:style-name="T55">list</text:span><text:span text:style-name="T9"> =</text:span><text:span text:style-name="T55">list</text:span><text:span text:style-name="T9">.stream().map(</text:span><text:span text:style-name="T55">sum</text:span><text:span text:style-name="T9">).collect(Collectors.</text:span><text:span text:style-name="T38">toList</text:span><text:span text:style-name="T9">());</text:span></text:p>
      <text:p text:style-name="P86"><text:span text:style-name="T9"><text:tab/><text:tab/>System.</text:span><text:span text:style-name="T61">out</text:span><text:span text:style-name="T9">.println(</text:span><text:span text:style-name="T55">list</text:span><text:span text:style-name="T9">); // </text:span><text:span text:style-name="T44">output</text:span><text:span text:style-name="T29"> [20, 40, 60]</text:span></text:p>
      <text:p text:style-name="P96"><text:tab/>}<text:tab/><text:tab/></text:p>
      <text:p text:style-name="P96">}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51"><text:soft-page-break/>Find programe for Grade</text:p>
      <text:p text:style-name="P115"/>
      <text:p text:style-name="P115"><text:span text:style-name="T1">public</text:span><text:span text:style-name="T9"> </text:span><text:span text:style-name="T1">class</text:span><text:span text:style-name="T9"> BasicInterface <text:s text:c="2"/>{</text:span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 </text:span><text:span text:style-name="T55">args</text:span><text:span text:style-name="T9">[]) {</text:span></text:p>
      <text:p text:style-name="P86"><text:span text:style-name="T9"><text:tab/><text:tab/>Function&lt;Student,String&gt; </text:span><text:span text:style-name="T55">facto</text:span><text:span text:style-name="T9"> = (</text:span><text:span text:style-name="T55">t</text:span><text:span text:style-name="T9">)-&gt;{</text:span><text:span text:style-name="T1">if</text:span><text:span text:style-name="T9">(</text:span><text:span text:style-name="T55">t</text:span><text:span text:style-name="T9">.</text:span><text:span text:style-name="T64">mark</text:span><text:span text:style-name="T9">&gt;60) {</text:span><text:span text:style-name="T1">return</text:span><text:span text:style-name="T9"> </text:span><text:span text:style-name="T67">"First"</text:span><text:span text:style-name="T9">;} </text:span><text:span text:style-name="T1">else</text:span><text:span text:style-name="T9"> {</text:span><text:span text:style-name="T1">return</text:span><text:span text:style-name="T9"> </text:span><text:span text:style-name="T67">"Second"</text:span><text:span text:style-name="T9">;}};</text:span></text:p>
      <text:p text:style-name="P86"><text:span text:style-name="T9"><text:tab/><text:tab/>List&lt;Student&gt; </text:span><text:span text:style-name="T55">list</text:span><text:span text:style-name="T9"> = </text:span><text:span text:style-name="T1">new</text:span><text:span text:style-name="T9"> ArrayList&lt;&gt;();</text:span></text:p>
      <text:p text:style-name="P86"><text:span text:style-name="T9"><text:tab/><text:tab/></text:span><text:span text:style-name="T55">list</text:span><text:span text:style-name="T9">.add(</text:span><text:span text:style-name="T1">new</text:span><text:span text:style-name="T9"> Student(</text:span><text:span text:style-name="T67">"a"</text:span><text:span text:style-name="T9">,</text:span><text:span text:style-name="T67">"marks"</text:span><text:span text:style-name="T9">,70));</text:span></text:p>
      <text:p text:style-name="P86"><text:span text:style-name="T9"><text:tab/><text:tab/></text:span><text:span text:style-name="T55">list</text:span><text:span text:style-name="T9">.add(</text:span><text:span text:style-name="T1">new</text:span><text:span text:style-name="T9"> Student(</text:span><text:span text:style-name="T67">"b"</text:span><text:span text:style-name="T9">,</text:span><text:span text:style-name="T67">"marks"</text:span><text:span text:style-name="T9">,80));</text:span></text:p>
      <text:p text:style-name="P86"><text:span text:style-name="T9"><text:tab/><text:tab/></text:span><text:span text:style-name="T55">list</text:span><text:span text:style-name="T9">.add(</text:span><text:span text:style-name="T1">new</text:span><text:span text:style-name="T9"> Student(</text:span><text:span text:style-name="T67">"c"</text:span><text:span text:style-name="T9">,</text:span><text:span text:style-name="T67">"marks"</text:span><text:span text:style-name="T9">,40));</text:span></text:p>
      <text:p text:style-name="P86"><text:span text:style-name="T9"><text:tab/><text:tab/></text:span><text:span text:style-name="T1">for</text:span><text:span text:style-name="T9">(Student </text:span><text:span text:style-name="T55">s</text:span><text:span text:style-name="T9">: </text:span><text:span text:style-name="T55">list</text:span><text:span text:style-name="T9">) {</text:span></text:p>
      <text:p text:style-name="P86"><text:span text:style-name="T9"><text:tab/><text:tab/><text:tab/>System.</text:span><text:span text:style-name="T61">out</text:span><text:span text:style-name="T9">.println(</text:span><text:span text:style-name="T55">facto</text:span><text:span text:style-name="T9">.apply(</text:span><text:span text:style-name="T55">s</text:span><text:span text:style-name="T9">));</text:span></text:p>
      <text:p text:style-name="P96"><text:tab/><text:tab/>}</text:p>
      <text:p text:style-name="P96"><text:tab/>}<text:tab/><text:tab/></text:p>
      <text:p text:style-name="P96">}</text:p>
      <text:p text:style-name="P181"/>
      <text:p text:style-name="P181"/>
      <text:p text:style-name="P153">Function&lt;T,<text:span text:style-name="T107">R</text:span>&gt; methods // <text:span text:style-name="T106">chainging function calls </text:span></text:p>
      <text:p text:style-name="P182">andThen() and <text:s/><text:span text:style-name="T9">compose()</text:span></text:p>
      <text:p text:style-name="P116"/>
      <text:p text:style-name="P116"><text:span text:style-name="T9">Function&lt;Integer,Integer&gt; </text:span><text:span text:style-name="T55">f1</text:span><text:span text:style-name="T9"> = </text:span><text:span text:style-name="T55">i</text:span><text:span text:style-name="T9">-&gt;</text:span><text:span text:style-name="T55">i</text:span><text:span text:style-name="T9">*2;</text:span></text:p>
      <text:p text:style-name="P86"><text:span text:style-name="T9">Function&lt;Integer,Integer&gt; </text:span><text:span text:style-name="T55">f2</text:span><text:span text:style-name="T9"> = </text:span><text:span text:style-name="T55">i</text:span><text:span text:style-name="T9">-&gt; </text:span><text:span text:style-name="T55">i</text:span><text:span text:style-name="T9">*</text:span><text:span text:style-name="T55">i</text:span><text:span text:style-name="T9">*</text:span><text:span text:style-name="T55">i</text:span><text:span text:style-name="T9">;</text:span></text:p>
      <text:p text:style-name="P96"><text:tab/><text:tab/></text:p>
      <text:p text:style-name="P86"><text:span text:style-name="T9">System.</text:span><text:span text:style-name="T61">out</text:span><text:span text:style-name="T9">.println(</text:span><text:span text:style-name="T55">f1</text:span><text:span text:style-name="T9">.andThen(</text:span><text:span text:style-name="T55">f2</text:span><text:span text:style-name="T9">).apply(2)); </text:span><text:span text:style-name="T69">// f1 followed by f2</text:span></text:p>
      <text:p text:style-name="P86"><text:span text:style-name="T9">System.</text:span><text:span text:style-name="T61">out</text:span><text:span text:style-name="T9">.println(</text:span><text:span text:style-name="T55">f1</text:span><text:span text:style-name="T9">.compose(</text:span><text:span text:style-name="T55">f2</text:span><text:span text:style-name="T9">).apply(2)); </text:span><text:span text:style-name="T69">// f2 apply first then f1 ally </text:span></text:p>
      <text:p text:style-name="P107">Sysout(f1.andThen(f2).andThen(f3).apply(2));</text:p>
      <text:p text:style-name="P96"><text:tab/><text:tab/></text:p>
      <text:p text:style-name="P182"/>
      <text:p text:style-name="P182"/>
      <text:p text:style-name="P183"><text:span text:style-name="T74">Consumer:</text:span> it have accept() that accept the one argument and no return type.</text:p>
      <text:p text:style-name="P183"/>
      <text:p text:style-name="P108">//Consumer is take only one arguments ands no return type<text:tab/></text:p>
      <text:p text:style-name="P86"><text:span text:style-name="T9"><text:tab/><text:tab/>Consumer&lt;String&gt; </text:span><text:span text:style-name="T55">c1</text:span><text:span text:style-name="T9"> = (</text:span><text:span text:style-name="T55">i</text:span><text:span text:style-name="T9">)-&gt;{System.</text:span><text:span text:style-name="T61">out</text:span><text:span text:style-name="T9">.println(</text:span><text:span text:style-name="T55">i</text:span><text:span text:style-name="T9">);};</text:span></text:p>
      <text:p text:style-name="P86"><text:span text:style-name="T9"><text:tab/><text:tab/></text:span><text:span text:style-name="T55">c1</text:span><text:span text:style-name="T9">.accept(</text:span><text:span text:style-name="T67">"hello world"</text:span><text:span text:style-name="T9">);</text:span></text:p>
      <text:p text:style-name="P96"><text:tab/><text:tab/></text:p>
      <text:p text:style-name="P117"/>
      <text:p text:style-name="P183"/>
      <text:p text:style-name="P184"><text:span text:style-name="T74">Predicate:-&gt;</text:span> Take some input and perform some condition check and return boolean value <text:span text:style-name="T108">then go for </text:span><text:s/>predicate. <text:span text:style-name="T83">test() method</text:span></text:p>
      <text:p text:style-name="P185"><text:span text:style-name="T74">Function-&gt; </text:span>Take some input and perform some operation and return the result which is need not be boolean type so go for function.<text:span text:style-name="T30"> </text:span><text:span text:style-name="T45">apply() method</text:span></text:p>
      <text:p text:style-name="P186"><text:span text:style-name="T74">Consumer <text:s/>:-&gt;</text:span> Accept some input and perform required operation and not required to return anything then go for Consumer . <text:span text:style-name="T83">Accept() method</text:span></text:p>
      <text:p text:style-name="P187"><text:span text:style-name="T74">Supplier-&gt;</text:span> just supply my required objects and it won't take any input.</text:p>
      <text:p text:style-name="P118"/>
      <text:p text:style-name="P118"><text:span text:style-name="T9"><text:tab/>Consumer&lt;Movie&gt; </text:span><text:span text:style-name="T55">c1</text:span><text:span text:style-name="T9">= </text:span><text:span text:style-name="T55">m</text:span><text:span text:style-name="T9">-&gt; System.</text:span><text:span text:style-name="T61">out</text:span><text:span text:style-name="T9">.println(</text:span><text:span text:style-name="T55">m</text:span><text:span text:style-name="T9">.</text:span><text:span text:style-name="T64">name</text:span><text:span text:style-name="T9">+</text:span><text:span text:style-name="T67">"ready to release "</text:span><text:span text:style-name="T9">);</text:span></text:p>
      <text:p text:style-name="P86"><text:span text:style-name="T9"><text:tab/>Consumer&lt;Movie&gt; </text:span><text:span text:style-name="T55">c2</text:span><text:span text:style-name="T9">= </text:span><text:span text:style-name="T55">m</text:span><text:span text:style-name="T9">-&gt; System.</text:span><text:span text:style-name="T61">out</text:span><text:span text:style-name="T9">.println(</text:span><text:span text:style-name="T55">m</text:span><text:span text:style-name="T9">.</text:span><text:span text:style-name="T64">name</text:span><text:span text:style-name="T9">+</text:span><text:span text:style-name="T67">"released but it is bigger "</text:span><text:span text:style-name="T9">);</text:span></text:p>
      <text:p text:style-name="P86"><text:span text:style-name="T9"><text:tab/>Consumer&lt;Movie&gt; </text:span><text:span text:style-name="T55">c3</text:span><text:span text:style-name="T9">= </text:span><text:span text:style-name="T55">m</text:span><text:span text:style-name="T9">-&gt; System.</text:span><text:span text:style-name="T61">out</text:span><text:span text:style-name="T9">.println(</text:span><text:span text:style-name="T55">m</text:span><text:span text:style-name="T9">.</text:span><text:span text:style-name="T64">name</text:span><text:span text:style-name="T9">+</text:span><text:span text:style-name="T67">"storing information in database "</text:span><text:span text:style-name="T9">);</text:span></text:p>
      <text:p text:style-name="P86"><text:span text:style-name="T9"><text:tab/><text:tab/></text:span><text:span text:style-name="T69">// chaining call for consumer </text:span></text:p>
      <text:p text:style-name="P86"><text:span text:style-name="T9"><text:tab/><text:tab/>Movie </text:span><text:span text:style-name="T55">m</text:span><text:span text:style-name="T9"> = </text:span><text:span text:style-name="T1">new</text:span><text:span text:style-name="T9"> Movie(</text:span><text:span text:style-name="T67">"Spider"</text:span><text:span text:style-name="T9">);</text:span></text:p>
      <text:p text:style-name="P86"><text:span text:style-name="T9"><text:tab/><text:tab/> </text:span><text:span text:style-name="T55">c1</text:span><text:span text:style-name="T9">.andThen(</text:span><text:span text:style-name="T55">c2</text:span><text:span text:style-name="T9">).andThen(</text:span><text:span text:style-name="T55">c3</text:span><text:span text:style-name="T9">).accept(</text:span><text:span text:style-name="T55">m</text:span><text:span text:style-name="T9">);</text:span></text:p>
      <text:p text:style-name="P118"/>
      <text:p text:style-name="P119"/>
      <text:p text:style-name="P120"/>
      <text:p text:style-name="P184"/>
      <text:p text:style-name="P188"><text:soft-page-break/><text:span text:style-name="T74">Supplier: </text:span>just supply my reqired objects and it won't take any inputs.</text:p>
      <text:p text:style-name="P189">It have only method call <text:span text:style-name="T74">get()</text:span></text:p>
      <text:p text:style-name="P121"/>
      <text:p text:style-name="P121"><text:span text:style-name="T9">Supplier&lt;Date&gt; </text:span><text:span text:style-name="T55">date</text:span><text:span text:style-name="T9"> = ()-&gt; {</text:span><text:span text:style-name="T1">return</text:span><text:span text:style-name="T9"> </text:span><text:span text:style-name="T1">new</text:span><text:span text:style-name="T9"> Date();};<text:tab/></text:span></text:p>
      <text:p text:style-name="P86"><text:span text:style-name="T9"><text:tab/><text:tab/>System.</text:span><text:span text:style-name="T61">out</text:span><text:span text:style-name="T9">.println(</text:span><text:span text:style-name="T55">date</text:span><text:span text:style-name="T9">.get());</text:span></text:p>
      <text:p text:style-name="P121"/>
      <text:p text:style-name="P121"/>
      <text:p text:style-name="P189">// <text:span text:style-name="T109">Supplier <text:s/>: Random number programing </text:span></text:p>
      <text:p text:style-name="P189"/>
      <text:p text:style-name="P121"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[] </text:span><text:span text:style-name="T55">args</text:span><text:span text:style-name="T9">) {</text:span></text:p>
      <text:p text:style-name="P96"><text:tab/></text:p>
      <text:p text:style-name="P86"><text:span text:style-name="T9"><text:tab/><text:tab/>Supplier&lt;String&gt; </text:span><text:span text:style-name="T55">object</text:span><text:span text:style-name="T9"> = ()-&gt; {</text:span></text:p>
      <text:p text:style-name="P86"><text:span text:style-name="T9"><text:tab/><text:tab/><text:tab/>String </text:span><text:span text:style-name="T55">otp</text:span><text:span text:style-name="T9">=</text:span><text:span text:style-name="T67">""</text:span><text:span text:style-name="T9">;</text:span></text:p>
      <text:p text:style-name="P86"><text:span text:style-name="T9"><text:tab/><text:tab/><text:tab/></text:span><text:span text:style-name="T1">for</text:span><text:span text:style-name="T9">(</text:span><text:span text:style-name="T1">int</text:span><text:span text:style-name="T9"> </text:span><text:span text:style-name="T55">i</text:span><text:span text:style-name="T9">=0;</text:span><text:span text:style-name="T55">i</text:span><text:span text:style-name="T9">&lt;6;</text:span><text:span text:style-name="T55">i</text:span><text:span text:style-name="T9">++) {</text:span></text:p>
      <text:p text:style-name="P86"><text:span text:style-name="T9"><text:tab/><text:tab/><text:tab/><text:tab/></text:span><text:span text:style-name="T55">otp</text:span><text:span text:style-name="T9">=</text:span><text:span text:style-name="T55">otp</text:span><text:span text:style-name="T9">+(</text:span><text:span text:style-name="T1">int</text:span><text:span text:style-name="T9">)(Math.</text:span><text:span text:style-name="T38">random</text:span><text:span text:style-name="T9">()*10);</text:span></text:p>
      <text:p text:style-name="P96"><text:tab/><text:tab/><text:tab/>}</text:p>
      <text:p text:style-name="P86"><text:span text:style-name="T9"><text:tab/><text:tab/><text:tab/></text:span><text:span text:style-name="T1">return</text:span><text:span text:style-name="T9"> </text:span><text:span text:style-name="T55">otp</text:span><text:span text:style-name="T9">;</text:span></text:p>
      <text:p text:style-name="P96"><text:tab/><text:tab/>};<text:tab/></text:p>
      <text:p text:style-name="P86"><text:span text:style-name="T9"><text:tab/><text:tab/>System.</text:span><text:span text:style-name="T61">out</text:span><text:span text:style-name="T9">.println(</text:span><text:span text:style-name="T55">object</text:span><text:span text:style-name="T9">.get());</text:span></text:p>
      <text:p text:style-name="P96"><text:tab/><text:tab/></text:p>
      <text:p text:style-name="P96"><text:tab/>}</text:p>
      <text:p text:style-name="P189"/>
      <text:p text:style-name="P190"><text:span text:style-name="T74">Note: </text:span>above all are taking only one input except supplier if you want to take two input argumenet then go for</text:p>
      <text:p text:style-name="P154">BiPredicate</text:p>
      <text:p text:style-name="P154">BiFunction</text:p>
      <text:p text:style-name="P154">BiConsumer</text:p>
      <text:p text:style-name="P190"/>
      <text:p text:style-name="P191"><text:span text:style-name="T74">BiPredicate:</text:span> it take two agrguments as input and return as boolean see belwo example</text:p>
      <text:p text:style-name="P191"/>
      <text:p text:style-name="P122"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[] </text:span><text:span text:style-name="T55">args</text:span><text:span text:style-name="T9">) {</text:span></text:p>
      <text:p text:style-name="P86"><text:span text:style-name="T9"><text:tab/><text:tab/>BiPredicate&lt;Integer,Integer&gt; </text:span><text:span text:style-name="T55">p</text:span><text:span text:style-name="T9"> = (</text:span><text:span text:style-name="T55">a</text:span><text:span text:style-name="T9">,</text:span><text:span text:style-name="T55">b</text:span><text:span text:style-name="T9">)-&gt;{</text:span><text:span text:style-name="T1">return</text:span><text:span text:style-name="T9"> (</text:span><text:span text:style-name="T55">a</text:span><text:span text:style-name="T9">+</text:span><text:span text:style-name="T55">b</text:span><text:span text:style-name="T9">)%2==0;};</text:span></text:p>
      <text:p text:style-name="P86"><text:span text:style-name="T9"><text:tab/><text:tab/>System.</text:span><text:span text:style-name="T61">out</text:span><text:span text:style-name="T9">.println(</text:span><text:span text:style-name="T55">p</text:span><text:span text:style-name="T9">.test(10,20));</text:span></text:p>
      <text:p text:style-name="P86"><text:span text:style-name="T9"><text:tab/><text:tab/>System.</text:span><text:span text:style-name="T61">out</text:span><text:span text:style-name="T9">.println(</text:span><text:span text:style-name="T55">p</text:span><text:span text:style-name="T9">.test(15,20));</text:span></text:p>
      <text:p text:style-name="P96"><text:tab/>}</text:p>
      <text:p text:style-name="P122"/>
      <text:p text:style-name="P191"/>
      <text:p text:style-name="P192"><text:span text:style-name="T74">Note:</text:span> Normal Predicate can take only one input argument and perform some conditional check. Some times our program<text:span text:style-name="T110">e </text:span><text:s/>requirement is we have to take 2 input arguments and performs some conditional check, for this requirement we should go for biPredicate.</text:p>
      <text:p text:style-name="P193">Interface BiPredicate&lt;T1,T2&gt;</text:p>
      <text:p text:style-name="P193">{</text:p>
      <text:p text:style-name="P193"><text:s text:c="3"/>public boolean test(T1 t1, T2 t2);</text:p>
      <text:p text:style-name="P193">}</text:p>
      <text:p text:style-name="P193"/>
      <text:p text:style-name="P193"/>
      <text:p text:style-name="P194"><text:span text:style-name="T74">BiFunction:</text:span> it take two input as argument and return result.</text:p>
      <text:p text:style-name="P123"/>
      <text:p text:style-name="P90"><text:span text:style-name="T9">BiFunction&lt;Integer,String,Employee&gt; </text:span><text:span text:style-name="T55">biFun</text:span><text:span text:style-name="T9"> =(</text:span><text:span text:style-name="T55">eno</text:span><text:span text:style-name="T9">,</text:span><text:span text:style-name="T55">name</text:span><text:span text:style-name="T9">)-&gt;{</text:span><text:span text:style-name="T1">return</text:span><text:span text:style-name="T9"> </text:span><text:span text:style-name="T1">new</text:span><text:span text:style-name="T9"> Employee(</text:span><text:span text:style-name="T55">eno</text:span><text:span text:style-name="T9">, </text:span><text:span text:style-name="T55">name</text:span><text:span text:style-name="T9">);};</text:span></text:p>
      <text:p text:style-name="P90"><text:span text:style-name="T9">System.</text:span><text:span text:style-name="T61">out</text:span><text:span text:style-name="T9">.println(</text:span><text:span text:style-name="T55">biFun</text:span><text:span text:style-name="T9">.apply(101,</text:span><text:span text:style-name="T67">"jack"</text:span><text:span text:style-name="T9">).</text:span><text:span text:style-name="T64">name</text:span><text:span text:style-name="T9">);</text:span></text:p>
      <text:p text:style-name="P46"/>
      <text:p text:style-name="P74"/>
      <text:p text:style-name="P74"/>
      <text:p text:style-name="P74"/>
      <text:p text:style-name="P74"/>
      <text:p text:style-name="P74"><text:soft-page-break/><text:span text:style-name="T42">BiConsumer:</text:span><text:span text:style-name="T9"> it take two paramters <text:s/>and no return type</text:span></text:p>
      <text:p text:style-name="P74"/>
      <text:p text:style-name="P74"/>
      <text:p text:style-name="P86"><text:span text:style-name="T1">class</text:span><text:span text:style-name="T9"> Employee {</text:span></text:p>
      <text:p text:style-name="P95"/>
      <text:p text:style-name="P86"><text:span text:style-name="T9"><text:tab/></text:span><text:span text:style-name="T1">public</text:span><text:span text:style-name="T9"> String </text:span><text:span text:style-name="T64">name</text:span><text:span text:style-name="T9">;</text:span></text:p>
      <text:p text:style-name="P86"><text:span text:style-name="T9"><text:tab/></text:span><text:span text:style-name="T1">public</text:span><text:span text:style-name="T9"> Double </text:span><text:span text:style-name="T64">salary</text:span><text:span text:style-name="T9">;</text:span></text:p>
      <text:p text:style-name="P95"/>
      <text:p text:style-name="P86"><text:span text:style-name="T9"><text:tab/></text:span><text:span text:style-name="T1">public</text:span><text:span text:style-name="T9"> Employee(String </text:span><text:span text:style-name="T55">name</text:span><text:span text:style-name="T9">, Double </text:span><text:span text:style-name="T55">salary</text:span><text:span text:style-name="T9">) {</text:span></text:p>
      <text:p text:style-name="P86"><text:span text:style-name="T9"><text:tab/><text:tab/></text:span><text:span text:style-name="T1">this</text:span><text:span text:style-name="T9">.</text:span><text:span text:style-name="T64">name</text:span><text:span text:style-name="T9"> = </text:span><text:span text:style-name="T55">name</text:span><text:span text:style-name="T9">;</text:span></text:p>
      <text:p text:style-name="P86"><text:span text:style-name="T9"><text:tab/><text:tab/></text:span><text:span text:style-name="T1">this</text:span><text:span text:style-name="T9">.</text:span><text:span text:style-name="T64">salary</text:span><text:span text:style-name="T9"> = </text:span><text:span text:style-name="T55">salary</text:span><text:span text:style-name="T9">;</text:span></text:p>
      <text:p text:style-name="P96"><text:tab/>}</text:p>
      <text:p text:style-name="P95"/>
      <text:p text:style-name="P96">}</text:p>
      <text:p text:style-name="P95"/>
      <text:p text:style-name="P86"><text:span text:style-name="T1">public</text:span><text:span text:style-name="T9"> </text:span><text:span text:style-name="T1">class</text:span><text:span text:style-name="T9"> mainClassOfAnpnimus {</text:span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[] </text:span><text:span text:style-name="T55">args</text:span><text:span text:style-name="T9">) {</text:span></text:p>
      <text:p text:style-name="P95"/>
      <text:p text:style-name="P86"><text:span text:style-name="T9"><text:tab/><text:tab/>BiConsumer&lt;String, Double&gt; </text:span><text:span text:style-name="T55">biFun</text:span><text:span text:style-name="T9"> = (</text:span><text:span text:style-name="T55">ename</text:span><text:span text:style-name="T9">, </text:span><text:span text:style-name="T55">salary</text:span><text:span text:style-name="T9">) -&gt; {</text:span></text:p>
      <text:p text:style-name="P86"><text:span text:style-name="T9"><text:tab/><text:tab/><text:tab/>System.</text:span><text:span text:style-name="T61">out</text:span><text:span text:style-name="T9">.println(</text:span><text:span text:style-name="T67">"--eName---&gt;"</text:span><text:span text:style-name="T9"> + </text:span><text:span text:style-name="T55">ename</text:span><text:span text:style-name="T9"> + </text:span><text:span text:style-name="T67">" salary "</text:span><text:span text:style-name="T9"> + </text:span><text:span text:style-name="T55">salary</text:span><text:span text:style-name="T9">);</text:span></text:p>
      <text:p text:style-name="P96"><text:tab/><text:tab/>};</text:p>
      <text:p text:style-name="P86"><text:span text:style-name="T9"><text:tab/><text:tab/></text:span><text:span text:style-name="T55">biFun</text:span><text:span text:style-name="T9">.accept(</text:span><text:span text:style-name="T67">"jack"</text:span><text:span text:style-name="T9">, 200d);</text:span></text:p>
      <text:p text:style-name="P96"><text:tab/>}</text:p>
      <text:p text:style-name="P95"/>
      <text:p text:style-name="P96">}</text:p>
      <text:p text:style-name="P103"/>
      <text:p text:style-name="P123"/>
      <text:p text:style-name="P74"/>
      <text:p text:style-name="P74"><text:tab/><text:tab/><text:tab/>//<text:span text:style-name="T111">Example Seconds</text:span></text:p>
      <text:p text:style-name="P46"/>
      <text:p text:style-name="P95"/>
      <text:p text:style-name="P86"><text:span text:style-name="T1">public</text:span><text:span text:style-name="T9"> </text:span><text:span text:style-name="T1">class</text:span><text:span text:style-name="T9"> mainClassOfAnpnimus {</text:span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[] </text:span><text:span text:style-name="T55">args</text:span><text:span text:style-name="T9">) {</text:span></text:p>
      <text:p text:style-name="P86"><text:span text:style-name="T9"><text:tab/><text:tab/>List&lt;Employee&gt; </text:span><text:span text:style-name="T55">empList</text:span><text:span text:style-name="T9"> = </text:span><text:span text:style-name="T1">new</text:span><text:span text:style-name="T9"> ArrayList&lt;Employee&gt;();</text:span></text:p>
      <text:p text:style-name="P86"><text:span text:style-name="T9"><text:tab/><text:tab/></text:span><text:span text:style-name="T38">setData</text:span><text:span text:style-name="T9">(</text:span><text:span text:style-name="T55">empList</text:span><text:span text:style-name="T9">);</text:span></text:p>
      <text:p text:style-name="P86"><text:span text:style-name="T9"><text:tab/><text:tab/>BiConsumer&lt;Employee, Double&gt; </text:span><text:span text:style-name="T55">biFun</text:span><text:span text:style-name="T9"> = (</text:span><text:span text:style-name="T55">emp</text:span><text:span text:style-name="T9">, </text:span><text:span text:style-name="T55">d</text:span><text:span text:style-name="T9">) -&gt; {</text:span></text:p>
      <text:p text:style-name="P86"><text:span text:style-name="T9"><text:tab/><text:tab/><text:tab/></text:span><text:span text:style-name="T55">emp</text:span><text:span text:style-name="T9">.</text:span><text:span text:style-name="T64">salary</text:span><text:span text:style-name="T9"> = </text:span><text:span text:style-name="T55">emp</text:span><text:span text:style-name="T9">.</text:span><text:span text:style-name="T64">salary</text:span><text:span text:style-name="T9"> + </text:span><text:span text:style-name="T55">d</text:span><text:span text:style-name="T9">;</text:span></text:p>
      <text:p text:style-name="P96"><text:tab/><text:tab/>};</text:p>
      <text:p text:style-name="P86"><text:span text:style-name="T9"><text:tab/><text:tab/></text:span><text:span text:style-name="T55">empList</text:span><text:span text:style-name="T9">.forEach((</text:span><text:span text:style-name="T55">emp</text:span><text:span text:style-name="T9">) -&gt; {</text:span></text:p>
      <text:p text:style-name="P86"><text:span text:style-name="T9"><text:tab/><text:tab/><text:tab/></text:span><text:span text:style-name="T55">biFun</text:span><text:span text:style-name="T9">.accept(</text:span><text:span text:style-name="T55">emp</text:span><text:span text:style-name="T9">, 500d);</text:span></text:p>
      <text:p text:style-name="P96"><text:tab/><text:tab/>});</text:p>
      <text:p text:style-name="P86"><text:span text:style-name="T9"><text:tab/><text:tab/></text:span><text:span text:style-name="T55">empList</text:span><text:span text:style-name="T9">.forEach((</text:span><text:span text:style-name="T55">emp</text:span><text:span text:style-name="T9">) -&gt; {</text:span></text:p>
      <text:p text:style-name="P86"><text:span text:style-name="T9"><text:tab/><text:tab/>System.</text:span><text:span text:style-name="T61">out</text:span><text:span text:style-name="T9">.println(</text:span><text:span text:style-name="T67">" name "</text:span><text:span text:style-name="T9"> + </text:span><text:span text:style-name="T55">emp</text:span><text:span text:style-name="T9">.</text:span><text:span text:style-name="T64">name</text:span><text:span text:style-name="T9"> + </text:span><text:span text:style-name="T67">" salary "</text:span><text:span text:style-name="T9"> + </text:span><text:span text:style-name="T55">emp</text:span><text:span text:style-name="T9">.</text:span><text:span text:style-name="T64">salary</text:span><text:span text:style-name="T9">);</text:span></text:p>
      <text:p text:style-name="P96"><text:tab/><text:tab/>});</text:p>
      <text:p text:style-name="P95"/>
      <text:p text:style-name="P96"><text:tab/>}</text:p>
      <text:p text:style-name="P95"/>
      <text:p text:style-name="P86"><text:span text:style-name="T9"><text:tab/></text:span><text:span text:style-name="T1">private</text:span><text:span text:style-name="T9"> </text:span><text:span text:style-name="T1">static</text:span><text:span text:style-name="T9"> </text:span><text:span text:style-name="T1">void</text:span><text:span text:style-name="T9"> setData(List&lt;Employee&gt; </text:span><text:span text:style-name="T55">empList</text:span><text:span text:style-name="T9">) {</text:span></text:p>
      <text:p text:style-name="P95"/>
      <text:p text:style-name="P86"><text:span text:style-name="T9"><text:tab/><text:tab/></text:span><text:span text:style-name="T55">empList</text:span><text:span text:style-name="T9">.add(</text:span><text:span text:style-name="T1">new</text:span><text:span text:style-name="T9"> Employee(</text:span><text:span text:style-name="T67">"AA"</text:span><text:span text:style-name="T9">, 205d));</text:span></text:p>
      <text:p text:style-name="P86"><text:span text:style-name="T9"><text:tab/><text:tab/></text:span><text:span text:style-name="T55">empList</text:span><text:span text:style-name="T9">.add(</text:span><text:span text:style-name="T1">new</text:span><text:span text:style-name="T9"> Employee(</text:span><text:span text:style-name="T67">"BB"</text:span><text:span text:style-name="T9">, 305d));</text:span></text:p>
      <text:p text:style-name="P86"><text:span text:style-name="T9"><text:tab/><text:tab/></text:span><text:span text:style-name="T55">empList</text:span><text:span text:style-name="T9">.add(</text:span><text:span text:style-name="T1">new</text:span><text:span text:style-name="T9"> Employee(</text:span><text:span text:style-name="T67">"CC"</text:span><text:span text:style-name="T9">, 405d));</text:span></text:p>
      <text:p text:style-name="P86"><text:span text:style-name="T9"><text:tab/><text:tab/></text:span><text:span text:style-name="T55">empList</text:span><text:span text:style-name="T9">.add(</text:span><text:span text:style-name="T1">new</text:span><text:span text:style-name="T9"> Employee(</text:span><text:span text:style-name="T67">"DD"</text:span><text:span text:style-name="T9">, 505d));</text:span></text:p>
      <text:p text:style-name="P96"><text:tab/>}</text:p>
      <text:p text:style-name="P95"/>
      <text:p text:style-name="P96">}</text:p>
      <text:p text:style-name="P123"/>
      <text:p text:style-name="P74"/>
      <text:p text:style-name="P56"/>
      <text:p text:style-name="P155"><text:soft-page-break/>Primative Version of Functional Programing</text:p>
      <text:p text:style-name="P195"/>
      <text:p text:style-name="P155">What is above code issue:</text:p>
      <text:p text:style-name="P196"><text:tab/>Above code have issue because Predicate, Function,Consumer are taking only the <text:span text:style-name="T113">Wrapper </text:span><text:s/><text:span text:style-name="T112">Object type argument like Integer, Dobule ect not int, float, double hence every time performing the operation on Wrapper Object <text:s/>auto boxing and unboxing <text:s/>hence performance issue impact.</text:span></text:p>
      <text:p text:style-name="P197">So avoid the above issue we can go for Primative Version of Functional Programing</text:p>
      <text:p text:style-name="P197"/>
      <text:p text:style-name="P156">Primative Predicate Types:</text:p>
      <text:p text:style-name="P198">IntPredicate.</text:p>
      <text:p text:style-name="P198">DoublePredicate.</text:p>
      <text:p text:style-name="P198">LongPredicate.</text:p>
      <text:p text:style-name="P198"/>
      <text:p text:style-name="P199">Example performance issue</text:p>
      <text:p text:style-name="P199"/>
      <text:p text:style-name="P124"/>
      <text:p text:style-name="P86"><text:span text:style-name="T9"><text:tab/><text:tab/>Function&lt;Integer,Integer&gt; </text:span><text:span text:style-name="T55">f</text:span><text:span text:style-name="T9">= </text:span><text:span text:style-name="T55">i</text:span><text:span text:style-name="T9">-&gt;</text:span><text:span text:style-name="T55">i</text:span><text:span text:style-name="T9">*</text:span><text:span text:style-name="T55">i</text:span><text:span text:style-name="T9">;<text:tab/></text:span></text:p>
      <text:p text:style-name="P86"><text:span text:style-name="T9"><text:tab/><text:tab/>System.</text:span><text:span text:style-name="T61">out</text:span><text:span text:style-name="T9">.println(</text:span><text:span text:style-name="T55">f</text:span><text:span text:style-name="T9">.apply(4));</text:span></text:p>
      <text:p text:style-name="P86"/>
      <text:p text:style-name="P96"/>
      <text:p text:style-name="P200">here serval time autoboxing and autounboxing is happning <text:span text:style-name="T114">(int---&gt;Integer---&gt;int---&gt;Integer)</text:span></text:p>
      <text:p text:style-name="P201">to avoid such type issue we can use </text:p>
      <text:p text:style-name="P125"/>
      <text:p text:style-name="P126"><text:span text:style-name="T53">IntFunction</text:span><text:span text:style-name="T9"><text:tab/> </text:span><text:span text:style-name="T55">f</text:span><text:span text:style-name="T9">= </text:span><text:span text:style-name="T55">i</text:span><text:span text:style-name="T9">-&gt;</text:span><text:span text:style-name="T55">i</text:span><text:span text:style-name="T9">*</text:span><text:span text:style-name="T55">i</text:span><text:span text:style-name="T9">;<text:tab/></text:span></text:p>
      <text:p text:style-name="P86"><text:span text:style-name="T9"><text:tab/><text:tab/>System.</text:span><text:span text:style-name="T61">out</text:span><text:span text:style-name="T9">.println(</text:span><text:span text:style-name="T55">f</text:span><text:span text:style-name="T9">.apply(4));</text:span></text:p>
      <text:p text:style-name="P96"><text:tab/><text:tab/></text:p>
      <text:p text:style-name="P96"/>
      <text:p text:style-name="P57">here no autoboxing and unboxing </text:p>
      <text:p text:style-name="P57"/>
      <text:p text:style-name="P202"><text:span text:style-name="T74">Note: </text:span>if pedicate needs to take 2 argument then we have to go for normal predicate.</text:p>
      <text:p text:style-name="P202"/>
      <text:p text:style-name="P162">Primvative Funcation:</text:p>
      <text:p text:style-name="P203"><text:span text:style-name="T74">DoubleFunction: </text:span><text:s text:c="2"/>can take input type as double and return type can be anytype,</text:p>
      <text:p text:style-name="P203"><text:span text:style-name="T74">IntFunction :</text:span> can take int type as input,</text:p>
      <text:p text:style-name="P203"><text:span text:style-name="T74">LongFunction: </text:span>can take long type as input.</text:p>
      <text:p text:style-name="P205"><text:span text:style-name="T74">DoubleToIntFunction:</text:span> <text:s/>input type : double, return type: int, <text:span text:style-name="T115">Method: <text:s/>applyAsInt(Double value){ }</text:span></text:p>
      <text:p text:style-name="P206"><text:span text:style-name="T74">DoubleToLongFunction:</text:span> <text:s/>input tyepe: double, return type long, method applyAsLong(double d).</text:p>
      <text:p text:style-name="P207"><text:span text:style-name="T74">IntToDoubleFunction:</text:span> <text:s/>input int , return type double, method applyAsDouble(),</text:p>
      <text:p text:style-name="P208"><text:span text:style-name="T74">IntToLongFunction:</text:span> <text:s/>intput int, return type long, method applyAsLong(<text:span text:style-name="T116">Int i</text:span>)</text:p>
      <text:p text:style-name="P209"><text:span text:style-name="T74">LongToIntFunction </text:span>: input long, return tyoe int, method: applyAsInt(Long l)</text:p>
      <text:p text:style-name="P204"><text:span text:style-name="T74">Note: </text:span>It have only one method accept() not other like andThen() etc.</text:p>
      <text:p text:style-name="P204">-----------------------------------------------------------------------------------------------------------</text:p>
      <text:p text:style-name="P210"><text:span text:style-name="T74">ToIntFunction:</text:span> <text:span text:style-name="T117">return type is int, input type can be anything, method int applyInt(T value).</text:span></text:p>
      <text:p text:style-name="P211"><text:span text:style-name="T74">ToLongFunction: </text:span>return type is long, input any thing, method long applyLong(T value).</text:p>
      <text:p text:style-name="P211"><text:span text:style-name="T74">ToDoubleFunction:</text:span> return type is Double, input anything,method applyDouble(T value),</text:p>
      <text:p text:style-name="P211">-------------------------------------------------------------------------------------------------------</text:p>
      <text:p text:style-name="P212"><text:span text:style-name="T74">ToIntBiFunction:</text:span> <text:s/>return type must be int type but inputs can be anytype.</text:p>
      <text:p text:style-name="P212"><text:s text:c="29"/>Int applyAsInt(T t, U u)</text:p>
      <text:p text:style-name="P212"><text:span text:style-name="T74">ToLongBiFunction: </text:span><text:s text:c="2"/>return must be long type but input any type</text:p>
      <text:p text:style-name="P212"><text:tab/><text:tab/><text:tab/>Long applyAsLong(T t, U u)</text:p>
      <text:p text:style-name="P212"><text:span text:style-name="T74">ToDoubleBiFunction: </text:span><text:s text:c="2"/>method <text:s/>double applyAsDouble(t t, U u).</text:p>
      <text:p text:style-name="P212"/>
      <text:p text:style-name="P212"/>
      <text:p text:style-name="P204"/>
      <text:p text:style-name="P204"><text:soft-page-break/></text:p>
      <text:p text:style-name="P204"/>
      <text:p text:style-name="P203"/>
      <text:p text:style-name="P127"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[] </text:span><text:span text:style-name="T55">args</text:span><text:span text:style-name="T9">) {</text:span></text:p>
      <text:p text:style-name="P96"><text:tab/><text:tab/></text:p>
      <text:p text:style-name="P86"><text:span text:style-name="T9"><text:tab/><text:tab/>ToIntFunction&lt;String&gt;<text:tab/> </text:span><text:span text:style-name="T55">f</text:span><text:span text:style-name="T9">= </text:span><text:span text:style-name="T55">i</text:span><text:span text:style-name="T9">-&gt;</text:span><text:span text:style-name="T55">i</text:span><text:span text:style-name="T9">.length();<text:tab/></text:span></text:p>
      <text:p text:style-name="P86"><text:span text:style-name="T9"><text:tab/><text:tab/>System.</text:span><text:span text:style-name="T61">out</text:span><text:span text:style-name="T9">.println(</text:span><text:span text:style-name="T55">f</text:span><text:span text:style-name="T9">.applyAsInt(</text:span><text:span text:style-name="T67">"hello"</text:span><text:span text:style-name="T9">));</text:span></text:p>
      <text:p text:style-name="P96"><text:tab/><text:tab/></text:p>
      <text:p text:style-name="P86"><text:span text:style-name="T9"><text:tab/><text:tab/>IntToDoubleFunction<text:tab/> </text:span><text:span text:style-name="T55">f</text:span><text:span text:style-name="T9">= </text:span><text:span text:style-name="T55">i</text:span><text:span text:style-name="T9">-&gt;Math.</text:span><text:span text:style-name="T38">sqrt</text:span><text:span text:style-name="T9">(</text:span><text:span text:style-name="T55">i</text:span><text:span text:style-name="T9">);<text:tab/></text:span></text:p>
      <text:p text:style-name="P86"><text:span text:style-name="T9"><text:tab/><text:tab/>System.</text:span><text:span text:style-name="T61">out</text:span><text:span text:style-name="T9">.println(</text:span><text:span text:style-name="T55">f</text:span><text:span text:style-name="T9">.applyAsDouble(4));</text:span></text:p>
      <text:p text:style-name="P99">}</text:p>
      <text:p text:style-name="P96"/>
      <text:p text:style-name="P127"/>
      <text:p text:style-name="P195"/>
      <text:p text:style-name="P195"/>
      <text:p text:style-name="P157">PrimativeTypes of Consumer:</text:p>
      <text:p text:style-name="P213"/>
      <text:p text:style-name="P213"><text:span text:style-name="T74">IntConsumer</text:span> <text:s text:c="3"/>void accept(int value) <text:s/>Performs this operation on the given argument.</text:p>
      <text:p text:style-name="P213"><text:span text:style-name="T74">LongConsumer </text:span><text:s text:c="5"/>void accept(long value) <text:s/>Performs this operation on the given argument.</text:p>
      <text:p text:style-name="P213"><text:span text:style-name="T74">DoubleConsumer </text:span><text:s text:c="2"/>void accept(double value) Performs this operation on the given argument.</text:p>
      <text:p text:style-name="P213"/>
      <text:p text:style-name="P214"><text:span text:style-name="T74">ObjDoubleConsumer&lt;T&gt;: </text:span><text:s text:c="3"/>void accept(T t, double value)</text:p>
      <text:p text:style-name="P214"><text:span text:style-name="T74">ObjIntConsumer&lt;T&gt;: </text:span><text:s text:c="10"/>void accept(T t, int value)</text:p>
      <text:p text:style-name="P214"><text:span text:style-name="T74">ObjLongConsumer&lt;T&gt;: </text:span><text:s text:c="6"/>void accept(T t, Long value)</text:p>
      <text:p text:style-name="P214"/>
      <text:p text:style-name="P158">Primative Types for Supplier:</text:p>
      <text:p text:style-name="P215"/>
      <text:p text:style-name="P215"><text:span text:style-name="T74">BooleanSupplier: </text:span><text:s text:c="7"/>method <text:s text:c="2"/>boolean getAsBoolean()</text:p>
      <text:p text:style-name="P215"><text:span text:style-name="T74">IntSupplier: </text:span><text:s text:c="16"/>method <text:s text:c="2"/>int getAsBoolean()</text:p>
      <text:p text:style-name="P215"><text:span text:style-name="T74">LongSupplier: <text:s text:c="2"/></text:span><text:s text:c="11"/>method <text:s text:c="2"/>long getAsBoolean()</text:p>
      <text:p text:style-name="P215"><text:span text:style-name="T74">DoubleSupplier: </text:span><text:s text:c="9"/>method <text:s text:c="2"/>double <text:s/>getAsBoolean()</text:p>
      <text:p text:style-name="P215"/>
      <text:p text:style-name="P159">UnaryOperator </text:p>
      <text:p text:style-name="P216">UnaryOperator&lt;T&gt; <text:s/>if input and output are same type then we should go for unary operator it is <text:span text:style-name="T74">child of Function(I)</text:span></text:p>
      <text:p text:style-name="P159">IntUnaryOperator <text:s text:c="9"/><text:span text:style-name="T102">method : </text:span><text:span text:style-name="T103">int </text:span><text:span text:style-name="T102"><text:s/>applyAsInt(int i)</text:span></text:p>
      <text:p text:style-name="P160">LongUnaryOperator <text:s text:c="5"/><text:span text:style-name="T102">method : </text:span><text:span text:style-name="T103">long </text:span><text:span text:style-name="T102"><text:s/>applyAsInt(long i)</text:span></text:p>
      <text:p text:style-name="P160">DoubleUnaryOperator <text:s text:c="2"/><text:span text:style-name="T102">method : </text:span><text:span text:style-name="T103">double </text:span><text:span text:style-name="T102">applyAsInt(double i)</text:span></text:p>
      <text:p text:style-name="P159"/>
      <text:p text:style-name="P128"><text:span text:style-name="T7">public</text:span><text:span text:style-name="T9"> </text:span><text:span text:style-name="T7">static</text:span><text:span text:style-name="T9"> </text:span><text:span text:style-name="T7">void</text:span><text:span text:style-name="T9"> main(String[] </text:span><text:span text:style-name="T55">args</text:span><text:span text:style-name="T9">) {</text:span></text:p>
      <text:p text:style-name="P86"><text:span text:style-name="T9"><text:tab/><text:tab/>IntUnaryOperator<text:tab/> </text:span><text:span text:style-name="T55">f</text:span><text:span text:style-name="T9">= </text:span><text:span text:style-name="T55">i</text:span><text:span text:style-name="T9">-&gt;</text:span><text:span text:style-name="T55">i</text:span><text:span text:style-name="T9">*</text:span><text:span text:style-name="T55">i</text:span><text:span text:style-name="T9">;<text:tab/></text:span></text:p>
      <text:p text:style-name="P86"><text:span text:style-name="T9"><text:tab/><text:tab/>System.</text:span><text:span text:style-name="T61">out</text:span><text:span text:style-name="T9">.println(</text:span><text:span text:style-name="T55">f</text:span><text:span text:style-name="T9">.applyAsInt(4));</text:span></text:p>
      <text:p text:style-name="P96"><text:tab/><text:tab/><text:tab/></text:p>
      <text:p text:style-name="P96"><text:tab/>}</text:p>
      <text:p text:style-name="P86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65">BinaryOperator:</text:p>
      <text:p text:style-name="P58">It is child of BiFunction&lt;T,T,T&gt; which is take input and output should be same type</text:p>
      <text:p text:style-name="P58">BinaryOperator&lt;T&gt;</text:p>
      <text:p text:style-name="P75"/>
      <text:p text:style-name="P161">Type of Binary Operator</text:p>
      <text:p text:style-name="P161">IntBinaryOperator,</text:p>
      <text:p text:style-name="P161">LongBinaryOperator</text:p>
      <text:p text:style-name="P144">DoubleBinaryOperator</text:p>
      <text:p text:style-name="P51"/>
      <text:p text:style-name="P129"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[] </text:span><text:span text:style-name="T55">args</text:span><text:span text:style-name="T9">) {</text:span></text:p>
      <text:p text:style-name="P86"><text:span text:style-name="T9"><text:tab/><text:tab/>BinaryOperator&lt;String&gt; </text:span><text:span text:style-name="T55">f</text:span><text:span text:style-name="T9">= (</text:span><text:span text:style-name="T55">t1</text:span><text:span text:style-name="T9">,</text:span><text:span text:style-name="T55">t2</text:span><text:span text:style-name="T9">)-&gt;{</text:span><text:span text:style-name="T1">return</text:span><text:span text:style-name="T9"> </text:span><text:span text:style-name="T55">t1</text:span><text:span text:style-name="T9">+</text:span><text:span text:style-name="T55">t2</text:span><text:span text:style-name="T9">;};</text:span></text:p>
      <text:p text:style-name="P86"><text:span text:style-name="T9"><text:tab/><text:tab/>System.</text:span><text:span text:style-name="T61">out</text:span><text:span text:style-name="T9">.println(</text:span><text:span text:style-name="T55">f</text:span><text:span text:style-name="T9">.apply(</text:span><text:span text:style-name="T67">"hello"</text:span><text:span text:style-name="T9">,</text:span><text:span text:style-name="T67">"world"</text:span><text:span text:style-name="T9">));</text:span></text:p>
      <text:p text:style-name="P96"><text:tab/></text:p>
      <text:p text:style-name="P86"><text:span text:style-name="T9"><text:tab/><text:tab/>IntBinaryOperator </text:span><text:span text:style-name="T55">f</text:span><text:span text:style-name="T9">= (</text:span><text:span text:style-name="T55">t1</text:span><text:span text:style-name="T9">,</text:span><text:span text:style-name="T55">t2</text:span><text:span text:style-name="T9">)-&gt;{</text:span><text:span text:style-name="T1">return</text:span><text:span text:style-name="T9"> </text:span><text:span text:style-name="T55">t1</text:span><text:span text:style-name="T9">+</text:span><text:span text:style-name="T55">t2</text:span><text:span text:style-name="T9">;};</text:span></text:p>
      <text:p text:style-name="P86"><text:span text:style-name="T9"><text:tab/><text:tab/>System.</text:span><text:span text:style-name="T61">out</text:span><text:span text:style-name="T9">.println(</text:span><text:span text:style-name="T55">f</text:span><text:span text:style-name="T9">.applyAsInt(10,20));</text:span></text:p>
      <text:p text:style-name="P96"><text:tab/><text:tab/><text:tab/></text:p>
      <text:p text:style-name="P91"><text:s text:c="24"/><text:span text:style-name="T118">Long</text:span><text:span text:style-name="T9">BinaryOperator </text:span><text:span text:style-name="T55">f</text:span><text:span text:style-name="T9">= (</text:span><text:span text:style-name="T55">t1</text:span><text:span text:style-name="T9">,</text:span><text:span text:style-name="T55">t2</text:span><text:span text:style-name="T9">)-&gt;{</text:span><text:span text:style-name="T1">return</text:span><text:span text:style-name="T9"> </text:span><text:span text:style-name="T55">t1</text:span><text:span text:style-name="T9">+</text:span><text:span text:style-name="T55">t2</text:span><text:span text:style-name="T9">;};</text:span></text:p>
      <text:p text:style-name="P91"><text:span text:style-name="T9"><text:tab/><text:tab/>System.</text:span><text:span text:style-name="T61">out</text:span><text:span text:style-name="T9">.println(</text:span><text:span text:style-name="T55">f</text:span><text:span text:style-name="T9">.applyAsInt(10</text:span><text:span text:style-name="T31">l</text:span><text:span text:style-name="T9">,20</text:span><text:span text:style-name="T31">l</text:span><text:span text:style-name="T9">));</text:span></text:p>
      <text:p text:style-name="P91"/>
      <text:p text:style-name="P91"><text:span text:style-name="T9"><text:tab/><text:tab/></text:span><text:span text:style-name="T31">Double</text:span><text:span text:style-name="T9">BinaryOperator </text:span><text:span text:style-name="T55">f</text:span><text:span text:style-name="T9">= (</text:span><text:span text:style-name="T55">t1</text:span><text:span text:style-name="T9">,</text:span><text:span text:style-name="T55">t2</text:span><text:span text:style-name="T9">)-&gt;{</text:span><text:span text:style-name="T1">return</text:span><text:span text:style-name="T9"> </text:span><text:span text:style-name="T55">t1</text:span><text:span text:style-name="T9">+</text:span><text:span text:style-name="T55">t2</text:span><text:span text:style-name="T9">;};</text:span></text:p>
      <text:p text:style-name="P91"><text:span text:style-name="T9"><text:tab/><text:tab/>System.</text:span><text:span text:style-name="T61">out</text:span><text:span text:style-name="T9">.println(</text:span><text:span text:style-name="T55">f</text:span><text:span text:style-name="T9">.applyAsInt(10</text:span><text:span text:style-name="T31">d</text:span><text:span text:style-name="T9">,20</text:span><text:span text:style-name="T31">d</text:span><text:span text:style-name="T9">));</text:span></text:p>
      <text:p text:style-name="P91"/>
      <text:p text:style-name="P91"><text:span text:style-name="T9"><text:tab/><text:tab/>IntUnaryOperator </text:span><text:span text:style-name="T55">f</text:span><text:span text:style-name="T9">= </text:span><text:span text:style-name="T55">i</text:span><text:span text:style-name="T9">-&gt;</text:span><text:span text:style-name="T55">i</text:span><text:span text:style-name="T9">+1;</text:span></text:p>
      <text:p text:style-name="P86"><text:span text:style-name="T9"><text:tab/><text:tab/>System.</text:span><text:span text:style-name="T61">out</text:span><text:span text:style-name="T9">.println(</text:span><text:span text:style-name="T55">f</text:span><text:span text:style-name="T9">.applyAsInt(10));</text:span></text:p>
      <text:p text:style-name="P96"><text:tab/><text:tab/></text:p>
      <text:p text:style-name="P86"><text:span text:style-name="T9"><text:tab/><text:tab/>IntUnaryOperator </text:span><text:span text:style-name="T55">f2</text:span><text:span text:style-name="T9">= </text:span><text:span text:style-name="T55">i</text:span><text:span text:style-name="T9">-&gt;</text:span><text:span text:style-name="T55">i</text:span><text:span text:style-name="T9">+1;</text:span></text:p>
      <text:p text:style-name="P86"><text:span text:style-name="T9"><text:tab/><text:tab/>System.</text:span><text:span text:style-name="T61">out</text:span><text:span text:style-name="T9">.println(</text:span><text:span text:style-name="T55">f2</text:span><text:span text:style-name="T9">.applyAsInt(10));</text:span></text:p>
      <text:p text:style-name="P96"><text:tab/><text:tab/></text:p>
      <text:p text:style-name="P86"><text:span text:style-name="T9"><text:tab/><text:tab/>System.</text:span><text:span text:style-name="T61">out</text:span><text:span text:style-name="T9">.println(</text:span><text:span text:style-name="T55">f</text:span><text:span text:style-name="T9">.andThen(</text:span><text:span text:style-name="T55">f2</text:span><text:span text:style-name="T9">).applyAsInt(4));</text:span></text:p>
      <text:p text:style-name="P100"/>
      <text:p text:style-name="P96"/>
      <text:p text:style-name="P96"><text:tab/>}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163"><text:soft-page-break/>Method and Constructor reference <text:span text:style-name="T120">(::)</text:span></text:p>
      <text:p text:style-name="P218">-------------------------------------------</text:p>
      <text:p text:style-name="P219">insted of writing lambda expresion seprately we have alternative of synatx called method and constructor reference.</text:p>
      <text:p text:style-name="P219"/>
      <text:p text:style-name="P130">Example:-</text:p>
      <text:p text:style-name="P130"><text:span text:style-name="T9">Runnable </text:span><text:span text:style-name="T57">r1</text:span><text:span text:style-name="T9">= ()-&gt;{</text:span></text:p>
      <text:p text:style-name="P86"><text:span text:style-name="T9"><text:tab/><text:tab/><text:tab/></text:span><text:span text:style-name="T1">for</text:span><text:span text:style-name="T9">(</text:span><text:span text:style-name="T1">int</text:span><text:span text:style-name="T9"> </text:span><text:span text:style-name="T55">i</text:span><text:span text:style-name="T9">=0;</text:span><text:span text:style-name="T55">i</text:span><text:span text:style-name="T9">&lt;10;</text:span><text:span text:style-name="T55">i</text:span><text:span text:style-name="T9">++) {</text:span></text:p>
      <text:p text:style-name="P86"><text:span text:style-name="T9"><text:tab/><text:tab/><text:tab/><text:tab/>System.</text:span><text:span text:style-name="T61">out</text:span><text:span text:style-name="T9">.println(</text:span><text:span text:style-name="T67">"--child thread--1"</text:span><text:span text:style-name="T9">);</text:span></text:p>
      <text:p text:style-name="P96"><text:tab/><text:tab/><text:tab/>}</text:p>
      <text:p text:style-name="P96"><text:tab/><text:tab/><text:tab/></text:p>
      <text:p text:style-name="P96"><text:tab/><text:tab/>};</text:p>
      <text:p text:style-name="P130"/>
      <text:p text:style-name="P220">here we created lembda expresion which is implemented run() method internally insted of lembada expression we can used method reference.</text:p>
      <text:p text:style-name="P130"/>
      <text:p text:style-name="P130"><text:span text:style-name="T1">class</text:span><text:span text:style-name="T9"> Test{</text:span></text:p>
      <text:p text:style-name="P96"><text:tab/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1() {</text:span></text:p>
      <text:p text:style-name="P96"><text:tab/><text:tab/></text:p>
      <text:p text:style-name="P86"><text:span text:style-name="T9"><text:tab/><text:tab/></text:span><text:span text:style-name="T1">for</text:span><text:span text:style-name="T9">(</text:span><text:span text:style-name="T1">int</text:span><text:span text:style-name="T9"> </text:span><text:span text:style-name="T55">i</text:span><text:span text:style-name="T9">=0;</text:span><text:span text:style-name="T55">i</text:span><text:span text:style-name="T9">&lt;10;</text:span><text:span text:style-name="T55">i</text:span><text:span text:style-name="T9">++) {</text:span></text:p>
      <text:p text:style-name="P86"><text:span text:style-name="T9"><text:tab/><text:tab/><text:tab/>System.</text:span><text:span text:style-name="T61">out</text:span><text:span text:style-name="T9">.println(</text:span><text:span text:style-name="T67">"--child thread--1"</text:span><text:span text:style-name="T9">);</text:span></text:p>
      <text:p text:style-name="P96"><text:tab/><text:tab/>}</text:p>
      <text:p text:style-name="P96"><text:tab/>}</text:p>
      <text:p text:style-name="P96">}</text:p>
      <text:p text:style-name="P95"/>
      <text:p text:style-name="P86"><text:span text:style-name="T1">public</text:span><text:span text:style-name="T9"> </text:span><text:span text:style-name="T1">class</text:span><text:span text:style-name="T9"> MethodReference {</text:span></text:p>
      <text:p text:style-name="P95"/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[] </text:span><text:span text:style-name="T55">args</text:span><text:span text:style-name="T9">) {</text:span></text:p>
      <text:p text:style-name="P95"/>
      <text:p text:style-name="P136"><text:span text:style-name="T9"><text:tab/><text:tab/>Runnable </text:span><text:span text:style-name="T55">r</text:span><text:span text:style-name="T9"> = Test::</text:span><text:span text:style-name="T38">m1</text:span><text:span text:style-name="T9">;</text:span></text:p>
      <text:p text:style-name="P86"><text:span text:style-name="T9"><text:tab/><text:tab/>Thread </text:span><text:span text:style-name="T55">t</text:span><text:span text:style-name="T9"> = </text:span><text:span text:style-name="T1">new</text:span><text:span text:style-name="T9"> Thread(</text:span><text:span text:style-name="T55">r</text:span><text:span text:style-name="T9">);</text:span></text:p>
      <text:p text:style-name="P86"><text:span text:style-name="T9"><text:tab/><text:tab/></text:span><text:span text:style-name="T55">t</text:span><text:span text:style-name="T9">.start();</text:span></text:p>
      <text:p text:style-name="P86"><text:span text:style-name="T9"><text:tab/><text:tab/></text:span><text:span text:style-name="T1">for</text:span><text:span text:style-name="T9">(</text:span><text:span text:style-name="T1">int</text:span><text:span text:style-name="T9"> </text:span><text:span text:style-name="T55">i</text:span><text:span text:style-name="T9">=0;</text:span><text:span text:style-name="T55">i</text:span><text:span text:style-name="T9">&lt;10;</text:span><text:span text:style-name="T55">i</text:span><text:span text:style-name="T9">++) {</text:span></text:p>
      <text:p text:style-name="P86"><text:span text:style-name="T9"><text:tab/><text:tab/><text:tab/>System.</text:span><text:span text:style-name="T61">out</text:span><text:span text:style-name="T9">.println(</text:span><text:span text:style-name="T67">"--main thread-"</text:span><text:span text:style-name="T9">);</text:span></text:p>
      <text:p text:style-name="P96"><text:tab/><text:tab/>}</text:p>
      <text:p text:style-name="P95"/>
      <text:p text:style-name="P96"><text:tab/>}</text:p>
      <text:p text:style-name="P95"/>
      <text:p text:style-name="P96">}</text:p>
      <text:p text:style-name="P130"/>
      <text:p text:style-name="P220"/>
      <text:p text:style-name="P220">Here is biggest advantage is code reusiblity</text:p>
      <text:p text:style-name="P220"/>
      <text:p text:style-name="P221"><text:span text:style-name="T74">Note: </text:span>here Runnable <text:s/>run() reference the Test class m1() method means run method called the m1() method internally <text:span text:style-name="T119">so it called method reference. <text:line-break/>So insted of lembda expression we can use method reference.</text:span></text:p>
      <text:p text:style-name="P221"/>
      <text:p text:style-name="P165">If static method then className :: method name</text:p>
      <text:p text:style-name="P165">if instance method then <text:s/>objectReference :: method name 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164"><text:soft-page-break/>Example instance reference method</text:p>
      <text:p text:style-name="P223"/>
      <text:p text:style-name="P131"/>
      <text:p text:style-name="P131"><text:span text:style-name="T1">class</text:span><text:span text:style-name="T9"> Test{</text:span></text:p>
      <text:p text:style-name="P96"><text:tab/></text:p>
      <text:p text:style-name="P86"><text:span text:style-name="T9"><text:tab/></text:span><text:span text:style-name="T1">public</text:span><text:span text:style-name="T9"> <text:s/></text:span><text:span text:style-name="T1">void</text:span><text:span text:style-name="T9"> m1() {</text:span></text:p>
      <text:p text:style-name="P96"><text:tab/><text:tab/></text:p>
      <text:p text:style-name="P86"><text:span text:style-name="T9"><text:tab/><text:tab/></text:span><text:span text:style-name="T1">for</text:span><text:span text:style-name="T9">(</text:span><text:span text:style-name="T1">int</text:span><text:span text:style-name="T9"> </text:span><text:span text:style-name="T55">i</text:span><text:span text:style-name="T9">=0;</text:span><text:span text:style-name="T55">i</text:span><text:span text:style-name="T9">&lt;10;</text:span><text:span text:style-name="T55">i</text:span><text:span text:style-name="T9">++) {</text:span></text:p>
      <text:p text:style-name="P86"><text:span text:style-name="T9"><text:tab/><text:tab/><text:tab/>System.</text:span><text:span text:style-name="T61">out</text:span><text:span text:style-name="T9">.println(</text:span><text:span text:style-name="T67">"--child thread--1"</text:span><text:span text:style-name="T9">);</text:span></text:p>
      <text:p text:style-name="P96"><text:tab/><text:tab/>}</text:p>
      <text:p text:style-name="P96"><text:tab/>}</text:p>
      <text:p text:style-name="P96">}</text:p>
      <text:p text:style-name="P95"/>
      <text:p text:style-name="P86"><text:span text:style-name="T1">public</text:span><text:span text:style-name="T9"> </text:span><text:span text:style-name="T1">class</text:span><text:span text:style-name="T9"> MethodReference {</text:span></text:p>
      <text:p text:style-name="P95"/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[] </text:span><text:span text:style-name="T55">args</text:span><text:span text:style-name="T9">) {</text:span></text:p>
      <text:p text:style-name="P95"/>
      <text:p text:style-name="P136"><text:span text:style-name="T9"><text:tab/><text:tab/></text:span><text:span text:style-name="T50">Runnable </text:span><text:span text:style-name="T60">r</text:span><text:span text:style-name="T50"> = </text:span><text:span text:style-name="T6">new</text:span><text:span text:style-name="T50"> Test()::m1;</text:span></text:p>
      <text:p text:style-name="P86"><text:span text:style-name="T9"><text:tab/><text:tab/>Thread </text:span><text:span text:style-name="T55">t</text:span><text:span text:style-name="T9"> = </text:span><text:span text:style-name="T1">new</text:span><text:span text:style-name="T9"> Thread(</text:span><text:span text:style-name="T55">r</text:span><text:span text:style-name="T9">);</text:span></text:p>
      <text:p text:style-name="P86"><text:span text:style-name="T9"><text:tab/><text:tab/></text:span><text:span text:style-name="T55">t</text:span><text:span text:style-name="T9">.start();</text:span></text:p>
      <text:p text:style-name="P86"><text:span text:style-name="T9"><text:tab/><text:tab/></text:span><text:span text:style-name="T1">for</text:span><text:span text:style-name="T9">(</text:span><text:span text:style-name="T1">int</text:span><text:span text:style-name="T9"> </text:span><text:span text:style-name="T55">i</text:span><text:span text:style-name="T9">=0;</text:span><text:span text:style-name="T55">i</text:span><text:span text:style-name="T9">&lt;10;</text:span><text:span text:style-name="T55">i</text:span><text:span text:style-name="T9">++) {</text:span></text:p>
      <text:p text:style-name="P86"><text:span text:style-name="T9"><text:tab/><text:tab/><text:tab/>System.</text:span><text:span text:style-name="T61">out</text:span><text:span text:style-name="T9">.println(</text:span><text:span text:style-name="T67">"--main thread-"</text:span><text:span text:style-name="T9">);</text:span></text:p>
      <text:p text:style-name="P96"><text:tab/><text:tab/>}</text:p>
      <text:p text:style-name="P95"/>
      <text:p text:style-name="P96"><text:tab/>}</text:p>
      <text:p text:style-name="P95"/>
      <text:p text:style-name="P96">}</text:p>
      <text:p text:style-name="P131"/>
      <text:p text:style-name="P132"/>
      <text:p text:style-name="P221"/>
      <text:p text:style-name="P221"/>
      <text:p text:style-name="P224">Note:</text:p>
      <text:p text:style-name="P224">1) Method Argument must be same type.</text:p>
      <text:p text:style-name="P224">2) return type not mandatory same type</text:p>
      <text:p text:style-name="P224">3) method access modifier anything public/private</text:p>
      <text:p text:style-name="P224"/>
      <text:p text:style-name="P225">Example : if m1() take argument and Runnable run method no-args then it will throws exception</text:p>
      <text:p text:style-name="P225"/>
      <text:p text:style-name="P225">private void m1(int m){</text:p>
      <text:p text:style-name="P225"/>
      <text:p text:style-name="P225"><text:s text:c="2"/>// run and m1() method both argument type must be same</text:p>
      <text:p text:style-name="P225">}</text:p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6"><text:soft-page-break/>Example 2</text:p>
      <text:p text:style-name="P226"/>
      <text:p text:style-name="P133"><text:span text:style-name="T1">interface</text:span><text:span text:style-name="T9"> interTest{</text:span></text:p>
      <text:p text:style-name="P96"><text:tab/></text:p>
      <text:p text:style-name="P86"><text:span text:style-name="T9"><text:tab/></text:span><text:span text:style-name="T1">public</text:span><text:span text:style-name="T9"> </text:span><text:span text:style-name="T1">void</text:span><text:span text:style-name="T9"> add(</text:span><text:span text:style-name="T1">int</text:span><text:span text:style-name="T9"> </text:span><text:span text:style-name="T55">x</text:span><text:span text:style-name="T9">, </text:span><text:span text:style-name="T1">int</text:span><text:span text:style-name="T9"> </text:span><text:span text:style-name="T55">y</text:span><text:span text:style-name="T9">);</text:span></text:p>
      <text:p text:style-name="P96">}</text:p>
      <text:p text:style-name="P95"/>
      <text:p text:style-name="P86"><text:span text:style-name="T1">class</text:span><text:span text:style-name="T9"> TestInt{</text:span></text:p>
      <text:p text:style-name="P96"><text:tab/></text:p>
      <text:p text:style-name="P86"><text:span text:style-name="T9"><text:tab/> 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sum(</text:span><text:span text:style-name="T1">int</text:span><text:span text:style-name="T9"> </text:span><text:span text:style-name="T55">a</text:span><text:span text:style-name="T9">,</text:span><text:span text:style-name="T1">int</text:span><text:span text:style-name="T9"> </text:span><text:span text:style-name="T55">b</text:span><text:span text:style-name="T9">) {</text:span></text:p>
      <text:p text:style-name="P96"><text:tab/><text:tab/> </text:p>
      <text:p text:style-name="P86"><text:span text:style-name="T9"><text:tab/><text:tab/> System.</text:span><text:span text:style-name="T61">out</text:span><text:span text:style-name="T9">.println(</text:span><text:span text:style-name="T67">"---sum value---"</text:span><text:span text:style-name="T9">+(</text:span><text:span text:style-name="T55">a</text:span><text:span text:style-name="T9">+</text:span><text:span text:style-name="T55">b</text:span><text:span text:style-name="T9">));</text:span></text:p>
      <text:p text:style-name="P96"><text:tab/> }</text:p>
      <text:p text:style-name="P96"><text:tab/></text:p>
      <text:p text:style-name="P96">}</text:p>
      <text:p text:style-name="P95"/>
      <text:p text:style-name="P86"><text:span text:style-name="T1">public</text:span><text:span text:style-name="T9"> </text:span><text:span text:style-name="T1">class</text:span><text:span text:style-name="T9"> MethodReference2 {</text:span></text:p>
      <text:p text:style-name="P95"/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[] </text:span><text:span text:style-name="T55">args</text:span><text:span text:style-name="T9">) {</text:span></text:p>
      <text:p text:style-name="P86"><text:span text:style-name="T9"><text:tab/><text:tab/></text:span><text:span text:style-name="T69">// </text:span><text:span text:style-name="T97">TODO</text:span><text:span text:style-name="T69"> Auto-generated method stub</text:span></text:p>
      <text:p text:style-name="P95"/>
      <text:p text:style-name="P86"><text:span text:style-name="T9"><text:tab/><text:tab/>interTest </text:span><text:span text:style-name="T55">i</text:span><text:span text:style-name="T9"> = TestInt::</text:span><text:span text:style-name="T38">sum</text:span><text:span text:style-name="T9">;</text:span></text:p>
      <text:p text:style-name="P86"><text:span text:style-name="T9"><text:tab/><text:tab/></text:span><text:span text:style-name="T55">i</text:span><text:span text:style-name="T9">.add(100, 200);</text:span></text:p>
      <text:p text:style-name="P96"><text:tab/>}</text:p>
      <text:p text:style-name="P95"/>
      <text:p text:style-name="P96">}</text:p>
      <text:p text:style-name="P133"/>
      <text:p text:style-name="P226">Here <text:s/>i.add() method internally calling the <text:s/>interTest class sum() methods</text:p>
      <text:p text:style-name="P227">functional inteface <text:span text:style-name="T32">interTest</text:span> add() method refering test class sum() method</text:p>
      <text:p text:style-name="P227"/>
      <text:p text:style-name="P166">When go for method reference and when go for Lambda expression?</text:p>
      <text:p text:style-name="P228">if the implementation is already available then go for method reference. <text:span text:style-name="T121">If method implemetation is already not available then go for lambda expression.</text:span></text:p>
      <text:p text:style-name="P228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167"><text:soft-page-break/>Constructor reference</text:p>
      <text:p text:style-name="P229"/>
      <text:p text:style-name="P92"><text:span text:style-name="T4">class</text:span><text:span text:style-name="T33"> Sample{</text:span></text:p>
      <text:p text:style-name="P86"><text:span text:style-name="T9"><text:tab/></text:span><text:span text:style-name="T1">public</text:span><text:span text:style-name="T9"> Sample() {</text:span></text:p>
      <text:p text:style-name="P86"><text:span text:style-name="T9"><text:tab/><text:tab/>System.</text:span><text:span text:style-name="T61">out</text:span><text:span text:style-name="T9">.println(</text:span><text:span text:style-name="T67">"---Sample class constructor excecuted----"</text:span><text:span text:style-name="T9">);</text:span></text:p>
      <text:p text:style-name="P96"><text:tab/>}<text:tab/></text:p>
      <text:p text:style-name="P96">}</text:p>
      <text:p text:style-name="P95"/>
      <text:p text:style-name="P86"><text:span text:style-name="T1">interface</text:span><text:span text:style-name="T9"> <text:s/>IntSample{</text:span></text:p>
      <text:p text:style-name="P96"><text:tab/>Sample getSamplePbject();<text:tab/></text:p>
      <text:p text:style-name="P96">}</text:p>
      <text:p text:style-name="P86"><text:span text:style-name="T1">public</text:span><text:span text:style-name="T9"> </text:span><text:span text:style-name="T1">class</text:span><text:span text:style-name="T9"> MethodReference2 {</text:span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[] </text:span><text:span text:style-name="T55">args</text:span><text:span text:style-name="T9">) {</text:span></text:p>
      <text:p text:style-name="P86"><text:span text:style-name="T9"><text:tab/><text:tab/>IntSample </text:span><text:span text:style-name="T55">intSmpl</text:span><text:span text:style-name="T9"> =Sample::</text:span><text:span text:style-name="T1">new</text:span><text:span text:style-name="T9">;//</text:span><text:span text:style-name="T34">Constructor reference </text:span></text:p>
      <text:p text:style-name="P86"><text:span text:style-name="T9"><text:tab/><text:tab/>Sample </text:span><text:span text:style-name="T57">s1</text:span><text:span text:style-name="T9">= </text:span><text:span text:style-name="T55">intSmpl</text:span><text:span text:style-name="T9">.getSamplePbject();</text:span></text:p>
      <text:p text:style-name="P86"><text:span text:style-name="T9"><text:tab/><text:tab/>Sample </text:span><text:span text:style-name="T57">s2</text:span><text:span text:style-name="T9">= </text:span><text:span text:style-name="T55">intSmpl</text:span><text:span text:style-name="T9">.getSamplePbject();</text:span></text:p>
      <text:p text:style-name="P86"><text:span text:style-name="T9"><text:tab/><text:tab/>Sample </text:span><text:span text:style-name="T57">s3</text:span><text:span text:style-name="T9">= </text:span><text:span text:style-name="T55">intSmpl</text:span><text:span text:style-name="T9">.getSamplePbject();<text:tab/></text:span></text:p>
      <text:p text:style-name="P96"><text:tab/>}</text:p>
      <text:p text:style-name="P95"/>
      <text:p text:style-name="P96">}</text:p>
      <text:p text:style-name="P134"/>
      <text:p text:style-name="P134"/>
      <text:p text:style-name="P231"><text:span text:style-name="T9">IntSample </text:span><text:span text:style-name="T55">intSmpl</text:span><text:span text:style-name="T9"> =Sample::</text:span><text:span text:style-name="T1">new</text:span><text:span text:style-name="T9">; </text:span><text:span text:style-name="T35">here internally </text:span><text:span text:style-name="T9">IntSample getSamplePbject() </text:span><text:span text:style-name="T37">method </text:span><text:span text:style-name="T9"><text:s/></text:span><text:span text:style-name="T37">refer</text:span><text:span text:style-name="T35"> the Sample class constructor</text:span></text:p>
      <text:p text:style-name="P232">Example:</text:p>
      <text:p text:style-name="P232"/>
      <text:p text:style-name="P255">Sample getSamplePbject(){</text:p>
      <text:p text:style-name="P232"><text:span text:style-name="T9"><text:s text:c="2"/></text:span><text:span text:style-name="T36">internally reference the Sample calss Constructor</text:span></text:p>
      <text:p text:style-name="P256"><text:s text:c="2"/>return new Sample();</text:p>
      <text:p text:style-name="P255">}</text:p>
      <text:p text:style-name="P230"/>
      <text:p text:style-name="P168"><text:span text:style-name="T35">C</text:span><text:span text:style-name="T9">onstructor reference with Arguments</text:span></text:p>
      <text:p text:style-name="P135"/>
      <text:p text:style-name="P135"><text:span text:style-name="T1">class</text:span><text:span text:style-name="T9"> Sample{</text:span></text:p>
      <text:p text:style-name="P86"><text:span text:style-name="T9"><text:tab/></text:span><text:span text:style-name="T1">public</text:span><text:span text:style-name="T9"> Sample(String </text:span><text:span text:style-name="T55">msg</text:span><text:span text:style-name="T9">) {</text:span></text:p>
      <text:p text:style-name="P86"><text:span text:style-name="T9"><text:tab/><text:tab/>System.</text:span><text:span text:style-name="T61">out</text:span><text:span text:style-name="T9">.println(</text:span><text:span text:style-name="T67">"---Sample class constructor excecuted----"</text:span><text:span text:style-name="T9">+</text:span><text:span text:style-name="T55">msg</text:span><text:span text:style-name="T9">);</text:span></text:p>
      <text:p text:style-name="P96"><text:tab/>}<text:tab/></text:p>
      <text:p text:style-name="P96">}</text:p>
      <text:p text:style-name="P86"><text:span text:style-name="T1">interface</text:span><text:span text:style-name="T9"> <text:s/>IntSample{<text:tab/></text:span></text:p>
      <text:p text:style-name="P86"><text:span text:style-name="T9"><text:tab/>Sample getSamplePbject(String </text:span><text:span text:style-name="T55">msg</text:span><text:span text:style-name="T9">);</text:span></text:p>
      <text:p text:style-name="P96"><text:tab/></text:p>
      <text:p text:style-name="P96">}</text:p>
      <text:p text:style-name="P86"><text:span text:style-name="T1">public</text:span><text:span text:style-name="T9"> </text:span><text:span text:style-name="T1">class</text:span><text:span text:style-name="T9"> MethodReference2 {</text:span></text:p>
      <text:p text:style-name="P86"><text:span text:style-name="T9"><text:tab/></text:span><text:span text:style-name="T1">public</text:span><text:span text:style-name="T9"> </text:span><text:span text:style-name="T1">static</text:span><text:span text:style-name="T9"> </text:span><text:span text:style-name="T1">void</text:span><text:span text:style-name="T9"> main(String[] </text:span><text:span text:style-name="T55">args</text:span><text:span text:style-name="T9">) {</text:span></text:p>
      <text:p text:style-name="P86"><text:span text:style-name="T9"><text:tab/><text:tab/>IntSample </text:span><text:span text:style-name="T55">intSmpl</text:span><text:span text:style-name="T9"> =Sample::</text:span><text:span text:style-name="T1">new</text:span><text:span text:style-name="T9">;</text:span></text:p>
      <text:p text:style-name="P86"><text:span text:style-name="T9"><text:tab/><text:tab/>Sample </text:span><text:span text:style-name="T57">s1</text:span><text:span text:style-name="T9">= </text:span><text:span text:style-name="T55">intSmpl</text:span><text:span text:style-name="T9">.getSamplePbject(</text:span><text:span text:style-name="T67">"Hello"</text:span><text:span text:style-name="T9">);</text:span></text:p>
      <text:p text:style-name="P86"><text:span text:style-name="T9"><text:tab/><text:tab/>Sample </text:span><text:span text:style-name="T57">s2</text:span><text:span text:style-name="T9">= </text:span><text:span text:style-name="T55">intSmpl</text:span><text:span text:style-name="T9">.getSamplePbject(</text:span><text:span text:style-name="T67">"Hi"</text:span><text:span text:style-name="T9">);</text:span></text:p>
      <text:p text:style-name="P86"><text:span text:style-name="T9"><text:tab/><text:tab/>Sample </text:span><text:span text:style-name="T57">s3</text:span><text:span text:style-name="T9">= </text:span><text:span text:style-name="T55">intSmpl</text:span><text:span text:style-name="T9">.getSamplePbject(</text:span><text:span text:style-name="T67">"fine"</text:span><text:span text:style-name="T9">);<text:tab/></text:span></text:p>
      <text:p text:style-name="P96"><text:tab/>}</text:p>
      <text:p text:style-name="P96">}</text:p>
      <text:p text:style-name="P135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4"/>
      <text:p text:style-name="P235"><text:soft-page-break/>STREAM API</text:p>
      <text:p text:style-name="P236">Stream API is used to process Collections of Objects. A stream is sequence of objects that supports various methods which can be pipelined to produce the desired result.</text:p>
      <text:p text:style-name="P237"><text:s/>The feature of java Stream are:-</text:p>
      <text:list xml:id="list1102487900256176738" text:style-name="L1">
        <text:list-item>
          <text:p text:style-name="P260">A stream is not a data structure instead it takes input from the Collections, Arrays or I/O channels.</text:p>
        </text:list-item>
        <text:list-item>
          <text:p text:style-name="P260">Streams don’t change the original data structure, they only provide the result as per the pipelined methods.</text:p>
        </text:list-item>
        <text:list-item>
          <text:p text:style-name="P260">Each intermediate operation is lazily executed and returns a stream as a result, hence various intermediate operations can be pipelined. Terminal operations mark the end of the stream and return the result.</text:p>
        </text:list-item>
      </text:list>
      <text:p text:style-name="P261">Different Operations On Streams-</text:p>
      <text:p text:style-name="P238"><text:span text:style-name="Strong_20_Emphasis"><text:span text:style-name="T123">Intermediate Operations:</text:span></text:span></text:p>
      <text:p text:style-name="P251">1) Map: the map method is used to map the items in the collection to other objects according to the predicate passed as argument.</text:p>
      <text:p text:style-name="P251">List numbers = Arrays.asList(1,2,3,4,5);</text:p>
      <text:p text:style-name="P251">List squres = number.stream().map(x-&gt;x*x).collect(Collectors.toList());</text:p>
      <text:p text:style-name="P251">2) <text:span text:style-name="T124">Filter: the filter method is used to select elemetns as per the predicate passsed as arguments.</text:span></text:p>
      <text:p text:style-name="P252">List names = Arrays.asList(“Reflection”,”Collection”,”Stream”);</text:p>
      <text:p text:style-name="P252">List result = names.stream().filter(s-&gt;s.startsWith(“S”)).collect(Collectors.toList());</text:p>
      <text:p text:style-name="P253"><text:span text:style-name="Source_20_Text"><text:span text:style-name="T122">3)sorted: The sorted method is used to sort the stream.</text:span></text:span></text:p>
      <text:p text:style-name="P252"><text:span text:style-name="Source_20_Text"><text:span text:style-name="T122">List names = Arrays.asList(“Reflection”,”Collection”,”Stream”);</text:span></text:span></text:p>
      <text:p text:style-name="P252">List result = names.stream().sorted().collect(Collectors.toList());</text:p>
      <text:p text:style-name="P253"/>
      <text:p text:style-name="P259"><text:span text:style-name="T126"><text:s text:c="4"/>List&lt;LeadActivityBean&gt; beans = new ArrayList&lt;LeadActivityBean&gt;();</text:span><text:line-break/><text:span text:style-name="T126">beans.sort((LeadActivityBean s1, LeadActivityBean s2) -&gt; s2.getDate().compareTo(s1.getDate())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Lucida Console', monospace"/>
    <style:font-face style:name="Open Sans" svg:font-family="'Open Sans', Helvetica, Arial, Verdana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6:56:27.649873145</meta:creation-date>
    <meta:generator>LibreOffice/4.2.8.2$Linux_X86_64 LibreOffice_project/420m0$Build-2</meta:generator>
    <dc:date>2019-01-04T18:29:10.840195664</dc:date>
    <meta:editing-duration>PT17H42M9S</meta:editing-duration>
    <meta:editing-cycles>269</meta:editing-cycles>
    <meta:document-statistic meta:table-count="0" meta:image-count="0" meta:object-count="0" meta:page-count="23" meta:paragraph-count="822" meta:word-count="3566" meta:character-count="28483" meta:non-whitespace-character-count="24633"/>
  </office:meta>
</office:document-meta>
</file>